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29mm" fo:break-before="auto" style:use-optimal-row-height="true"/>
    </style:style>
    <style:style style:name="ro3" style:family="table-row">
      <style:table-row-properties style:row-height="31.47mm" fo:break-before="auto" style:use-optimal-row-height="false"/>
    </style:style>
    <style:style style:name="ro4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99ff"/>
    </style:style>
    <style:style style:name="ta3" style:family="table" style:master-page-name="Default">
      <style:table-properties table:display="true" style:writing-mode="lr-tb" tableooo:tab-color="#cc66ff"/>
    </style:style>
    <style:style style:name="ta4" style:family="table" style:master-page-name="Default">
      <style:table-properties table:display="true" style:writing-mode="lr-tb" tableooo:tab-color="#ff99ff"/>
    </style:style>
    <style:style style:name="ta5" style:family="table" style:master-page-name="Default">
      <style:table-properties table:display="true" style:writing-mode="lr-tb" tableooo:tab-color="#ff66cc"/>
    </style:style>
    <style:style style:name="ta6" style:family="table" style:master-page-name="Default">
      <style:table-properties table:display="true" style:writing-mode="lr-tb" tableooo:tab-color="#ffcc00"/>
    </style:style>
    <style:style style:name="ta7" style:family="table" style:master-page-name="Default">
      <style:table-properties table:display="true" style:writing-mode="lr-tb" tableooo:tab-color="#ccff66"/>
    </style:style>
    <style:style style:name="ta8" style:family="table" style:master-page-name="Default">
      <style:table-properties table:display="true" style:writing-mode="lr-tb" tableooo:tab-color="#ffffff"/>
    </style:style>
    <style:style style:name="ta9" style:family="table" style:master-page-name="Default">
      <style:table-properties table:display="true" style:writing-mode="lr-tb" tableooo:tab-color="#99ff99"/>
    </style:style>
    <style:style style:name="ta10" style:family="table" style:master-page-name="Default">
      <style:table-properties table:display="true" style:writing-mode="lr-tb" tableooo:tab-color="#66ff99"/>
    </style:style>
    <style:style style:name="ta11" style:family="table" style:master-page-name="Default">
      <style:table-properties table:display="true" style:writing-mode="lr-tb" tableooo:tab-color="#99ffff"/>
    </style:style>
    <style:style style:name="ta12" style:family="table" style:master-page-name="Default">
      <style:table-properties table:display="true" style:writing-mode="lr-tb" tableooo:tab-color="#66ccff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9999ff"/>
      <style:text-properties style:text-position=""/>
    </style:style>
    <style:style style:name="ce10" style:family="table-cell" style:parent-style-name="Default" style:data-style-name="N4">
      <style:table-cell-properties fo:background-color="#111111"/>
      <style:text-properties style:text-position=""/>
    </style:style>
    <style:style style:name="ce11" style:family="table-cell" style:parent-style-name="Default" style:data-style-name="N3">
      <style:table-cell-properties fo:background-color="#111111" fo:wrap-option="no-wrap"/>
      <style:text-properties style:text-position="" fo:font-style="italic" style:font-style-asian="italic" style:font-style-complex="italic"/>
    </style:style>
    <style:style style:name="ce12" style:family="table-cell" style:parent-style-name="Default" style:data-style-name="N3">
      <style:table-cell-properties fo:background-color="transparent" fo:wrap-option="no-wrap"/>
      <style:text-properties style:text-position=""/>
    </style:style>
    <style:style style:name="ce13" style:family="table-cell" style:parent-style-name="Default">
      <style:table-cell-properties fo:background-color="transparent" fo:wrap-option="no-wrap"/>
      <style:text-properties style:text-position=""/>
    </style:style>
    <style:style style:name="ce2" style:family="table-cell" style:parent-style-name="Default">
      <style:table-cell-properties fo:background-color="#111111" fo:wrap-option="wrap"/>
      <style:text-properties style:text-position=""/>
    </style:style>
    <style:style style:name="ce3" style:family="table-cell" style:parent-style-name="Default">
      <style:table-cell-properties fo:wrap-option="no-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fo:background-color="#111111" fo:wrap-option="no-wrap"/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background-color="#111111" fo:wrap-option="no-wrap"/>
      <style:text-properties style:text-position=""/>
    </style:style>
    <style:style style:name="ce7" style:family="table-cell" style:parent-style-name="Default">
      <style:table-cell-properties fo:wrap-option="no-wrap"/>
      <style:text-properties style:text-position=""/>
    </style:style>
    <style:style style:name="ce8" style:family="table-cell" style:parent-style-name="Default">
      <style:table-cell-properties fo:background-color="#111111"/>
      <style:text-properties style:text-position=""/>
    </style:style>
    <style:style style:name="ce9" style:family="table-cell" style:parent-style-name="Default" style:data-style-name="N3">
      <style:table-cell-properties fo:wrap-option="no-wrap"/>
      <style:text-properties style:text-position=""/>
    </style:style>
    <style:style style:name="ce14" style:family="table-cell" style:parent-style-name="Default">
      <style:table-cell-properties fo:background-color="#202020" fo:wrap-option="no-wrap"/>
      <style:text-properties style:text-position="" fo:font-style="italic" style:font-style-asian="italic" style:font-style-complex="italic"/>
    </style:style>
    <style:style style:name="ce15" style:family="table-cell" style:parent-style-name="Default" style:data-style-name="N3">
      <style:table-cell-properties fo:background-color="#202020" fo:wrap-option="no-wrap"/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cc66ff"/>
      <style:text-properties style:text-position=""/>
    </style:style>
    <style:style style:name="ce17" style:family="table-cell" style:parent-style-name="Default">
      <style:table-cell-properties fo:background-color="transparent" fo:wrap-option="no-wrap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transparent" fo:wrap-option="no-wrap"/>
      <style:text-properties style:text-position="" fo:font-style="italic" style:font-style-asian="italic" style:font-style-complex="italic"/>
    </style:style>
    <style:style style:name="ce19" style:family="table-cell" style:parent-style-name="Default">
      <style:table-cell-properties fo:background-color="#ff99ff"/>
      <style:text-properties style:text-position=""/>
    </style:style>
    <style:style style:name="ce20" style:family="table-cell" style:parent-style-name="Default">
      <style:table-cell-properties fo:background-color="transparent" fo:wrap-option="wrap"/>
      <style:text-properties style:text-position=""/>
    </style:style>
    <style:style style:name="ce21" style:family="table-cell" style:parent-style-name="Default">
      <style:table-cell-properties fo:background-color="#ff66cc"/>
      <style:text-properties style:text-position=""/>
    </style:style>
    <style:style style:name="ce22" style:family="table-cell" style:parent-style-name="Default">
      <style:table-cell-properties fo:background-color="#ffcc00"/>
      <style:text-properties style:text-position=""/>
    </style:style>
    <style:style style:name="ce23" style:family="table-cell" style:parent-style-name="Default">
      <style:table-cell-properties fo:background-color="#ccff66"/>
      <style:text-properties style:text-position=""/>
    </style:style>
    <style:style style:name="ce24" style:family="table-cell" style:parent-style-name="Default">
      <style:table-cell-properties fo:background-color="#99ff99"/>
      <style:text-properties style:text-position=""/>
    </style:style>
    <style:style style:name="ce25" style:family="table-cell" style:parent-style-name="Default">
      <style:table-cell-properties fo:background-color="#66ff99"/>
      <style:text-properties style:text-position=""/>
    </style:style>
    <style:style style:name="ce26" style:family="table-cell" style:parent-style-name="Default">
      <style:table-cell-properties fo:background-color="#99ffff"/>
      <style:text-properties style:text-position=""/>
    </style:style>
    <style:style style:name="ce27" style:family="table-cell" style:parent-style-name="Default">
      <style:table-cell-properties fo:background-color="#66ccff"/>
      <style:text-properties style:text-position=""/>
    </style:style>
    <style:style style:name="ce28" style:family="table-cell" style:parent-style-name="Default">
      <style:table-cell-properties fo:background-color="#202020"/>
      <style:text-properties style:text-position=""/>
    </style:style>
    <style:style style:name="ce29" style:family="table-cell" style:parent-style-name="Default">
      <style:table-cell-properties fo:background-color="#202020" fo:wrap-option="wrap"/>
      <style:text-properties style:text-position=""/>
    </style:style>
    <style:style style:name="ce30" style:family="table-cell" style:parent-style-name="Default">
      <style:table-cell-properties fo:background-color="transparent"/>
      <style:text-properties style:text-position=""/>
    </style:style>
    <style:style style:name="ce31" style:family="table-cell" style:parent-style-name="Default">
      <style:table-cell-properties fo:background-color="transparent" fo:wrap-option="wrap"/>
      <style:text-properties style:text-position="" fo:font-style="italic" style:font-style-asian="italic" style:font-style-complex="italic"/>
    </style:style>
    <style:style style:name="ce32" style:family="table-cell" style:parent-style-name="Default">
      <style:table-cell-properties fo:background-color="transparent"/>
      <style:text-properties style:text-position="" fo:font-style="italic" style:font-style-asian="italic" style:font-style-complex="italic"/>
    </style:style>
    <style:style style:name="ce33" style:family="table-cell" style:parent-style-name="Default">
      <style:text-properties style:text-position="" fo:font-style="italic" style:font-style-asian="italic" style:font-style-complex="italic"/>
    </style:style>
    <style:style style:name="ce38" style:family="table-cell" style:parent-style-name="Default">
      <style:table-cell-properties fo:background-color="#9999ff"/>
    </style:style>
    <style:style style:name="ce39" style:family="table-cell" style:parent-style-name="Default">
      <style:table-cell-properties fo:background-color="#111111" fo:wrap-option="wrap"/>
    </style:style>
    <style:style style:name="ce4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no-wrap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111111" fo:wrap-option="no-wrap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111111" fo:wrap-option="no-wrap"/>
    </style:style>
    <style:style style:name="ce44" style:family="table-cell" style:parent-style-name="Default">
      <style:table-cell-properties fo:wrap-option="no-wrap"/>
    </style:style>
    <style:style style:name="ce45" style:family="table-cell" style:parent-style-name="Default">
      <style:table-cell-properties fo:background-color="#111111"/>
    </style:style>
    <style:style style:name="ce46" style:family="table-cell" style:parent-style-name="Default" style:data-style-name="N3">
      <style:table-cell-properties fo:wrap-option="no-wrap"/>
    </style:style>
    <style:style style:name="ce47" style:family="table-cell" style:parent-style-name="Default" style:data-style-name="N4">
      <style:table-cell-properties fo:background-color="#111111"/>
    </style:style>
    <style:style style:name="ce48" style:family="table-cell" style:parent-style-name="Default" style:data-style-name="N3">
      <style:table-cell-properties fo:background-color="#111111" fo:wrap-option="no-wrap"/>
      <style:text-properties fo:font-style="italic" style:font-style-asian="italic" style:font-style-complex="italic"/>
    </style:style>
    <style:style style:name="ce49" style:family="table-cell" style:parent-style-name="Default" style:data-style-name="N3">
      <style:table-cell-properties fo:background-color="transparent" fo:wrap-option="no-wrap"/>
    </style:style>
    <style:style style:name="ce50" style:family="table-cell" style:parent-style-name="Default">
      <style:table-cell-properties fo:background-color="transparent" fo:wrap-option="no-wrap"/>
    </style:style>
    <style:style style:name="ce51" style:family="table-cell" style:parent-style-name="Default">
      <style:table-cell-properties fo:background-color="#202020" fo:wrap-option="no-wrap"/>
      <style:text-properties fo:font-style="italic" style:font-style-asian="italic" style:font-style-complex="italic"/>
    </style:style>
    <style:style style:name="ce52" style:family="table-cell" style:parent-style-name="Default" style:data-style-name="N3">
      <style:table-cell-properties fo:background-color="#202020" fo:wrap-option="no-wrap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cc66ff"/>
    </style:style>
    <style:style style:name="ce54" style:family="table-cell" style:parent-style-name="Default">
      <style:table-cell-properties fo:background-color="transparent" fo:wrap-option="no-wrap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wrap-option="no-wrap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f99ff"/>
    </style:style>
    <style:style style:name="ce57" style:family="table-cell" style:parent-style-name="Default">
      <style:table-cell-properties fo:background-color="transparent" fo:wrap-option="wrap"/>
    </style:style>
    <style:style style:name="ce58" style:family="table-cell" style:parent-style-name="Default">
      <style:table-cell-properties fo:background-color="#ff66cc"/>
    </style:style>
    <style:style style:name="ce59" style:family="table-cell" style:parent-style-name="Default">
      <style:table-cell-properties fo:background-color="#ff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99ff99"/>
    </style:style>
    <style:style style:name="ce62" style:family="table-cell" style:parent-style-name="Default">
      <style:table-cell-properties fo:background-color="#66ff99"/>
    </style:style>
    <style:style style:name="ce63" style:family="table-cell" style:parent-style-name="Default">
      <style:table-cell-properties fo:background-color="#99ffff"/>
    </style:style>
    <style:style style:name="ce64" style:family="table-cell" style:parent-style-name="Default">
      <style:table-cell-properties fo:background-color="#66ccff"/>
    </style:style>
    <style:style style:name="ce65" style:family="table-cell" style:parent-style-name="Default">
      <style:table-cell-properties fo:background-color="#202020"/>
    </style:style>
    <style:style style:name="ce66" style:family="table-cell" style:parent-style-name="Default">
      <style:table-cell-properties fo:background-color="#202020" fo:wrap-option="wrap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transparent" fo:wrap-option="wrap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General" table:style-name="ta1">
        <table:table-column table:style-name="co1" table:default-cell-style-name="Default"/>
        <table:table-row table:style-name="ro1">
          <table:table-cell/>
        </table:table-row>
      </table:table>
      <table:table table:name="Presto" table:style-name="ta2">
        <table:table-column table:style-name="co1" table:number-columns-repeated="18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office:annotation draw:style-name="gr1" draw:text-style-name="P2" svg:width="28.99mm" svg:height="13.86mm" svg:x="73.73mm" svg:y="0mm" draw:caption-point-x="-6.1mm" draw:caption-point-y="0.1mm">
              <dc:creator>AD</dc:creator>
              <dc:date>2017-02-11T00:00:00</dc:date>
              <text:p text:style-name="P1">measure of synergy internal to character</text:p>
            </office:annotation>
            <text:p>Coordination</text:p>
          </table:table-cell>
          <table:table-cell table:style-name="ce1" office:value-type="string" calcext:value-type="string">
            <office:annotation draw:style-name="gr1" draw:text-style-name="P2" svg:width="28.99mm" svg:height="13.86mm" svg:x="96.31mm" svg:y="0mm" draw:caption-point-x="-6.1mm" draw:caption-point-y="0.1mm">
              <dc:creator>AD</dc:creator>
              <dc:date>2017-02-11T00:00:00</dc:date>
              <text:p text:style-name="P1">measure of synergy between characters</text:p>
            </office:annotation>
            <text:p>Cooperation</text:p>
          </table:table-cell>
          <table:table-cell table:style-name="ce1" office:value-type="string" calcext:value-type="string">
            <office:annotation draw:style-name="gr1" draw:text-style-name="P2" svg:width="28.99mm" svg:height="21.76mm" svg:x="118.88mm" svg:y="0mm" draw:caption-point-x="-6.1mm" draw:caption-point-y="0.1mm">
              <dc:creator>AD</dc:creator>
              <dc:date>2017-02-11T00:00:00</dc:date>
              <text:p text:style-name="P1">measure of damage mitigation internal to character</text:p>
            </office:annotation>
            <text:p>Recovery</text:p>
          </table:table-cell>
          <table:table-cell table:style-name="ce1" office:value-type="string" calcext:value-type="string">
            <office:annotation draw:style-name="gr1" draw:text-style-name="P2" svg:width="28.99mm" svg:height="21.76mm" svg:x="141.46mm" svg:y="0mm" draw:caption-point-x="-6.1mm" draw:caption-point-y="0.1mm">
              <dc:creator>AD</dc:creator>
              <dc:date>2017-02-11T00:00:00</dc:date>
              <text:p text:style-name="P1">measure of damage mitigation between characters</text:p>
            </office:annotation>
            <text:p>Restoration</text:p>
          </table:table-cell>
          <table:table-cell table:style-name="ce1" office:value-type="string" calcext:value-type="string">
            <office:annotation draw:style-name="gr1" draw:text-style-name="P2" svg:width="28.99mm" svg:height="9.91mm" svg:x="164.04mm" svg:y="0mm" draw:caption-point-x="-6.1mm" draw:caption-point-y="0.1mm">
              <dc:creator>AD</dc:creator>
              <dc:date>2017-02-11T00:00:00</dc:date>
              <text:p text:style-name="P1">measure of damage taken</text:p>
            </office:annotation>
            <text:p>Defence</text:p>
          </table:table-cell>
          <table:table-cell table:style-name="ce1" office:value-type="string" calcext:value-type="string">
            <office:annotation draw:style-name="gr1" draw:text-style-name="P2" svg:width="28.99mm" svg:height="9.91mm" svg:x="186.62mm" svg:y="0mm" draw:caption-point-x="-6.1mm" draw:caption-point-y="0.1mm">
              <dc:creator>AD</dc:creator>
              <dc:date>2017-02-11T00:00:00</dc:date>
              <text:p text:style-name="P1">measure of damage dealt</text:p>
            </office:annotation>
            <text:p>Damage</text:p>
          </table:table-cell>
          <table:table-cell table:style-name="ce1" office:value-type="string" calcext:value-type="string">
            <office:annotation draw:style-name="gr1" draw:text-style-name="P2" svg:width="28.99mm" svg:height="21.76mm" svg:x="209.2mm" svg:y="0mm" draw:caption-point-x="-6.1mm" draw:caption-point-y="0.1mm">
              <dc:creator>AD</dc:creator>
              <dc:date>2017-02-11T00:00:00</dc:date>
              <text:p text:style-name="P1">measure of mobility internal to character (speed, air vectoring, etc.)</text:p>
            </office:annotation>
            <text:p>Mobility</text:p>
          </table:table-cell>
          <table:table-cell table:style-name="ce1" office:value-type="string" calcext:value-type="string">
            <office:annotation draw:style-name="gr1" draw:text-style-name="P2" svg:width="28.99mm" svg:height="21.76mm" svg:x="231.77mm" svg:y="0mm" draw:caption-point-x="-6.1mm" draw:caption-point-y="0.1mm">
              <dc:creator>AD</dc:creator>
              <dc:date>2017-02-11T00:00:00</dc:date>
              <text:p text:style-name="P1">measure of mobility between characters <text:span text:style-name="T1">(area speed, gateways, etc.)</text:span></text:p>
            </office:annotation>
            <text:p>Transit</text:p>
          </table:table-cell>
          <table:table-cell table:style-name="ce1" office:value-type="string" calcext:value-type="string">
            <office:annotation draw:style-name="gr3" draw:text-style-name="P2" svg:width="28.99mm" svg:height="21.76mm" svg:x="254.35mm" svg:y="0mm" draw:caption-point-x="-6.1mm" draw:caption-point-y="0.1mm">
              <dc:creator>AD</dc:creator>
              <dc:date>2017-02-11T00:00:00</dc:date>
              <text:p text:style-name="P1">measure of a characters capacity to <text:s/>survive an engagement</text:p>
            </office:annotation>
            <text:p>Survivability</text:p>
          </table:table-cell>
          <table:table-cell table:style-name="ce1" office:value-type="string" calcext:value-type="string">
            <office:annotation draw:style-name="gr1" draw:text-style-name="P2" svg:width="28.99mm" svg:height="17.81mm" svg:x="276.93mm" svg:y="0mm" draw:caption-point-x="-6.1mm" draw:caption-point-y="0.1mm">
              <dc:creator>AD</dc:creator>
              <dc:date>2017-02-11T00:00:00</dc:date>
              <text:p text:style-name="P1">measure of a characters capacity to start an engagement</text:p>
            </office:annotation>
            <text:p>Initiation</text:p>
          </table:table-cell>
          <table:table-cell table:style-name="ce1" office:value-type="string" calcext:value-type="string">
            <office:annotation draw:style-name="gr1" draw:text-style-name="P2" svg:width="28.99mm" svg:height="21.76mm" svg:x="299.51mm" svg:y="0mm" draw:caption-point-x="-6.1mm" draw:caption-point-y="0.1mm">
              <dc:creator>AD</dc:creator>
              <dc:date>2017-02-11T00:00:00</dc:date>
              <text:p text:style-name="P1">measure of a characters overall range across attack and skills</text:p>
            </office:annotation>
            <text:p>Range</text:p>
          </table:table-cell>
          <table:table-cell table:style-name="ce1" office:value-type="string" calcext:value-type="string">
            <office:annotation draw:style-name="gr1" draw:text-style-name="P2" svg:width="28.99mm" svg:height="17.81mm" svg:x="322.08mm" svg:y="0mm" draw:caption-point-x="-6.1mm" draw:caption-point-y="0.1mm">
              <dc:creator>AD</dc:creator>
              <dc:date>2017-02-11T00:00:00</dc:date>
              <text:p text:style-name="P1">measure of a characters damaging area of effect potential</text:p>
            </office:annotation>
            <text:p>Clearing</text:p>
          </table:table-cell>
          <table:table-cell table:style-name="ce1" office:value-type="string" calcext:value-type="string">
            <office:annotation draw:style-name="gr1" draw:text-style-name="P2" svg:width="28.99mm" svg:height="17.81mm" svg:x="344.66mm" svg:y="0mm" draw:caption-point-x="-6.1mm" draw:caption-point-y="0.1mm">
              <dc:creator>AD</dc:creator>
              <dc:date>2017-02-11T00:00:00</dc:date>
              <text:p text:style-name="P1">measure of a characters beneficial area of effect <text:s/>potential</text:p>
            </office:annotation>
            <text:p>Influence</text:p>
          </table:table-cell>
          <table:table-cell table:style-name="ce1" office:value-type="string" calcext:value-type="string">
            <office:annotation draw:style-name="gr1" draw:text-style-name="P2" svg:width="28.99mm" svg:height="17.81mm" svg:x="367.24mm" svg:y="0mm" draw:caption-point-x="-6.1mm" draw:caption-point-y="0.1mm">
              <dc:creator>AD</dc:creator>
              <dc:date>2017-02-11T00:00:00</dc:date>
              <text:p text:style-name="P1">measure of a characters ability to eliminate others 1v1</text:p>
            </office:annotation>
            <text:p>Duelist</text:p>
          </table:table-cell>
          <table:table-cell table:style-name="ce1" office:value-type="string" calcext:value-type="string">
            <office:annotation draw:style-name="gr1" draw:text-style-name="P2" svg:width="28.99mm" svg:height="17.81mm" svg:x="389.82mm" svg:y="0mm" draw:caption-point-x="-6.1mm" draw:caption-point-y="0.1mm">
              <dc:creator>AD</dc:creator>
              <dc:date>2017-02-11T00:00:00</dc:date>
              <text:p text:style-name="P1">measure of a characters ability to instantly eliminate</text:p>
            </office:annotation>
            <text:p>Assassination</text:p>
          </table:table-cell>
          <table:table-cell table:style-name="ce1" office:value-type="string" calcext:value-type="string">
            <office:annotation draw:style-name="gr1" draw:text-style-name="P2" svg:width="28.99mm" svg:height="17.81mm" svg:x="412.4mm" svg:y="0mm" draw:caption-point-x="-6.1mm" draw:caption-point-y="0.1mm">
              <dc:creator>AD</dc:creator>
              <dc:date>2017-02-11T00:00:00</dc:date>
              <text:p text:style-name="P1">measure of a characters ability to control an area</text:p>
            </office:annotation>
            <text:p>Zoning</text:p>
          </table:table-cell>
          <table:table-cell/>
        </table:table-row>
        <table:table-row table:style-name="ro1">
          <table:table-cell table:style-name="ce2" table:number-columns-repeated="18"/>
          <table:table-cell/>
        </table:table-row>
        <table:table-row table:style-name="ro1">
          <table:table-cell table:style-name="ce3" office:value-type="string" calcext:value-type="string">
            <text:p>Presto</text:p>
          </table:table-cell>
          <table:table-cell office:value-type="string" calcext:value-type="string">
            <text:p>Attack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office:value-type="string" calcext:value-type="string">
            <text:p>Pac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Skill 1</text:p>
          </table:table-cell>
          <table:table-cell office:value-type="string" calcext:value-type="string">
            <text:p>Dash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Skill 2</text:p>
          </table:table-cell>
          <table:table-cell office:value-type="string" calcext:value-type="string">
            <text:p>Surg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Skill 3</text:p>
          </table:table-cell>
          <table:table-cell office:value-type="string" calcext:value-type="string">
            <text:p>Recuperate / Invigorate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Skill <text:s/>4</text:p>
          </table:table-cell>
          <table:table-cell office:value-type="string" calcext:value-type="string">
            <text:p>Marc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Grenade</text:p>
          </table:table-cell>
          <table:table-cell office:value-type="string" calcext:value-type="string">
            <text:p>Mark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string" calcext:value-type="string">
            <text:p>Total Score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Total</text:p>
          </table:table-cell>
          <table:table-cell table:style-name="ce11" table:formula="of:=SUM([.C3];[.C4];[.C5];[.C6];[.C7];[.C8];[.C9])" office:value-type="float" office:value="7" calcext:value-type="float">
            <text:p>7</text:p>
          </table:table-cell>
          <table:table-cell table:style-name="ce11" table:formula="of:=SUM([.D3];[.D4];[.D5];[.D6];[.D7];[.D8];[.D9])" office:value-type="float" office:value="3" calcext:value-type="float">
            <text:p>3</text:p>
          </table:table-cell>
          <table:table-cell table:style-name="ce11" table:formula="of:=SUM([.E3];[.E4];[.E5];[.E6];[.E7];[.E8];[.E9])" office:value-type="float" office:value="2" calcext:value-type="float">
            <text:p>2</text:p>
          </table:table-cell>
          <table:table-cell table:style-name="ce11" table:formula="of:=SUM([.F3];[.F4];[.F5];[.F6];[.F7];[.F8];[.F9])" office:value-type="float" office:value="1" calcext:value-type="float">
            <text:p>1</text:p>
          </table:table-cell>
          <table:table-cell table:style-name="ce11" table:formula="of:=SUM([.G3];[.G4];[.G5];[.G6];[.G7];[.G8];[.G9])" office:value-type="float" office:value="2" calcext:value-type="float">
            <text:p>2</text:p>
          </table:table-cell>
          <table:table-cell table:style-name="ce11" table:formula="of:=SUM([.H3];[.H4];[.H5];[.H6];[.H7];[.H8];[.H9])" office:value-type="float" office:value="3" calcext:value-type="float">
            <text:p>3</text:p>
          </table:table-cell>
          <table:table-cell table:style-name="ce11" table:formula="of:=SUM([.I3];[.I4];[.I5];[.I6];[.I7];[.I8];[.I9])" office:value-type="float" office:value="5" calcext:value-type="float">
            <text:p>5</text:p>
          </table:table-cell>
          <table:table-cell table:style-name="ce11" table:formula="of:=SUM([.J3];[.J4];[.J5];[.J6];[.J7];[.J8];[.J9])" office:value-type="float" office:value="2" calcext:value-type="float">
            <text:p>2</text:p>
          </table:table-cell>
          <table:table-cell table:style-name="ce11" table:formula="of:=SUM([.K3];[.K4];[.K5];[.K6];[.K7];[.K8];[.K9])" office:value-type="float" office:value="6" calcext:value-type="float">
            <text:p>6</text:p>
          </table:table-cell>
          <table:table-cell table:style-name="ce11" table:formula="of:=SUM([.L3];[.L4];[.L5];[.L6];[.L7];[.L8];[.L9])" office:value-type="float" office:value="7" calcext:value-type="float">
            <text:p>7</text:p>
          </table:table-cell>
          <table:table-cell table:style-name="ce11" table:formula="of:=SUM([.M3];[.M4];[.M5];[.M6];[.M7];[.M8];[.M9])" office:value-type="float" office:value="5" calcext:value-type="float">
            <text:p>5</text:p>
          </table:table-cell>
          <table:table-cell table:style-name="ce11" table:formula="of:=SUM([.N3];[.N4];[.N5];[.N6];[.N7];[.N8];[.N9])" office:value-type="float" office:value="1" calcext:value-type="float">
            <text:p>1</text:p>
          </table:table-cell>
          <table:table-cell table:style-name="ce11" table:formula="of:=SUM([.O3];[.O9];[.O4];[.O5];[.O6];[.O7];[.O8])" office:value-type="float" office:value="3" calcext:value-type="float">
            <text:p>3</text:p>
          </table:table-cell>
          <table:table-cell table:style-name="ce11" table:formula="of:=SUM([.P3];[.P4];[.P5];[.P6];[.P7];[.P8];[.P9])" office:value-type="float" office:value="8" calcext:value-type="float">
            <text:p>8</text:p>
          </table:table-cell>
          <table:table-cell table:style-name="ce11" table:formula="of:=SUM([.Q3];[.Q4];[.Q5];[.Q6];[.Q7];[.Q8];[.Q9])" office:value-type="float" office:value="0" calcext:value-type="float">
            <text:p>0</text:p>
          </table:table-cell>
          <table:table-cell table:style-name="ce11" table:formula="of:=SUM([.R3];[.R4];[.R5];[.R6];[.R7];[.R8];[.R9])" office:value-type="float" office:value="0" calcext:value-type="float">
            <text:p>0</text:p>
          </table:table-cell>
          <table:table-cell table:number-matrix-columns-spanned="1" table:number-matrix-rows-spanned="1" table:formula="of:=SUM([.C10:.R10])"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string" calcext:value-type="string" table:number-columns-spanned="18" table:number-rows-spanned="1">
            <text:p>The Matrix of Character Traits</text:p>
          </table:table-cell>
          <table:covered-table-cell table:number-columns-repeated="17" table:style-name="Default"/>
          <table:table-cell/>
        </table:table-row>
        <table:table-row table:style-name="ro1"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Strategist</text:p>
          </table:table-cell>
          <table:table-cell table:style-name="ce6" office:value-type="string" calcext:value-type="string">
            <text:p>Support</text:p>
          </table:table-cell>
          <table:table-cell table:style-name="ce6" office:value-type="string" calcext:value-type="string">
            <text:p>Defender</text:p>
          </table:table-cell>
          <table:table-cell table:style-name="ce6" office:value-type="string" calcext:value-type="string">
            <text:p>Aggressor</text:p>
          </table:table-cell>
          <table:table-cell table:style-name="ce6" office:value-type="string" calcext:value-type="string">
            <text:p>Escapist</text:p>
          </table:table-cell>
          <table:table-cell table:style-name="ce6" office:value-type="string" calcext:value-type="string">
            <text:p>Transport</text:p>
          </table:table-cell>
          <table:table-cell table:style-name="ce6" office:value-type="string" calcext:value-type="string">
            <text:p>Brawler</text:p>
          </table:table-cell>
          <table:table-cell table:style-name="ce6" office:value-type="string" calcext:value-type="string">
            <text:p>Engager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Clearer</text:p>
          </table:table-cell>
          <table:table-cell table:style-name="ce6" office:value-type="string" calcext:value-type="string">
            <text:p>Influencer</text:p>
          </table:table-cell>
          <table:table-cell table:style-name="ce6" office:value-type="string" calcext:value-type="string">
            <text:p>Duelist</text:p>
          </table:table-cell>
          <table:table-cell table:style-name="ce6" office:value-type="string" calcext:value-type="string">
            <text:p>Assassin</text:p>
          </table:table-cell>
          <table:table-cell table:style-name="ce6" office:value-type="string" calcext:value-type="string">
            <text:p>Controller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Coordination</text:p>
          </table:table-cell>
          <table:table-cell table:style-name="ce9" table:formula="of:=[.C10]*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operation</text:p>
          </table:table-cell>
          <table:table-cell table:style-name="ce9" table:formula="of:=[.D10]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cover</text:p>
          </table:table-cell>
          <table:table-cell table:formula="of:=[.E10]*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ence</text:p>
          </table:table-cell>
          <table:table-cell table:formula="of:=[.G10]*0.5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mage</text:p>
          </table:table-cell>
          <table:table-cell table:formula="of:=[.H10] *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bility</text:p>
          </table:table-cell>
          <table:table-cell table:formula="of:=[.I10] * 0.25" office:value-type="float" office:value="1.25" calcext:value-type="float">
            <text:p>1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nsit</text:p>
          </table:table-cell>
          <table:table-cell table:style-name="ce9" table:formula="of:=[.J10]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vivability</text:p>
          </table:table-cell>
          <table:table-cell table:formula="of:=[.K10] * 0.25" office:value-type="float" office:value="1.5" calcext:value-type="float">
            <text:p>1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itiation</text:p>
          </table:table-cell>
          <table:table-cell table:formula="of:=[.L10] * 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nge</text:p>
          </table:table-cell>
          <table:table-cell table:formula="of:=[.M10]*0.25" office:value-type="float" office:value="1.25" calcext:value-type="float">
            <text:p>1.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earing</text:p>
          </table:table-cell>
          <table:table-cell table:style-name="ce9" table:formula="of:=[.N10]*0.5" office:value-type="float" office:value="0.5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luence</text:p>
          </table:table-cell>
          <table:table-cell table:style-name="ce9" table:formula="of:=[.O10]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uelist</text:p>
          </table:table-cell>
          <table:table-cell table:formula="of:=[.Q10]*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sassination</text:p>
          </table:table-cell>
          <table:table-cell table:formula="of:=[.Q10]*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ning</text:p>
          </table:table-cell>
          <table:table-cell table:formula="of:=[.R10] * 1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0" table:formula="of:=SUM([.B13:.B27]) / 15" office:value-type="float" office:value="0.9" calcext:value-type="float">
            <text:p>0.90</text:p>
          </table:table-cell>
          <table:table-cell table:style-name="ce10" table:number-columns-repeated="16"/>
          <table:table-cell/>
        </table:table-row>
      </table:table>
      <table:table table:name="Lento" table:style-name="ta2">
        <table:table-column table:style-name="co1" table:default-cell-style-name="ce4"/>
        <table:table-column table:style-name="co1" table:default-cell-style-name="ce7"/>
        <table:table-column table:style-name="co1" table:number-columns-repeated="12" table:default-cell-style-name="ce9"/>
        <table:table-column table:style-name="co1" table:default-cell-style-name="ce12"/>
        <table:table-column table:style-name="co1" table:number-columns-repeated="3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Cooperation</text:p>
          </table:table-cell>
          <table:table-cell table:style-name="ce1" office:value-type="string" calcext:value-type="string">
            <text:p>Recovery</text:p>
          </table:table-cell>
          <table:table-cell table:style-name="ce1" office:value-type="string" calcext:value-type="string">
            <text:p>Restoration</text:p>
          </table:table-cell>
          <table:table-cell table:style-name="ce1" office:value-type="string" calcext:value-type="string">
            <text:p>Defenc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Mobility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Survivability</text:p>
          </table:table-cell>
          <table:table-cell table:style-name="ce1" office:value-type="string" calcext:value-type="string">
            <text:p>Initiation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Clearing</text:p>
          </table:table-cell>
          <table:table-cell table:style-name="ce1" office:value-type="string" calcext:value-type="string">
            <text:p>Influence</text:p>
          </table:table-cell>
          <table:table-cell table:style-name="ce1" office:value-type="string" calcext:value-type="string">
            <text:p>Duelist</text:p>
          </table:table-cell>
          <table:table-cell table:style-name="ce1" office:value-type="string" calcext:value-type="string">
            <text:p>Assassination</text:p>
          </table:table-cell>
          <table:table-cell table:style-name="ce1" office:value-type="string" calcext:value-type="string">
            <text:p>Zoning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/>
        </table:table-row>
        <table:table-row table:style-name="ro1">
          <table:table-cell table:style-name="ce3" office:value-type="string" calcext:value-type="string">
            <text:p>Lento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Unstopping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Blin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Walt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Timekeep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W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4];[.C5];[.C6];[.C7];[.C8];[.C9])" office:value-type="float" office:value="5" calcext:value-type="float">
            <text:p>5</text:p>
          </table:table-cell>
          <table:table-cell table:style-name="ce15" table:formula="of:=SUM([.D3];[.D4];[.D5];[.D6];[.D7];[.D8];[.D9])" office:value-type="float" office:value="3" calcext:value-type="float">
            <text:p>3</text:p>
          </table:table-cell>
          <table:table-cell table:style-name="ce15" table:formula="of:=SUM([.E3];[.E4];[.E5];[.E6];[.E7];[.E8];[.E9])" office:value-type="float" office:value="0" calcext:value-type="float">
            <text:p>0</text:p>
          </table:table-cell>
          <table:table-cell table:style-name="ce15" table:formula="of:=SUM([.F3];[.F4];[.F5];[.F6];[.F7];[.F8];[.F9])" office:value-type="float" office:value="1" calcext:value-type="float">
            <text:p>1</text:p>
          </table:table-cell>
          <table:table-cell table:style-name="ce15" table:formula="of:=SUM([.G3];[.G4];[.G5];[.G6];[.G7];[.G8];[.G9])" office:value-type="float" office:value="0" calcext:value-type="float">
            <text:p>0</text:p>
          </table:table-cell>
          <table:table-cell table:style-name="ce15" table:formula="of:=SUM([.H3];[.H4];[.H5];[.H6];[.H7];[.H8];[.H9])" office:value-type="float" office:value="2" calcext:value-type="float">
            <text:p>2</text:p>
          </table:table-cell>
          <table:table-cell table:style-name="ce15" table:formula="of:=SUM([.I3];[.I4];[.I5];[.I6];[.I7];[.I8];[.I9])" office:value-type="float" office:value="2" calcext:value-type="float">
            <text:p>2</text:p>
          </table:table-cell>
          <table:table-cell table:style-name="ce15" table:formula="of:=SUM([.J3];[.J4];[.J5];[.J6];[.J7];[.J8];[.J9])" office:value-type="float" office:value="1" calcext:value-type="float">
            <text:p>1</text:p>
          </table:table-cell>
          <table:table-cell table:style-name="ce15" table:formula="of:=SUM([.K3];[.K4];[.K5];[.K6];[.K7];[.K8];[.K9])" office:value-type="float" office:value="7" calcext:value-type="float">
            <text:p>7</text:p>
          </table:table-cell>
          <table:table-cell table:style-name="ce15" table:formula="of:=SUM([.L3];[.L4];[.L5];[.L6];[.L7];[.L8];[.L9])" office:value-type="float" office:value="6" calcext:value-type="float">
            <text:p>6</text:p>
          </table:table-cell>
          <table:table-cell table:style-name="ce15" table:formula="of:=SUM([.M3];[.M4];[.M5];[.M6];[.M7];[.M8];[.M9])" office:value-type="float" office:value="8" calcext:value-type="float">
            <text:p>8</text:p>
          </table:table-cell>
          <table:table-cell table:style-name="ce15" table:formula="of:=SUM([.N3];[.N4];[.N5];[.N6];[.N7];[.N8];[.N9])" office:value-type="float" office:value="1" calcext:value-type="float">
            <text:p>1</text:p>
          </table:table-cell>
          <table:table-cell table:style-name="ce15" table:formula="of:=SUM([.O3];[.O9];[.O4];[.O5];[.O6];[.O7];[.O8])" office:value-type="float" office:value="6" calcext:value-type="float">
            <text:p>6</text:p>
          </table:table-cell>
          <table:table-cell table:style-name="ce15" table:formula="of:=SUM([.P3];[.P4];[.P5];[.P6];[.P7];[.P8];[.P9])" office:value-type="float" office:value="7" calcext:value-type="float">
            <text:p>7</text:p>
          </table:table-cell>
          <table:table-cell table:style-name="ce15" table:formula="of:=SUM([.Q3];[.Q4];[.Q5];[.Q6];[.Q7];[.Q8];[.Q9])" office:value-type="float" office:value="0" calcext:value-type="float">
            <text:p>0</text:p>
          </table:table-cell>
          <table:table-cell table:style-name="ce15" table:formula="of:=SUM([.R3];[.R4];[.R5];[.R6];[.R7];[.R8];[.R9])" office:value-type="float" office:value="6" calcext:value-type="float">
            <text:p>6</text:p>
          </table:table-cell>
          <table:table-cell table:number-matrix-columns-spanned="1" table:number-matrix-rows-spanned="1" table:formula="of:=SUM([.C10:.R10])" office:value-type="float" office:value="55" calcext:value-type="float">
            <text:p>55</text:p>
          </table:table-cell>
        </table:table-row>
      </table:table>
      <table:table table:name="Contra" table:style-name="ta3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Default"/>
        <table:table-row table:style-name="ro1">
          <table:table-cell table:style-name="ce16" office:value-type="string" calcext:value-type="string">
            <text:p>Archetype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Coordination</text:p>
          </table:table-cell>
          <table:table-cell table:style-name="ce16" office:value-type="string" calcext:value-type="string">
            <text:p>Cooperation</text:p>
          </table:table-cell>
          <table:table-cell table:style-name="ce16" office:value-type="string" calcext:value-type="string">
            <text:p>Recovery</text:p>
          </table:table-cell>
          <table:table-cell table:style-name="ce16" office:value-type="string" calcext:value-type="string">
            <text:p>Restoration</text:p>
          </table:table-cell>
          <table:table-cell table:style-name="ce16" office:value-type="string" calcext:value-type="string">
            <text:p>Defence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Mobility</text:p>
          </table:table-cell>
          <table:table-cell table:style-name="ce16" office:value-type="string" calcext:value-type="string">
            <text:p>Transit</text:p>
          </table:table-cell>
          <table:table-cell table:style-name="ce16" office:value-type="string" calcext:value-type="string">
            <text:p>Survivability</text:p>
          </table:table-cell>
          <table:table-cell table:style-name="ce16" office:value-type="string" calcext:value-type="string">
            <text:p>Initiation</text:p>
          </table:table-cell>
          <table:table-cell table:style-name="ce16" office:value-type="string" calcext:value-type="string">
            <text:p>Range</text:p>
          </table:table-cell>
          <table:table-cell table:style-name="ce16" office:value-type="string" calcext:value-type="string">
            <text:p>Clearing</text:p>
          </table:table-cell>
          <table:table-cell table:style-name="ce16" office:value-type="string" calcext:value-type="string">
            <text:p>Influence</text:p>
          </table:table-cell>
          <table:table-cell table:style-name="ce16" office:value-type="string" calcext:value-type="string">
            <text:p>Duelist</text:p>
          </table:table-cell>
          <table:table-cell table:style-name="ce16" office:value-type="string" calcext:value-type="string">
            <text:p>Assassination</text:p>
          </table:table-cell>
          <table:table-cell table:style-name="ce16" office:value-type="string" calcext:value-type="string">
            <text:p>Zoning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/>
        </table:table-row>
        <table:table-row table:style-name="ro1">
          <table:table-cell table:style-name="ce17" office:value-type="string" calcext:value-type="string">
            <text:p>Contra</text:p>
          </table:table-cell>
          <table:table-cell office:value-type="string" calcext:value-type="string">
            <text:p>Att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Harmoni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A Min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C Maj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E Min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G Maj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Music Box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8" calcext:value-type="float">
            <text:p>8</text:p>
          </table:table-cell>
          <table:table-cell table:style-name="ce15" table:formula="of:=SUM([.D3];[.D9];[.D4];[.D5];[.D6];[.D7];[.D8])" office:value-type="float" office:value="7" calcext:value-type="float">
            <text:p>7</text:p>
          </table:table-cell>
          <table:table-cell table:style-name="ce15" table:formula="of:=SUM([.E3];[.E9];[.E4];[.E5];[.E6];[.E7];[.E8])" office:value-type="float" office:value="1" calcext:value-type="float">
            <text:p>1</text:p>
          </table:table-cell>
          <table:table-cell table:style-name="ce15" table:formula="of:=SUM([.F3];[.F9];[.F4];[.F5];[.F6];[.F7];[.F8])" office:value-type="float" office:value="1" calcext:value-type="float">
            <text:p>1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5" calcext:value-type="float">
            <text:p>5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4" calcext:value-type="float">
            <text:p>4</text:p>
          </table:table-cell>
          <table:table-cell table:style-name="ce15" table:formula="of:=SUM([.L3];[.L9];[.L4];[.L5];[.L6];[.L7];[.L8])" office:value-type="float" office:value="5" calcext:value-type="float">
            <text:p>5</text:p>
          </table:table-cell>
          <table:table-cell table:style-name="ce15" table:formula="of:=SUM([.M3];[.M9];[.M4];[.M5];[.M6];[.M7];[.M8])" office:value-type="float" office:value="7" calcext:value-type="float">
            <text:p>7</text:p>
          </table:table-cell>
          <table:table-cell table:style-name="ce15" table:formula="of:=SUM([.N3];[.N9];[.N4];[.N5];[.N6];[.N7];[.N8])" office:value-type="float" office:value="4" calcext:value-type="float">
            <text:p>4</text:p>
          </table:table-cell>
          <table:table-cell table:style-name="ce15" table:formula="of:=SUM([.O3];[.O9];[.O4];[.O5];[.O6];[.O7];[.O8])" office:value-type="float" office:value="6" calcext:value-type="float">
            <text:p>6</text:p>
          </table:table-cell>
          <table:table-cell table:style-name="ce15" table:formula="of:=SUM([.P3];[.P9];[.P4];[.P5];[.P6];[.P7];[.P8])" office:value-type="float" office:value="2" calcext:value-type="float">
            <text:p>2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5" calcext:value-type="float">
            <text:p>5</text:p>
          </table:table-cell>
          <table:table-cell table:number-matrix-columns-spanned="1" table:number-matrix-rows-spanned="1" table:formula="of:=SUM([.C10:.R10])" office:value-type="float" office:value="55" calcext:value-type="float">
            <text:p>55</text:p>
          </table:table-cell>
        </table:table-row>
      </table:table>
      <table:table table:name="Scordatura" table:style-name="ta3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Default"/>
        <table:table-row table:style-name="ro1">
          <table:table-cell table:style-name="ce16" office:value-type="string" calcext:value-type="string">
            <text:p>Archetype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Coordination</text:p>
          </table:table-cell>
          <table:table-cell table:style-name="ce16" office:value-type="string" calcext:value-type="string">
            <text:p>Cooperation</text:p>
          </table:table-cell>
          <table:table-cell table:style-name="ce16" office:value-type="string" calcext:value-type="string">
            <text:p>Recovery</text:p>
          </table:table-cell>
          <table:table-cell table:style-name="ce16" office:value-type="string" calcext:value-type="string">
            <text:p>Restoration</text:p>
          </table:table-cell>
          <table:table-cell table:style-name="ce16" office:value-type="string" calcext:value-type="string">
            <text:p>Defence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Mobility</text:p>
          </table:table-cell>
          <table:table-cell table:style-name="ce16" office:value-type="string" calcext:value-type="string">
            <text:p>Transit</text:p>
          </table:table-cell>
          <table:table-cell table:style-name="ce16" office:value-type="string" calcext:value-type="string">
            <text:p>Survivability</text:p>
          </table:table-cell>
          <table:table-cell table:style-name="ce16" office:value-type="string" calcext:value-type="string">
            <text:p>Initiation</text:p>
          </table:table-cell>
          <table:table-cell table:style-name="ce16" office:value-type="string" calcext:value-type="string">
            <text:p>Range</text:p>
          </table:table-cell>
          <table:table-cell table:style-name="ce16" office:value-type="string" calcext:value-type="string">
            <text:p>Clearing</text:p>
          </table:table-cell>
          <table:table-cell table:style-name="ce16" office:value-type="string" calcext:value-type="string">
            <text:p>Influence</text:p>
          </table:table-cell>
          <table:table-cell table:style-name="ce16" office:value-type="string" calcext:value-type="string">
            <text:p>Duelist</text:p>
          </table:table-cell>
          <table:table-cell table:style-name="ce16" office:value-type="string" calcext:value-type="string">
            <text:p>Assassination</text:p>
          </table:table-cell>
          <table:table-cell table:style-name="ce16" office:value-type="string" calcext:value-type="string">
            <text:p>Zoning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/>
        </table:table-row>
        <table:table-row table:style-name="ro1">
          <table:table-cell table:style-name="ce17" office:value-type="string" calcext:value-type="string">
            <text:p>Scordatura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Tens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Consonance / Dissonanc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Harmonic Fiel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Ch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oncor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Tune Tra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7" calcext:value-type="float">
            <text:p>7</text:p>
          </table:table-cell>
          <table:table-cell table:style-name="ce15" table:formula="of:=SUM([.D3];[.D9];[.D4];[.D5];[.D6];[.D7];[.D8])" office:value-type="float" office:value="6" calcext:value-type="float">
            <text:p>6</text:p>
          </table:table-cell>
          <table:table-cell table:style-name="ce15" table:formula="of:=SUM([.E3];[.E9];[.E4];[.E5];[.E6];[.E7];[.E8])" office:value-type="float" office:value="5" calcext:value-type="float">
            <text:p>5</text:p>
          </table:table-cell>
          <table:table-cell table:style-name="ce15" table:formula="of:=SUM([.F3];[.F9];[.F4];[.F5];[.F6];[.F7];[.F8])" office:value-type="float" office:value="6" calcext:value-type="float">
            <text:p>6</text:p>
          </table:table-cell>
          <table:table-cell table:style-name="ce15" table:formula="of:=SUM([.G3];[.G9];[.G4];[.G5];[.G6];[.G7];[.G8])" office:value-type="float" office:value="4" calcext:value-type="float">
            <text:p>4</text:p>
          </table:table-cell>
          <table:table-cell table:style-name="ce15" table:formula="of:=SUM([.H3];[.H9];[.H4];[.H5];[.H6];[.H7];[.H8])" office:value-type="float" office:value="7" calcext:value-type="float">
            <text:p>7</text:p>
          </table:table-cell>
          <table:table-cell table:style-name="ce15" table:formula="of:=SUM([.I3];[.I9];[.I4];[.I5];[.I6];[.I7];[.I8])" office:value-type="float" office:value="2" calcext:value-type="float">
            <text:p>2</text:p>
          </table:table-cell>
          <table:table-cell table:style-name="ce15" table:formula="of:=SUM([.J3];[.J9];[.J4];[.J5];[.J6];[.J7];[.J8])" office:value-type="float" office:value="1" calcext:value-type="float">
            <text:p>1</text:p>
          </table:table-cell>
          <table:table-cell table:style-name="ce15" table:formula="of:=SUM([.K3];[.K9];[.K4];[.K5];[.K6];[.K7];[.K8])" office:value-type="float" office:value="6" calcext:value-type="float">
            <text:p>6</text:p>
          </table:table-cell>
          <table:table-cell table:style-name="ce15" table:formula="of:=SUM([.L3];[.L9];[.L4];[.L5];[.L6];[.L7];[.L8])" office:value-type="float" office:value="8" calcext:value-type="float">
            <text:p>8</text:p>
          </table:table-cell>
          <table:table-cell table:style-name="ce15" table:formula="of:=SUM([.M3];[.M9];[.M4];[.M5];[.M6];[.M7];[.M8])" office:value-type="float" office:value="7" calcext:value-type="float">
            <text:p>7</text:p>
          </table:table-cell>
          <table:table-cell table:style-name="ce15" table:formula="of:=SUM([.N3];[.N9];[.N4];[.N5];[.N6];[.N7];[.N8])" office:value-type="float" office:value="6" calcext:value-type="float">
            <text:p>6</text:p>
          </table:table-cell>
          <table:table-cell table:style-name="ce15" table:formula="of:=SUM([.O3];[.O9];[.O4];[.O5];[.O6];[.O7];[.O8])" office:value-type="float" office:value="8" calcext:value-type="float">
            <text:p>8</text:p>
          </table:table-cell>
          <table:table-cell table:style-name="ce15" table:formula="of:=SUM([.P3];[.P9];[.P4];[.P5];[.P6];[.P7];[.P8])" office:value-type="float" office:value="8" calcext:value-type="float">
            <text:p>8</text:p>
          </table:table-cell>
          <table:table-cell table:style-name="ce15" table:formula="of:=SUM([.Q3];[.Q9];[.Q4];[.Q5];[.Q6];[.Q7];[.Q8])" office:value-type="float" office:value="2" calcext:value-type="float">
            <text:p>2</text:p>
          </table:table-cell>
          <table:table-cell table:style-name="ce15" table:formula="of:=SUM([.R3];[.R9];[.R4];[.R5];[.R6];[.R7];[.R8])" office:value-type="float" office:value="6" calcext:value-type="float">
            <text:p>6</text:p>
          </table:table-cell>
          <table:table-cell table:number-matrix-columns-spanned="1" table:number-matrix-rows-spanned="1" table:formula="of:=SUM([.C10:.R10])" office:value-type="float" office:value="89" calcext:value-type="float">
            <text:p>89</text:p>
          </table:table-cell>
        </table:table-row>
      </table:table>
      <table:table table:name="Cavatina" table:style-name="ta4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19" office:value-type="string" calcext:value-type="string">
            <text:p>Archetype</text:p>
          </table:table-cell>
          <table:table-cell table:style-name="ce19" office:value-type="string" calcext:value-type="string">
            <text:p>Action</text:p>
          </table:table-cell>
          <table:table-cell table:style-name="ce19" office:value-type="string" calcext:value-type="string">
            <text:p>Coordination</text:p>
          </table:table-cell>
          <table:table-cell table:style-name="ce19" office:value-type="string" calcext:value-type="string">
            <text:p>Cooperation</text:p>
          </table:table-cell>
          <table:table-cell table:style-name="ce19" office:value-type="string" calcext:value-type="string">
            <text:p>Recovery</text:p>
          </table:table-cell>
          <table:table-cell table:style-name="ce19" office:value-type="string" calcext:value-type="string">
            <text:p>Restoration</text:p>
          </table:table-cell>
          <table:table-cell table:style-name="ce19" office:value-type="string" calcext:value-type="string">
            <text:p>Defence</text:p>
          </table:table-cell>
          <table:table-cell table:style-name="ce19" office:value-type="string" calcext:value-type="string">
            <text:p>Damage</text:p>
          </table:table-cell>
          <table:table-cell table:style-name="ce19" office:value-type="string" calcext:value-type="string">
            <text:p>Mobility</text:p>
          </table:table-cell>
          <table:table-cell table:style-name="ce19" office:value-type="string" calcext:value-type="string">
            <text:p>Transit</text:p>
          </table:table-cell>
          <table:table-cell table:style-name="ce19" office:value-type="string" calcext:value-type="string">
            <text:p>Survivability</text:p>
          </table:table-cell>
          <table:table-cell table:style-name="ce19" office:value-type="string" calcext:value-type="string">
            <text:p>Initiation</text:p>
          </table:table-cell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Clearing</text:p>
          </table:table-cell>
          <table:table-cell table:style-name="ce19" office:value-type="string" calcext:value-type="string">
            <text:p>Influence</text:p>
          </table:table-cell>
          <table:table-cell table:style-name="ce19" office:value-type="string" calcext:value-type="string">
            <text:p>Duelist</text:p>
          </table:table-cell>
          <table:table-cell table:style-name="ce19" office:value-type="string" calcext:value-type="string">
            <text:p>Assassination</text:p>
          </table:table-cell>
          <table:table-cell table:style-name="ce19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Cavatina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Pattern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rac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Rest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Glid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hor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uardia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11" calcext:value-type="float">
            <text:p>11</text:p>
          </table:table-cell>
          <table:table-cell table:style-name="ce15" table:formula="of:=SUM([.D3];[.D9];[.D4];[.D5];[.D6];[.D7];[.D8])" office:value-type="float" office:value="2" calcext:value-type="float">
            <text:p>2</text:p>
          </table:table-cell>
          <table:table-cell table:style-name="ce15" table:formula="of:=SUM([.E3];[.E9];[.E4];[.E5];[.E6];[.E7];[.E8])" office:value-type="float" office:value="1" calcext:value-type="float">
            <text:p>1</text:p>
          </table:table-cell>
          <table:table-cell table:style-name="ce15" table:formula="of:=SUM([.F3];[.F9];[.F4];[.F5];[.F6];[.F7];[.F8])" office:value-type="float" office:value="2" calcext:value-type="float">
            <text:p>2</text:p>
          </table:table-cell>
          <table:table-cell table:style-name="ce15" table:formula="of:=SUM([.G3];[.G9];[.G4];[.G5];[.G6];[.G7];[.G8])" office:value-type="float" office:value="2" calcext:value-type="float">
            <text:p>2</text:p>
          </table:table-cell>
          <table:table-cell table:style-name="ce15" table:formula="of:=SUM([.H3];[.H9];[.H4];[.H5];[.H6];[.H7];[.H8])" office:value-type="float" office:value="3" calcext:value-type="float">
            <text:p>3</text:p>
          </table:table-cell>
          <table:table-cell table:style-name="ce15" table:formula="of:=SUM([.I3];[.I9];[.I4];[.I5];[.I6];[.I7];[.I8])" office:value-type="float" office:value="3" calcext:value-type="float">
            <text:p>3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5" calcext:value-type="float">
            <text:p>5</text:p>
          </table:table-cell>
          <table:table-cell table:style-name="ce15" table:formula="of:=SUM([.L3];[.L9];[.L4];[.L5];[.L6];[.L7];[.L8])" office:value-type="float" office:value="4" calcext:value-type="float">
            <text:p>4</text:p>
          </table:table-cell>
          <table:table-cell table:style-name="ce15" table:formula="of:=SUM([.M3];[.M9];[.M4];[.M5];[.M6];[.M7];[.M8])" office:value-type="float" office:value="6" calcext:value-type="float">
            <text:p>6</text:p>
          </table:table-cell>
          <table:table-cell table:style-name="ce15" table:formula="of:=SUM([.N3];[.N9];[.N4];[.N5];[.N6];[.N7];[.N8])" office:value-type="float" office:value="0" calcext:value-type="float">
            <text:p>0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5" calcext:value-type="float">
            <text:p>5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0:.R10])" office:value-type="float" office:value="48" calcext:value-type="float">
            <text:p>48</text:p>
          </table:table-cell>
        </table:table-row>
      </table:table>
      <table:table table:name="Concerto" table:style-name="ta4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19" office:value-type="string" calcext:value-type="string">
            <text:p>Archetype</text:p>
          </table:table-cell>
          <table:table-cell table:style-name="ce19" office:value-type="string" calcext:value-type="string">
            <text:p>Action</text:p>
          </table:table-cell>
          <table:table-cell table:style-name="ce19" office:value-type="string" calcext:value-type="string">
            <text:p>Coordination</text:p>
          </table:table-cell>
          <table:table-cell table:style-name="ce19" office:value-type="string" calcext:value-type="string">
            <text:p>Cooperation</text:p>
          </table:table-cell>
          <table:table-cell table:style-name="ce19" office:value-type="string" calcext:value-type="string">
            <text:p>Recovery</text:p>
          </table:table-cell>
          <table:table-cell table:style-name="ce19" office:value-type="string" calcext:value-type="string">
            <text:p>Restoration</text:p>
          </table:table-cell>
          <table:table-cell table:style-name="ce19" office:value-type="string" calcext:value-type="string">
            <text:p>Defence</text:p>
          </table:table-cell>
          <table:table-cell table:style-name="ce19" office:value-type="string" calcext:value-type="string">
            <text:p>Damage</text:p>
          </table:table-cell>
          <table:table-cell table:style-name="ce19" office:value-type="string" calcext:value-type="string">
            <text:p>Mobility</text:p>
          </table:table-cell>
          <table:table-cell table:style-name="ce19" office:value-type="string" calcext:value-type="string">
            <text:p>Transit</text:p>
          </table:table-cell>
          <table:table-cell table:style-name="ce19" office:value-type="string" calcext:value-type="string">
            <text:p>Survivability</text:p>
          </table:table-cell>
          <table:table-cell table:style-name="ce19" office:value-type="string" calcext:value-type="string">
            <text:p>Initiation</text:p>
          </table:table-cell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Clearing</text:p>
          </table:table-cell>
          <table:table-cell table:style-name="ce19" office:value-type="string" calcext:value-type="string">
            <text:p>Influence</text:p>
          </table:table-cell>
          <table:table-cell table:style-name="ce19" office:value-type="string" calcext:value-type="string">
            <text:p>Duelist</text:p>
          </table:table-cell>
          <table:table-cell table:style-name="ce19" office:value-type="string" calcext:value-type="string">
            <text:p>Assassination</text:p>
          </table:table-cell>
          <table:table-cell table:style-name="ce19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Concerto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One of Man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ag Team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Assum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Shatter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rescend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Trip Tra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8" calcext:value-type="float">
            <text:p>8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2" calcext:value-type="float">
            <text:p>2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2" calcext:value-type="float">
            <text:p>2</text:p>
          </table:table-cell>
          <table:table-cell table:style-name="ce15" table:formula="of:=SUM([.I3];[.I9];[.I4];[.I5];[.I6];[.I7];[.I8])" office:value-type="float" office:value="2" calcext:value-type="float">
            <text:p>2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6" calcext:value-type="float">
            <text:p>6</text:p>
          </table:table-cell>
          <table:table-cell table:style-name="ce15" table:formula="of:=SUM([.L3];[.L9];[.L4];[.L5];[.L6];[.L7];[.L8])" office:value-type="float" office:value="7" calcext:value-type="float">
            <text:p>7</text:p>
          </table:table-cell>
          <table:table-cell table:style-name="ce15" table:formula="of:=SUM([.M3];[.M9];[.M4];[.M5];[.M6];[.M7];[.M8])" office:value-type="float" office:value="6" calcext:value-type="float">
            <text:p>6</text:p>
          </table:table-cell>
          <table:table-cell table:style-name="ce15" table:formula="of:=SUM([.N3];[.N9];[.N4];[.N5];[.N6];[.N7];[.N8])" office:value-type="float" office:value="2" calcext:value-type="float">
            <text:p>2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8" calcext:value-type="float">
            <text:p>8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9" calcext:value-type="float">
            <text:p>9</text:p>
          </table:table-cell>
          <table:table-cell table:style-name="Default" table:number-matrix-columns-spanned="1" table:number-matrix-rows-spanned="1" table:formula="of:=SUM([.C10:.R10])" office:value-type="float" office:value="52" calcext:value-type="float">
            <text:p>52</text:p>
          </table:table-cell>
        </table:table-row>
      </table:table>
      <table:table table:name="Segue" table:style-name="ta5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1" office:value-type="string" calcext:value-type="string">
            <text:p>Archetype</text:p>
          </table:table-cell>
          <table:table-cell table:style-name="ce21" office:value-type="string" calcext:value-type="string">
            <text:p>Action</text:p>
          </table:table-cell>
          <table:table-cell table:style-name="ce21" office:value-type="string" calcext:value-type="string">
            <text:p>Coordination</text:p>
          </table:table-cell>
          <table:table-cell table:style-name="ce21" office:value-type="string" calcext:value-type="string">
            <text:p>Cooperation</text:p>
          </table:table-cell>
          <table:table-cell table:style-name="ce21" office:value-type="string" calcext:value-type="string">
            <text:p>Recovery</text:p>
          </table:table-cell>
          <table:table-cell table:style-name="ce21" office:value-type="string" calcext:value-type="string">
            <text:p>Restoration</text:p>
          </table:table-cell>
          <table:table-cell table:style-name="ce21" office:value-type="string" calcext:value-type="string">
            <text:p>Defence</text:p>
          </table:table-cell>
          <table:table-cell table:style-name="ce21" office:value-type="string" calcext:value-type="string">
            <text:p>Damage</text:p>
          </table:table-cell>
          <table:table-cell table:style-name="ce21" office:value-type="string" calcext:value-type="string">
            <text:p>Mobility</text:p>
          </table:table-cell>
          <table:table-cell table:style-name="ce21" office:value-type="string" calcext:value-type="string">
            <text:p>Transit</text:p>
          </table:table-cell>
          <table:table-cell table:style-name="ce21" office:value-type="string" calcext:value-type="string">
            <text:p>Survivability</text:p>
          </table:table-cell>
          <table:table-cell table:style-name="ce21" office:value-type="string" calcext:value-type="string">
            <text:p>Initiation</text:p>
          </table:table-cell>
          <table:table-cell table:style-name="ce21" office:value-type="string" calcext:value-type="string">
            <text:p>Range</text:p>
          </table:table-cell>
          <table:table-cell table:style-name="ce21" office:value-type="string" calcext:value-type="string">
            <text:p>Clearing</text:p>
          </table:table-cell>
          <table:table-cell table:style-name="ce21" office:value-type="string" calcext:value-type="string">
            <text:p>Influence</text:p>
          </table:table-cell>
          <table:table-cell table:style-name="ce21" office:value-type="string" calcext:value-type="string">
            <text:p>Duelist</text:p>
          </table:table-cell>
          <table:table-cell table:style-name="ce21" office:value-type="string" calcext:value-type="string">
            <text:p>Assassination</text:p>
          </table:table-cell>
          <table:table-cell table:style-name="ce21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Segue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Scale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Sonic Wav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Resonan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Frequenc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acophany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Not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8" calcext:value-type="float">
            <text:p>8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7" calcext:value-type="float">
            <text:p>7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0" calcext:value-type="float">
            <text:p>0</text:p>
          </table:table-cell>
          <table:table-cell table:style-name="ce15" table:formula="of:=SUM([.L3];[.L9];[.L4];[.L5];[.L6];[.L7];[.L8])" office:value-type="float" office:value="7" calcext:value-type="float">
            <text:p>7</text:p>
          </table:table-cell>
          <table:table-cell table:style-name="ce15" table:formula="of:=SUM([.M3];[.M9];[.M4];[.M5];[.M6];[.M7];[.M8])" office:value-type="float" office:value="5" calcext:value-type="float">
            <text:p>5</text:p>
          </table:table-cell>
          <table:table-cell table:style-name="ce15" table:formula="of:=SUM([.N3];[.N9];[.N4];[.N5];[.N6];[.N7];[.N8])" office:value-type="float" office:value="4" calcext:value-type="float">
            <text:p>4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7" calcext:value-type="float">
            <text:p>7</text:p>
          </table:table-cell>
          <table:table-cell table:style-name="ce15" table:formula="of:=SUM([.Q3];[.Q9];[.Q4];[.Q5];[.Q6];[.Q7];[.Q8])" office:value-type="float" office:value="5" calcext:value-type="float">
            <text:p>5</text:p>
          </table:table-cell>
          <table:table-cell table:style-name="ce15" table:formula="of:=SUM([.R3];[.R9];[.R4];[.R5];[.R6];[.R7];[.R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0:.R10])" office:value-type="float" office:value="47" calcext:value-type="float">
            <text:p>47</text:p>
          </table:table-cell>
        </table:table-row>
      </table:table>
      <table:table table:name="Campane" table:style-name="ta5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1" office:value-type="string" calcext:value-type="string">
            <text:p>Archetype</text:p>
          </table:table-cell>
          <table:table-cell table:style-name="ce21" office:value-type="string" calcext:value-type="string">
            <text:p>Action</text:p>
          </table:table-cell>
          <table:table-cell table:style-name="ce21" office:value-type="string" calcext:value-type="string">
            <text:p>Coordination</text:p>
          </table:table-cell>
          <table:table-cell table:style-name="ce21" office:value-type="string" calcext:value-type="string">
            <text:p>Cooperation</text:p>
          </table:table-cell>
          <table:table-cell table:style-name="ce21" office:value-type="string" calcext:value-type="string">
            <text:p>Recovery</text:p>
          </table:table-cell>
          <table:table-cell table:style-name="ce21" office:value-type="string" calcext:value-type="string">
            <text:p>Restoration</text:p>
          </table:table-cell>
          <table:table-cell table:style-name="ce21" office:value-type="string" calcext:value-type="string">
            <text:p>Defence</text:p>
          </table:table-cell>
          <table:table-cell table:style-name="ce21" office:value-type="string" calcext:value-type="string">
            <text:p>Damage</text:p>
          </table:table-cell>
          <table:table-cell table:style-name="ce21" office:value-type="string" calcext:value-type="string">
            <text:p>Mobility</text:p>
          </table:table-cell>
          <table:table-cell table:style-name="ce21" office:value-type="string" calcext:value-type="string">
            <text:p>Transit</text:p>
          </table:table-cell>
          <table:table-cell table:style-name="ce21" office:value-type="string" calcext:value-type="string">
            <text:p>Survivability</text:p>
          </table:table-cell>
          <table:table-cell table:style-name="ce21" office:value-type="string" calcext:value-type="string">
            <text:p>Initiation</text:p>
          </table:table-cell>
          <table:table-cell table:style-name="ce21" office:value-type="string" calcext:value-type="string">
            <text:p>Range</text:p>
          </table:table-cell>
          <table:table-cell table:style-name="ce21" office:value-type="string" calcext:value-type="string">
            <text:p>Clearing</text:p>
          </table:table-cell>
          <table:table-cell table:style-name="ce21" office:value-type="string" calcext:value-type="string">
            <text:p>Influence</text:p>
          </table:table-cell>
          <table:table-cell table:style-name="ce21" office:value-type="string" calcext:value-type="string">
            <text:p>Duelist</text:p>
          </table:table-cell>
          <table:table-cell table:style-name="ce21" office:value-type="string" calcext:value-type="string">
            <text:p>Assassination</text:p>
          </table:table-cell>
          <table:table-cell table:style-name="ce21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Campane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Reson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onal Bla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Vib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Resonance Cav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Am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6" calcext:value-type="float">
            <text:p>6</text:p>
          </table:table-cell>
          <table:table-cell table:style-name="ce15" table:formula="of:=SUM([.D3];[.D9];[.D4];[.D5];[.D6];[.D7];[.D8])" office:value-type="float" office:value="1" calcext:value-type="float">
            <text:p>1</text:p>
          </table:table-cell>
          <table:table-cell table:style-name="ce15" table:formula="of:=SUM([.E3];[.E9];[.E4];[.E5];[.E6];[.E7];[.E8])" office:value-type="float" office:value="4" calcext:value-type="float">
            <text:p>4</text:p>
          </table:table-cell>
          <table:table-cell table:style-name="ce15" table:formula="of:=SUM([.F3];[.F9];[.F4];[.F5];[.F6];[.F7];[.F8])" office:value-type="float" office:value="1" calcext:value-type="float">
            <text:p>1</text:p>
          </table:table-cell>
          <table:table-cell table:style-name="ce15" table:formula="of:=SUM([.G3];[.G9];[.G4];[.G5];[.G6];[.G7];[.G8])" office:value-type="float" office:value="3" calcext:value-type="float">
            <text:p>3</text:p>
          </table:table-cell>
          <table:table-cell table:style-name="ce15" table:formula="of:=SUM([.H3];[.H9];[.H4];[.H5];[.H6];[.H7];[.H8])" office:value-type="float" office:value="4" calcext:value-type="float">
            <text:p>4</text:p>
          </table:table-cell>
          <table:table-cell table:style-name="ce15" table:formula="of:=SUM([.I3];[.I9];[.I4];[.I5];[.I6];[.I7];[.I8])" office:value-type="float" office:value="1" calcext:value-type="float">
            <text:p>1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4" calcext:value-type="float">
            <text:p>4</text:p>
          </table:table-cell>
          <table:table-cell table:style-name="ce15" table:formula="of:=SUM([.L3];[.L9];[.L4];[.L5];[.L6];[.L7];[.L8])" office:value-type="float" office:value="7" calcext:value-type="float">
            <text:p>7</text:p>
          </table:table-cell>
          <table:table-cell table:style-name="ce15" table:formula="of:=SUM([.M3];[.M9];[.M4];[.M5];[.M6];[.M7];[.M8])" office:value-type="float" office:value="4" calcext:value-type="float">
            <text:p>4</text:p>
          </table:table-cell>
          <table:table-cell table:style-name="ce15" table:formula="of:=SUM([.N3];[.N9];[.N4];[.N5];[.N6];[.N7];[.N8])" office:value-type="float" office:value="3" calcext:value-type="float">
            <text:p>3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7" calcext:value-type="float">
            <text:p>7</text:p>
          </table:table-cell>
          <table:table-cell table:style-name="ce15" table:formula="of:=SUM([.Q3];[.Q9];[.Q4];[.Q5];[.Q6];[.Q7];[.Q8])" office:value-type="float" office:value="2" calcext:value-type="float">
            <text:p>2</text:p>
          </table:table-cell>
          <table:table-cell table:style-name="ce15" table:formula="of:=SUM([.R3];[.R9];[.R4];[.R5];[.R6];[.R7];[.R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0:.R10])" office:value-type="float" office:value="51" calcext:value-type="float">
            <text:p>51</text:p>
          </table:table-cell>
        </table:table-row>
      </table:table>
      <table:table table:name="Battaglia" table:style-name="ta6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2" office:value-type="string" calcext:value-type="string">
            <text:p>Archetype</text:p>
          </table:table-cell>
          <table:table-cell table:style-name="ce22" office:value-type="string" calcext:value-type="string">
            <text:p>Action</text:p>
          </table:table-cell>
          <table:table-cell table:style-name="ce22" office:value-type="string" calcext:value-type="string">
            <text:p>Coordination</text:p>
          </table:table-cell>
          <table:table-cell table:style-name="ce22" office:value-type="string" calcext:value-type="string">
            <text:p>Cooperation</text:p>
          </table:table-cell>
          <table:table-cell table:style-name="ce22" office:value-type="string" calcext:value-type="string">
            <text:p>Recovery</text:p>
          </table:table-cell>
          <table:table-cell table:style-name="ce22" office:value-type="string" calcext:value-type="string">
            <text:p>Restoration</text:p>
          </table:table-cell>
          <table:table-cell table:style-name="ce22" office:value-type="string" calcext:value-type="string">
            <text:p>Defence</text:p>
          </table:table-cell>
          <table:table-cell table:style-name="ce22" office:value-type="string" calcext:value-type="string">
            <text:p>Damage</text:p>
          </table:table-cell>
          <table:table-cell table:style-name="ce22" office:value-type="string" calcext:value-type="string">
            <text:p>Mobility</text:p>
          </table:table-cell>
          <table:table-cell table:style-name="ce22" office:value-type="string" calcext:value-type="string">
            <text:p>Transit</text:p>
          </table:table-cell>
          <table:table-cell table:style-name="ce22" office:value-type="string" calcext:value-type="string">
            <text:p>Survivability</text:p>
          </table:table-cell>
          <table:table-cell table:style-name="ce22" office:value-type="string" calcext:value-type="string">
            <text:p>Initiation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Clearing</text:p>
          </table:table-cell>
          <table:table-cell table:style-name="ce22" office:value-type="string" calcext:value-type="string">
            <text:p>Influence</text:p>
          </table:table-cell>
          <table:table-cell table:style-name="ce22" office:value-type="string" calcext:value-type="string">
            <text:p>Duelist</text:p>
          </table:table-cell>
          <table:table-cell table:style-name="ce22" office:value-type="string" calcext:value-type="string">
            <text:p>Assassination</text:p>
          </table:table-cell>
          <table:table-cell table:style-name="ce22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Battaglia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Beat-keepe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Kic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Sna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Ha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Bui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Beat-box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11" calcext:value-type="float">
            <text:p>11</text:p>
          </table:table-cell>
          <table:table-cell table:style-name="ce15" table:formula="of:=SUM([.D3];[.D9];[.D4];[.D5];[.D6];[.D7];[.D8])" office:value-type="float" office:value="2" calcext:value-type="float">
            <text:p>2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6" calcext:value-type="float">
            <text:p>6</text:p>
          </table:table-cell>
          <table:table-cell table:style-name="ce15" table:formula="of:=SUM([.I3];[.I9];[.I4];[.I5];[.I6];[.I7];[.I8])" office:value-type="float" office:value="2" calcext:value-type="float">
            <text:p>2</text:p>
          </table:table-cell>
          <table:table-cell table:style-name="ce15" table:formula="of:=SUM([.J3];[.J9];[.J4];[.J5];[.J6];[.J7];[.J8])" office:value-type="float" office:value="2" calcext:value-type="float">
            <text:p>2</text:p>
          </table:table-cell>
          <table:table-cell table:style-name="ce15" table:formula="of:=SUM([.K3];[.K9];[.K4];[.K5];[.K6];[.K7];[.K8])" office:value-type="float" office:value="2" calcext:value-type="float">
            <text:p>2</text:p>
          </table:table-cell>
          <table:table-cell table:style-name="ce15" table:formula="of:=SUM([.L3];[.L9];[.L4];[.L5];[.L6];[.L7];[.L8])" office:value-type="float" office:value="4" calcext:value-type="float">
            <text:p>4</text:p>
          </table:table-cell>
          <table:table-cell table:style-name="ce15" table:formula="of:=SUM([.M3];[.M9];[.M4];[.M5];[.M6];[.M7];[.M8])" office:value-type="float" office:value="7" calcext:value-type="float">
            <text:p>7</text:p>
          </table:table-cell>
          <table:table-cell table:style-name="ce15" table:formula="of:=SUM([.N3];[.N9];[.N4];[.N5];[.N6];[.N7];[.N8])" office:value-type="float" office:value="6" calcext:value-type="float">
            <text:p>6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5" calcext:value-type="float">
            <text:p>5</text:p>
          </table:table-cell>
          <table:table-cell table:style-name="ce15" table:formula="of:=SUM([.Q3];[.Q9];[.Q4];[.Q5];[.Q6];[.Q7];[.Q8])" office:value-type="float" office:value="2" calcext:value-type="float">
            <text:p>2</text:p>
          </table:table-cell>
          <table:table-cell table:style-name="ce15" table:formula="of:=SUM([.R3];[.R9];[.R4];[.R5];[.R6];[.R7];[.R8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10:.R10])" office:value-type="float" office:value="55" calcext:value-type="float">
            <text:p>55</text:p>
          </table:table-cell>
        </table:table-row>
      </table:table>
      <table:table table:name="Largo" table:style-name="ta6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2" office:value-type="string" calcext:value-type="string">
            <text:p>Archetype</text:p>
          </table:table-cell>
          <table:table-cell table:style-name="ce22" office:value-type="string" calcext:value-type="string">
            <text:p>Action</text:p>
          </table:table-cell>
          <table:table-cell table:style-name="ce22" office:value-type="string" calcext:value-type="string">
            <text:p>Coordination</text:p>
          </table:table-cell>
          <table:table-cell table:style-name="ce22" office:value-type="string" calcext:value-type="string">
            <text:p>Cooperation</text:p>
          </table:table-cell>
          <table:table-cell table:style-name="ce22" office:value-type="string" calcext:value-type="string">
            <text:p>Recovery</text:p>
          </table:table-cell>
          <table:table-cell table:style-name="ce22" office:value-type="string" calcext:value-type="string">
            <text:p>Restoration</text:p>
          </table:table-cell>
          <table:table-cell table:style-name="ce22" office:value-type="string" calcext:value-type="string">
            <text:p>Defence</text:p>
          </table:table-cell>
          <table:table-cell table:style-name="ce22" office:value-type="string" calcext:value-type="string">
            <text:p>Damage</text:p>
          </table:table-cell>
          <table:table-cell table:style-name="ce22" office:value-type="string" calcext:value-type="string">
            <text:p>Mobility</text:p>
          </table:table-cell>
          <table:table-cell table:style-name="ce22" office:value-type="string" calcext:value-type="string">
            <text:p>Transit</text:p>
          </table:table-cell>
          <table:table-cell table:style-name="ce22" office:value-type="string" calcext:value-type="string">
            <text:p>Survivability</text:p>
          </table:table-cell>
          <table:table-cell table:style-name="ce22" office:value-type="string" calcext:value-type="string">
            <text:p>Initiation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Clearing</text:p>
          </table:table-cell>
          <table:table-cell table:style-name="ce22" office:value-type="string" calcext:value-type="string">
            <text:p>Influence</text:p>
          </table:table-cell>
          <table:table-cell table:style-name="ce22" office:value-type="string" calcext:value-type="string">
            <text:p>Duelist</text:p>
          </table:table-cell>
          <table:table-cell table:style-name="ce22" office:value-type="string" calcext:value-type="string">
            <text:p>Assassination</text:p>
          </table:table-cell>
          <table:table-cell table:style-name="ce22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Largo</text:p>
          </table:table-cell>
          <table:table-cell office:value-type="string" calcext:value-type="string">
            <text:p>Attack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Ritu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Fervo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Prow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Boun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Vict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Wub-stick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6" calcext:value-type="float">
            <text:p>6</text:p>
          </table:table-cell>
          <table:table-cell table:style-name="ce15" table:formula="of:=SUM([.D3];[.D9];[.D4];[.D5];[.D6];[.D7];[.D8])" office:value-type="float" office:value="11" calcext:value-type="float">
            <text:p>11</text:p>
          </table:table-cell>
          <table:table-cell table:style-name="ce15" table:formula="of:=SUM([.E3];[.E9];[.E4];[.E5];[.E6];[.E7];[.E8])" office:value-type="float" office:value="2" calcext:value-type="float">
            <text:p>2</text:p>
          </table:table-cell>
          <table:table-cell table:style-name="ce15" table:formula="of:=SUM([.F3];[.F9];[.F4];[.F5];[.F6];[.F7];[.F8])" office:value-type="float" office:value="2" calcext:value-type="float">
            <text:p>2</text:p>
          </table:table-cell>
          <table:table-cell table:style-name="ce15" table:formula="of:=SUM([.G3];[.G9];[.G4];[.G5];[.G6];[.G7];[.G8])" office:value-type="float" office:value="3" calcext:value-type="float">
            <text:p>3</text:p>
          </table:table-cell>
          <table:table-cell table:style-name="ce15" table:formula="of:=SUM([.H3];[.H9];[.H4];[.H5];[.H6];[.H7];[.H8])" office:value-type="float" office:value="3" calcext:value-type="float">
            <text:p>3</text:p>
          </table:table-cell>
          <table:table-cell table:style-name="ce15" table:formula="of:=SUM([.I3];[.I9];[.I4];[.I5];[.I6];[.I7];[.I8])" office:value-type="float" office:value="1" calcext:value-type="float">
            <text:p>1</text:p>
          </table:table-cell>
          <table:table-cell table:style-name="ce15" table:formula="of:=SUM([.J3];[.J9];[.J4];[.J5];[.J6];[.J7];[.J8])" office:value-type="float" office:value="1" calcext:value-type="float">
            <text:p>1</text:p>
          </table:table-cell>
          <table:table-cell table:style-name="ce15" table:formula="of:=SUM([.K3];[.K9];[.K4];[.K5];[.K6];[.K7];[.K8])" office:value-type="float" office:value="5" calcext:value-type="float">
            <text:p>5</text:p>
          </table:table-cell>
          <table:table-cell table:style-name="ce15" table:formula="of:=SUM([.L3];[.L9];[.L4];[.L5];[.L6];[.L7];[.L8])" office:value-type="float" office:value="5" calcext:value-type="float">
            <text:p>5</text:p>
          </table:table-cell>
          <table:table-cell table:style-name="ce15" table:formula="of:=SUM([.M3];[.M9];[.M4];[.M5];[.M6];[.M7];[.M8])" office:value-type="float" office:value="6" calcext:value-type="float">
            <text:p>6</text:p>
          </table:table-cell>
          <table:table-cell table:style-name="ce15" table:formula="of:=SUM([.N3];[.N9];[.N4];[.N5];[.N6];[.N7];[.N8])" office:value-type="float" office:value="5" calcext:value-type="float">
            <text:p>5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2" calcext:value-type="float">
            <text:p>2</text:p>
          </table:table-cell>
          <table:table-cell table:style-name="ce15" table:formula="of:=SUM([.Q3];[.Q9];[.Q4];[.Q5];[.Q6];[.Q7];[.Q8])" office:value-type="float" office:value="1" calcext:value-type="float">
            <text:p>1</text:p>
          </table:table-cell>
          <table:table-cell table:style-name="ce15" table:formula="of:=SUM([.R3];[.R9];[.R4];[.R5];[.R6];[.R7];[.R8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10:.R10])" office:value-type="float" office:value="59" calcext:value-type="float">
            <text:p>59</text:p>
          </table:table-cell>
        </table:table-row>
      </table:table>
      <table:table table:name="Prismatico" table:style-name="ta7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3" office:value-type="string" calcext:value-type="string">
            <text:p>Archetype</text:p>
          </table:table-cell>
          <table:table-cell table:style-name="ce23" office:value-type="string" calcext:value-type="string">
            <text:p>Action</text:p>
          </table:table-cell>
          <table:table-cell table:style-name="ce23" office:value-type="string" calcext:value-type="string">
            <text:p>Coordination</text:p>
          </table:table-cell>
          <table:table-cell table:style-name="ce23" office:value-type="string" calcext:value-type="string">
            <text:p>Cooperation</text:p>
          </table:table-cell>
          <table:table-cell table:style-name="ce23" office:value-type="string" calcext:value-type="string">
            <text:p>Recovery</text:p>
          </table:table-cell>
          <table:table-cell table:style-name="ce23" office:value-type="string" calcext:value-type="string">
            <text:p>Restoration</text:p>
          </table:table-cell>
          <table:table-cell table:style-name="ce23" office:value-type="string" calcext:value-type="string">
            <text:p>Defence</text:p>
          </table:table-cell>
          <table:table-cell table:style-name="ce23" office:value-type="string" calcext:value-type="string">
            <text:p>Damage</text:p>
          </table:table-cell>
          <table:table-cell table:style-name="ce23" office:value-type="string" calcext:value-type="string">
            <text:p>Mobility</text:p>
          </table:table-cell>
          <table:table-cell table:style-name="ce23" office:value-type="string" calcext:value-type="string">
            <text:p>Transit</text:p>
          </table:table-cell>
          <table:table-cell table:style-name="ce23" office:value-type="string" calcext:value-type="string">
            <text:p>Survivability</text:p>
          </table:table-cell>
          <table:table-cell table:style-name="ce23" office:value-type="string" calcext:value-type="string">
            <text:p>Initiation</text:p>
          </table:table-cell>
          <table:table-cell table:style-name="ce23" office:value-type="string" calcext:value-type="string">
            <text:p>Range</text:p>
          </table:table-cell>
          <table:table-cell table:style-name="ce23" office:value-type="string" calcext:value-type="string">
            <text:p>Clearing</text:p>
          </table:table-cell>
          <table:table-cell table:style-name="ce23" office:value-type="string" calcext:value-type="string">
            <text:p>Influence</text:p>
          </table:table-cell>
          <table:table-cell table:style-name="ce23" office:value-type="string" calcext:value-type="string">
            <text:p>Duelist</text:p>
          </table:table-cell>
          <table:table-cell table:style-name="ce23" office:value-type="string" calcext:value-type="string">
            <text:p>Assassination</text:p>
          </table:table-cell>
          <table:table-cell table:style-name="ce23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Prismatico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Pris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Red Shif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Green Sh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Blue Shif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Burs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Colour Bomb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11" calcext:value-type="float">
            <text:p>11</text:p>
          </table:table-cell>
          <table:table-cell table:style-name="ce15" table:formula="of:=SUM([.D3];[.D9];[.D4];[.D5];[.D6];[.D7];[.D8])" office:value-type="float" office:value="5" calcext:value-type="float">
            <text:p>5</text:p>
          </table:table-cell>
          <table:table-cell table:style-name="ce15" table:formula="of:=SUM([.E3];[.E9];[.E4];[.E5];[.E6];[.E7];[.E8])" office:value-type="float" office:value="2" calcext:value-type="float">
            <text:p>2</text:p>
          </table:table-cell>
          <table:table-cell table:style-name="ce15" table:formula="of:=SUM([.F3];[.F9];[.F4];[.F5];[.F6];[.F7];[.F8])" office:value-type="float" office:value="3" calcext:value-type="float">
            <text:p>3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6" calcext:value-type="float">
            <text:p>6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6" calcext:value-type="float">
            <text:p>6</text:p>
          </table:table-cell>
          <table:table-cell table:style-name="ce15" table:formula="of:=SUM([.L3];[.L9];[.L4];[.L5];[.L6];[.L7];[.L8])" office:value-type="float" office:value="8" calcext:value-type="float">
            <text:p>8</text:p>
          </table:table-cell>
          <table:table-cell table:style-name="ce15" table:formula="of:=SUM([.M3];[.M9];[.M4];[.M5];[.M6];[.M7];[.M8])" office:value-type="float" office:value="6" calcext:value-type="float">
            <text:p>6</text:p>
          </table:table-cell>
          <table:table-cell table:style-name="ce15" table:formula="of:=SUM([.N3];[.N9];[.N4];[.N5];[.N6];[.N7];[.N8])" office:value-type="float" office:value="7" calcext:value-type="float">
            <text:p>7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6" calcext:value-type="float">
            <text:p>6</text:p>
          </table:table-cell>
          <table:table-cell table:style-name="ce15" table:formula="of:=SUM([.Q3];[.Q9];[.Q4];[.Q5];[.Q6];[.Q7];[.Q8])" office:value-type="float" office:value="3" calcext:value-type="float">
            <text:p>3</text:p>
          </table:table-cell>
          <table:table-cell table:style-name="ce15" table:formula="of:=SUM([.R3];[.R9];[.R4];[.R5];[.R6];[.R7];[.R8])" office:value-type="float" office:value="10" calcext:value-type="float">
            <text:p>10</text:p>
          </table:table-cell>
          <table:table-cell table:style-name="Default" table:number-matrix-columns-spanned="1" table:number-matrix-rows-spanned="1" table:formula="of:=SUM([.C10:.R10])" office:value-type="float" office:value="73" calcext:value-type="float">
            <text:p>73</text:p>
          </table:table-cell>
        </table:table-row>
      </table:table>
      <table:table table:name="Hue 2" table:style-name="ta8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3" office:value-type="string" calcext:value-type="string">
            <text:p>Archetype</text:p>
          </table:table-cell>
          <table:table-cell table:style-name="ce23" office:value-type="string" calcext:value-type="string">
            <text:p>Action</text:p>
          </table:table-cell>
          <table:table-cell table:style-name="ce23" office:value-type="string" calcext:value-type="string">
            <text:p>Coordination</text:p>
          </table:table-cell>
          <table:table-cell table:style-name="ce23" office:value-type="string" calcext:value-type="string">
            <text:p>Cooperation</text:p>
          </table:table-cell>
          <table:table-cell table:style-name="ce23" office:value-type="string" calcext:value-type="string">
            <text:p>Recovery</text:p>
          </table:table-cell>
          <table:table-cell table:style-name="ce23" office:value-type="string" calcext:value-type="string">
            <text:p>Restoration</text:p>
          </table:table-cell>
          <table:table-cell table:style-name="ce23" office:value-type="string" calcext:value-type="string">
            <text:p>Defence</text:p>
          </table:table-cell>
          <table:table-cell table:style-name="ce23" office:value-type="string" calcext:value-type="string">
            <text:p>Damage</text:p>
          </table:table-cell>
          <table:table-cell table:style-name="ce23" office:value-type="string" calcext:value-type="string">
            <text:p>Mobility</text:p>
          </table:table-cell>
          <table:table-cell table:style-name="ce23" office:value-type="string" calcext:value-type="string">
            <text:p>Transit</text:p>
          </table:table-cell>
          <table:table-cell table:style-name="ce23" office:value-type="string" calcext:value-type="string">
            <text:p>Survivability</text:p>
          </table:table-cell>
          <table:table-cell table:style-name="ce23" office:value-type="string" calcext:value-type="string">
            <text:p>Initiation</text:p>
          </table:table-cell>
          <table:table-cell table:style-name="ce23" office:value-type="string" calcext:value-type="string">
            <text:p>Range</text:p>
          </table:table-cell>
          <table:table-cell table:style-name="ce23" office:value-type="string" calcext:value-type="string">
            <text:p>Clearing</text:p>
          </table:table-cell>
          <table:table-cell table:style-name="ce23" office:value-type="string" calcext:value-type="string">
            <text:p>Influence</text:p>
          </table:table-cell>
          <table:table-cell table:style-name="ce23" office:value-type="string" calcext:value-type="string">
            <text:p>Duelist</text:p>
          </table:table-cell>
          <table:table-cell table:style-name="ce23" office:value-type="string" calcext:value-type="string">
            <text:p>Assassination</text:p>
          </table:table-cell>
          <table:table-cell table:style-name="ce23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/>
          <table:table-cell office:value-type="string" calcext:value-type="string">
            <text:p>Attack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/>
          <table:table-cell table:number-columns-repeated="16"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0" calcext:value-type="float">
            <text:p>0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0" calcext:value-type="float">
            <text:p>0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0" calcext:value-type="float">
            <text:p>0</text:p>
          </table:table-cell>
          <table:table-cell table:style-name="ce15" table:formula="of:=SUM([.L3];[.L9];[.L4];[.L5];[.L6];[.L7];[.L8])" office:value-type="float" office:value="0" calcext:value-type="float">
            <text:p>0</text:p>
          </table:table-cell>
          <table:table-cell table:style-name="ce15" table:formula="of:=SUM([.M3];[.M9];[.M4];[.M5];[.M6];[.M7];[.M8])" office:value-type="float" office:value="0" calcext:value-type="float">
            <text:p>0</text:p>
          </table:table-cell>
          <table:table-cell table:style-name="ce15" table:formula="of:=SUM([.N3];[.N9];[.N4];[.N5];[.N6];[.N7];[.N8])" office:value-type="float" office:value="0" calcext:value-type="float">
            <text:p>0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0" calcext:value-type="float">
            <text:p>0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0" calcext:value-type="float">
            <text:p>0</text:p>
          </table:table-cell>
          <table:table-cell table:style-name="Default" table:number-matrix-columns-spanned="1" table:number-matrix-rows-spanned="1" table:formula="of:=SUM([.C10:.R10])" office:value-type="float" office:value="0" calcext:value-type="float">
            <text:p>0</text:p>
          </table:table-cell>
        </table:table-row>
      </table:table>
      <table:table table:name="Puro" table:style-name="ta9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4" office:value-type="string" calcext:value-type="string">
            <text:p>Archetype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Coordination</text:p>
          </table:table-cell>
          <table:table-cell table:style-name="ce24" office:value-type="string" calcext:value-type="string">
            <text:p>Cooperation</text:p>
          </table:table-cell>
          <table:table-cell table:style-name="ce24" office:value-type="string" calcext:value-type="string">
            <text:p>Recovery</text:p>
          </table:table-cell>
          <table:table-cell table:style-name="ce24" office:value-type="string" calcext:value-type="string">
            <text:p>Restoration</text:p>
          </table:table-cell>
          <table:table-cell table:style-name="ce24" office:value-type="string" calcext:value-type="string">
            <text:p>Defence</text:p>
          </table:table-cell>
          <table:table-cell table:style-name="ce24" office:value-type="string" calcext:value-type="string">
            <text:p>Damage</text:p>
          </table:table-cell>
          <table:table-cell table:style-name="ce24" office:value-type="string" calcext:value-type="string">
            <text:p>Mobility</text:p>
          </table:table-cell>
          <table:table-cell table:style-name="ce24" office:value-type="string" calcext:value-type="string">
            <text:p>Transit</text:p>
          </table:table-cell>
          <table:table-cell table:style-name="ce24" office:value-type="string" calcext:value-type="string">
            <text:p>Survivability</text:p>
          </table:table-cell>
          <table:table-cell table:style-name="ce24" office:value-type="string" calcext:value-type="string">
            <text:p>Initiation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Clearing</text:p>
          </table:table-cell>
          <table:table-cell table:style-name="ce24" office:value-type="string" calcext:value-type="string">
            <text:p>Influence</text:p>
          </table:table-cell>
          <table:table-cell table:style-name="ce24" office:value-type="string" calcext:value-type="string">
            <text:p>Duelist</text:p>
          </table:table-cell>
          <table:table-cell table:style-name="ce24" office:value-type="string" calcext:value-type="string">
            <text:p>Assassination</text:p>
          </table:table-cell>
          <table:table-cell table:style-name="ce24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Puro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Purit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Pure Bol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Sentine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Colour-g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Infu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Sentinel Dron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7" calcext:value-type="float">
            <text:p>7</text:p>
          </table:table-cell>
          <table:table-cell table:style-name="ce15" table:formula="of:=SUM([.D3];[.D9];[.D4];[.D5];[.D6];[.D7];[.D8])" office:value-type="float" office:value="3" calcext:value-type="float">
            <text:p>3</text:p>
          </table:table-cell>
          <table:table-cell table:style-name="ce15" table:formula="of:=SUM([.E3];[.E9];[.E4];[.E5];[.E6];[.E7];[.E8])" office:value-type="float" office:value="2" calcext:value-type="float">
            <text:p>2</text:p>
          </table:table-cell>
          <table:table-cell table:style-name="ce15" table:formula="of:=SUM([.F3];[.F9];[.F4];[.F5];[.F6];[.F7];[.F8])" office:value-type="float" office:value="2" calcext:value-type="float">
            <text:p>2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4" calcext:value-type="float">
            <text:p>4</text:p>
          </table:table-cell>
          <table:table-cell table:style-name="ce15" table:formula="of:=SUM([.I3];[.I9];[.I4];[.I5];[.I6];[.I7];[.I8])" office:value-type="float" office:value="3" calcext:value-type="float">
            <text:p>3</text:p>
          </table:table-cell>
          <table:table-cell table:style-name="ce15" table:formula="of:=SUM([.J3];[.J9];[.J4];[.J5];[.J6];[.J7];[.J8])" office:value-type="float" office:value="3" calcext:value-type="float">
            <text:p>3</text:p>
          </table:table-cell>
          <table:table-cell table:style-name="ce15" table:formula="of:=SUM([.K3];[.K9];[.K4];[.K5];[.K6];[.K7];[.K8])" office:value-type="float" office:value="3" calcext:value-type="float">
            <text:p>3</text:p>
          </table:table-cell>
          <table:table-cell table:style-name="ce15" table:formula="of:=SUM([.L3];[.L9];[.L4];[.L5];[.L6];[.L7];[.L8])" office:value-type="float" office:value="8" calcext:value-type="float">
            <text:p>8</text:p>
          </table:table-cell>
          <table:table-cell table:style-name="ce15" table:formula="of:=SUM([.M3];[.M9];[.M4];[.M5];[.M6];[.M7];[.M8])" office:value-type="float" office:value="7" calcext:value-type="float">
            <text:p>7</text:p>
          </table:table-cell>
          <table:table-cell table:style-name="ce15" table:formula="of:=SUM([.N3];[.N9];[.N4];[.N5];[.N6];[.N7];[.N8])" office:value-type="float" office:value="6" calcext:value-type="float">
            <text:p>6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7" calcext:value-type="float">
            <text:p>7</text:p>
          </table:table-cell>
          <table:table-cell table:style-name="ce15" table:formula="of:=SUM([.Q3];[.Q9];[.Q4];[.Q5];[.Q6];[.Q7];[.Q8])" office:value-type="float" office:value="2" calcext:value-type="float">
            <text:p>2</text:p>
          </table:table-cell>
          <table:table-cell table:style-name="ce15" table:formula="of:=SUM([.R3];[.R9];[.R4];[.R5];[.R6];[.R7];[.R8])" office:value-type="float" office:value="7" calcext:value-type="float">
            <text:p>7</text:p>
          </table:table-cell>
          <table:table-cell table:style-name="Default" table:number-matrix-columns-spanned="1" table:number-matrix-rows-spanned="1" table:formula="of:=SUM([.C10:.R10])" office:value-type="float" office:value="64" calcext:value-type="float">
            <text:p>64</text:p>
          </table:table-cell>
        </table:table-row>
      </table:table>
      <table:table table:name="Chroma 2" table:style-name="ta8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4" office:value-type="string" calcext:value-type="string">
            <text:p>Archetype</text:p>
          </table:table-cell>
          <table:table-cell table:style-name="ce24" office:value-type="string" calcext:value-type="string">
            <text:p>Action</text:p>
          </table:table-cell>
          <table:table-cell table:style-name="ce24" office:value-type="string" calcext:value-type="string">
            <text:p>Coordination</text:p>
          </table:table-cell>
          <table:table-cell table:style-name="ce24" office:value-type="string" calcext:value-type="string">
            <text:p>Cooperation</text:p>
          </table:table-cell>
          <table:table-cell table:style-name="ce24" office:value-type="string" calcext:value-type="string">
            <text:p>Recovery</text:p>
          </table:table-cell>
          <table:table-cell table:style-name="ce24" office:value-type="string" calcext:value-type="string">
            <text:p>Restoration</text:p>
          </table:table-cell>
          <table:table-cell table:style-name="ce24" office:value-type="string" calcext:value-type="string">
            <text:p>Defence</text:p>
          </table:table-cell>
          <table:table-cell table:style-name="ce24" office:value-type="string" calcext:value-type="string">
            <text:p>Damage</text:p>
          </table:table-cell>
          <table:table-cell table:style-name="ce24" office:value-type="string" calcext:value-type="string">
            <text:p>Mobility</text:p>
          </table:table-cell>
          <table:table-cell table:style-name="ce24" office:value-type="string" calcext:value-type="string">
            <text:p>Transit</text:p>
          </table:table-cell>
          <table:table-cell table:style-name="ce24" office:value-type="string" calcext:value-type="string">
            <text:p>Survivability</text:p>
          </table:table-cell>
          <table:table-cell table:style-name="ce24" office:value-type="string" calcext:value-type="string">
            <text:p>Initiation</text:p>
          </table:table-cell>
          <table:table-cell table:style-name="ce24" office:value-type="string" calcext:value-type="string">
            <text:p>Range</text:p>
          </table:table-cell>
          <table:table-cell table:style-name="ce24" office:value-type="string" calcext:value-type="string">
            <text:p>Clearing</text:p>
          </table:table-cell>
          <table:table-cell table:style-name="ce24" office:value-type="string" calcext:value-type="string">
            <text:p>Influence</text:p>
          </table:table-cell>
          <table:table-cell table:style-name="ce24" office:value-type="string" calcext:value-type="string">
            <text:p>Duelist</text:p>
          </table:table-cell>
          <table:table-cell table:style-name="ce24" office:value-type="string" calcext:value-type="string">
            <text:p>Assassination</text:p>
          </table:table-cell>
          <table:table-cell table:style-name="ce24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/>
          <table:table-cell office:value-type="string" calcext:value-type="string">
            <text:p>Attack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/>
          <table:table-cell table:number-columns-repeated="16"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0" calcext:value-type="float">
            <text:p>0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0" calcext:value-type="float">
            <text:p>0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0" calcext:value-type="float">
            <text:p>0</text:p>
          </table:table-cell>
          <table:table-cell table:style-name="ce15" table:formula="of:=SUM([.L3];[.L9];[.L4];[.L5];[.L6];[.L7];[.L8])" office:value-type="float" office:value="0" calcext:value-type="float">
            <text:p>0</text:p>
          </table:table-cell>
          <table:table-cell table:style-name="ce15" table:formula="of:=SUM([.M3];[.M9];[.M4];[.M5];[.M6];[.M7];[.M8])" office:value-type="float" office:value="0" calcext:value-type="float">
            <text:p>0</text:p>
          </table:table-cell>
          <table:table-cell table:style-name="ce15" table:formula="of:=SUM([.N3];[.N9];[.N4];[.N5];[.N6];[.N7];[.N8])" office:value-type="float" office:value="0" calcext:value-type="float">
            <text:p>0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0" calcext:value-type="float">
            <text:p>0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0" calcext:value-type="float">
            <text:p>0</text:p>
          </table:table-cell>
          <table:table-cell table:style-name="Default" table:number-matrix-columns-spanned="1" table:number-matrix-rows-spanned="1" table:formula="of:=SUM([.C10:.R10])" office:value-type="float" office:value="0" calcext:value-type="float">
            <text:p>0</text:p>
          </table:table-cell>
        </table:table-row>
      </table:table>
      <table:table table:name="Nero" table:style-name="ta10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5" office:value-type="string" calcext:value-type="string">
            <text:p>Archetype</text:p>
          </table:table-cell>
          <table:table-cell table:style-name="ce25" office:value-type="string" calcext:value-type="string">
            <text:p>Action</text:p>
          </table:table-cell>
          <table:table-cell table:style-name="ce25" office:value-type="string" calcext:value-type="string">
            <text:p>Coordination</text:p>
          </table:table-cell>
          <table:table-cell table:style-name="ce25" office:value-type="string" calcext:value-type="string">
            <text:p>Cooperation</text:p>
          </table:table-cell>
          <table:table-cell table:style-name="ce25" office:value-type="string" calcext:value-type="string">
            <text:p>Recovery</text:p>
          </table:table-cell>
          <table:table-cell table:style-name="ce25" office:value-type="string" calcext:value-type="string">
            <text:p>Restoration</text:p>
          </table:table-cell>
          <table:table-cell table:style-name="ce25" office:value-type="string" calcext:value-type="string">
            <text:p>Defence</text:p>
          </table:table-cell>
          <table:table-cell table:style-name="ce25" office:value-type="string" calcext:value-type="string">
            <text:p>Damage</text:p>
          </table:table-cell>
          <table:table-cell table:style-name="ce25" office:value-type="string" calcext:value-type="string">
            <text:p>Mobility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rvivability</text:p>
          </table:table-cell>
          <table:table-cell table:style-name="ce25" office:value-type="string" calcext:value-type="string">
            <text:p>Initiation</text:p>
          </table:table-cell>
          <table:table-cell table:style-name="ce25" office:value-type="string" calcext:value-type="string">
            <text:p>Range</text:p>
          </table:table-cell>
          <table:table-cell table:style-name="ce25" office:value-type="string" calcext:value-type="string">
            <text:p>Clearing</text:p>
          </table:table-cell>
          <table:table-cell table:style-name="ce25" office:value-type="string" calcext:value-type="string">
            <text:p>Influence</text:p>
          </table:table-cell>
          <table:table-cell table:style-name="ce25" office:value-type="string" calcext:value-type="string">
            <text:p>Duelist</text:p>
          </table:table-cell>
          <table:table-cell table:style-name="ce25" office:value-type="string" calcext:value-type="string">
            <text:p>Assassination</text:p>
          </table:table-cell>
          <table:table-cell table:style-name="ce25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Nero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Fa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wiligh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Edg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Stalk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Umbra Shard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9" calcext:value-type="float">
            <text:p>9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6" calcext:value-type="float">
            <text:p>6</text:p>
          </table:table-cell>
          <table:table-cell table:style-name="ce15" table:formula="of:=SUM([.I3];[.I9];[.I4];[.I5];[.I6];[.I7];[.I8])" office:value-type="float" office:value="5" calcext:value-type="float">
            <text:p>5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3" calcext:value-type="float">
            <text:p>3</text:p>
          </table:table-cell>
          <table:table-cell table:style-name="ce15" table:formula="of:=SUM([.L3];[.L9];[.L4];[.L5];[.L6];[.L7];[.L8])" office:value-type="float" office:value="9" calcext:value-type="float">
            <text:p>9</text:p>
          </table:table-cell>
          <table:table-cell table:style-name="ce15" table:formula="of:=SUM([.M3];[.M9];[.M4];[.M5];[.M6];[.M7];[.M8])" office:value-type="float" office:value="5" calcext:value-type="float">
            <text:p>5</text:p>
          </table:table-cell>
          <table:table-cell table:style-name="ce15" table:formula="of:=SUM([.N3];[.N9];[.N4];[.N5];[.N6];[.N7];[.N8])" office:value-type="float" office:value="2" calcext:value-type="float">
            <text:p>2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7" calcext:value-type="float">
            <text:p>7</text:p>
          </table:table-cell>
          <table:table-cell table:style-name="ce15" table:formula="of:=SUM([.Q3];[.Q9];[.Q4];[.Q5];[.Q6];[.Q7];[.Q8])" office:value-type="float" office:value="5" calcext:value-type="float">
            <text:p>5</text:p>
          </table:table-cell>
          <table:table-cell table:style-name="ce15" table:formula="of:=SUM([.R3];[.R9];[.R4];[.R5];[.R6];[.R7];[.R8])" office:value-type="float" office:value="5" calcext:value-type="float">
            <text:p>5</text:p>
          </table:table-cell>
          <table:table-cell table:style-name="Default" table:number-matrix-columns-spanned="1" table:number-matrix-rows-spanned="1" table:formula="of:=SUM([.C10:.R10])" office:value-type="float" office:value="56" calcext:value-type="float">
            <text:p>56</text:p>
          </table:table-cell>
        </table:table-row>
      </table:table>
      <table:table table:name="Grave" table:style-name="ta10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5" office:value-type="string" calcext:value-type="string">
            <text:p>Archetype</text:p>
          </table:table-cell>
          <table:table-cell table:style-name="ce25" office:value-type="string" calcext:value-type="string">
            <text:p>Action</text:p>
          </table:table-cell>
          <table:table-cell table:style-name="ce25" office:value-type="string" calcext:value-type="string">
            <text:p>Coordination</text:p>
          </table:table-cell>
          <table:table-cell table:style-name="ce25" office:value-type="string" calcext:value-type="string">
            <text:p>Cooperation</text:p>
          </table:table-cell>
          <table:table-cell table:style-name="ce25" office:value-type="string" calcext:value-type="string">
            <text:p>Recovery</text:p>
          </table:table-cell>
          <table:table-cell table:style-name="ce25" office:value-type="string" calcext:value-type="string">
            <text:p>Restoration</text:p>
          </table:table-cell>
          <table:table-cell table:style-name="ce25" office:value-type="string" calcext:value-type="string">
            <text:p>Defence</text:p>
          </table:table-cell>
          <table:table-cell table:style-name="ce25" office:value-type="string" calcext:value-type="string">
            <text:p>Damage</text:p>
          </table:table-cell>
          <table:table-cell table:style-name="ce25" office:value-type="string" calcext:value-type="string">
            <text:p>Mobility</text:p>
          </table:table-cell>
          <table:table-cell table:style-name="ce25" office:value-type="string" calcext:value-type="string">
            <text:p>Transit</text:p>
          </table:table-cell>
          <table:table-cell table:style-name="ce25" office:value-type="string" calcext:value-type="string">
            <text:p>Survivability</text:p>
          </table:table-cell>
          <table:table-cell table:style-name="ce25" office:value-type="string" calcext:value-type="string">
            <text:p>Initiation</text:p>
          </table:table-cell>
          <table:table-cell table:style-name="ce25" office:value-type="string" calcext:value-type="string">
            <text:p>Range</text:p>
          </table:table-cell>
          <table:table-cell table:style-name="ce25" office:value-type="string" calcext:value-type="string">
            <text:p>Clearing</text:p>
          </table:table-cell>
          <table:table-cell table:style-name="ce25" office:value-type="string" calcext:value-type="string">
            <text:p>Influence</text:p>
          </table:table-cell>
          <table:table-cell table:style-name="ce25" office:value-type="string" calcext:value-type="string">
            <text:p>Duelist</text:p>
          </table:table-cell>
          <table:table-cell table:style-name="ce25" office:value-type="string" calcext:value-type="string">
            <text:p>Assassination</text:p>
          </table:table-cell>
          <table:table-cell table:style-name="ce25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Grav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Shadow-walk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Darkn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S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Umbra Or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Pitch Blac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Zone of Influe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10" calcext:value-type="float">
            <text:p>10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3" calcext:value-type="float">
            <text:p>3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2" calcext:value-type="float">
            <text:p>2</text:p>
          </table:table-cell>
          <table:table-cell table:style-name="ce15" table:formula="of:=SUM([.H3];[.H9];[.H4];[.H5];[.H6];[.H7];[.H8])" office:value-type="float" office:value="7" calcext:value-type="float">
            <text:p>7</text:p>
          </table:table-cell>
          <table:table-cell table:style-name="ce15" table:formula="of:=SUM([.I3];[.I9];[.I4];[.I5];[.I6];[.I7];[.I8])" office:value-type="float" office:value="1" calcext:value-type="float">
            <text:p>1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3" calcext:value-type="float">
            <text:p>3</text:p>
          </table:table-cell>
          <table:table-cell table:style-name="ce15" table:formula="of:=SUM([.L3];[.L9];[.L4];[.L5];[.L6];[.L7];[.L8])" office:value-type="float" office:value="5" calcext:value-type="float">
            <text:p>5</text:p>
          </table:table-cell>
          <table:table-cell table:style-name="ce15" table:formula="of:=SUM([.M3];[.M9];[.M4];[.M5];[.M6];[.M7];[.M8])" office:value-type="float" office:value="8" calcext:value-type="float">
            <text:p>8</text:p>
          </table:table-cell>
          <table:table-cell table:style-name="ce15" table:formula="of:=SUM([.N3];[.N9];[.N4];[.N5];[.N6];[.N7];[.N8])" office:value-type="float" office:value="7" calcext:value-type="float">
            <text:p>7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7" calcext:value-type="float">
            <text:p>7</text:p>
          </table:table-cell>
          <table:table-cell table:style-name="ce15" table:formula="of:=SUM([.Q3];[.Q9];[.Q4];[.Q5];[.Q6];[.Q7];[.Q8])" office:value-type="float" office:value="4" calcext:value-type="float">
            <text:p>4</text:p>
          </table:table-cell>
          <table:table-cell table:style-name="ce15" table:formula="of:=SUM([.R3];[.R9];[.R4];[.R5];[.R6];[.R7];[.R8])" office:value-type="float" office:value="8" calcext:value-type="float">
            <text:p>8</text:p>
          </table:table-cell>
          <table:table-cell table:style-name="Default" table:number-matrix-columns-spanned="1" table:number-matrix-rows-spanned="1" table:formula="of:=SUM([.C10:.R10])" office:value-type="float" office:value="65" calcext:value-type="float">
            <text:p>65</text:p>
          </table:table-cell>
        </table:table-row>
      </table:table>
      <table:table table:name="Cieco" table:style-name="ta11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6" office:value-type="string" calcext:value-type="string">
            <text:p>Archetype</text:p>
          </table:table-cell>
          <table:table-cell table:style-name="ce26" office:value-type="string" calcext:value-type="string">
            <text:p>Action</text:p>
          </table:table-cell>
          <table:table-cell table:style-name="ce26" office:value-type="string" calcext:value-type="string">
            <text:p>Coordination</text:p>
          </table:table-cell>
          <table:table-cell table:style-name="ce26" office:value-type="string" calcext:value-type="string">
            <text:p>Cooperation</text:p>
          </table:table-cell>
          <table:table-cell table:style-name="ce26" office:value-type="string" calcext:value-type="string">
            <text:p>Recovery</text:p>
          </table:table-cell>
          <table:table-cell table:style-name="ce26" office:value-type="string" calcext:value-type="string">
            <text:p>Restoration</text:p>
          </table:table-cell>
          <table:table-cell table:style-name="ce26" office:value-type="string" calcext:value-type="string">
            <text:p>Defence</text:p>
          </table:table-cell>
          <table:table-cell table:style-name="ce26" office:value-type="string" calcext:value-type="string">
            <text:p>Damage</text:p>
          </table:table-cell>
          <table:table-cell table:style-name="ce26" office:value-type="string" calcext:value-type="string">
            <text:p>Mobility</text:p>
          </table:table-cell>
          <table:table-cell table:style-name="ce26" office:value-type="string" calcext:value-type="string">
            <text:p>Transit</text:p>
          </table:table-cell>
          <table:table-cell table:style-name="ce26" office:value-type="string" calcext:value-type="string">
            <text:p>Survivability</text:p>
          </table:table-cell>
          <table:table-cell table:style-name="ce26" office:value-type="string" calcext:value-type="string">
            <text:p>Initiation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Clearing</text:p>
          </table:table-cell>
          <table:table-cell table:style-name="ce26" office:value-type="string" calcext:value-type="string">
            <text:p>Influence</text:p>
          </table:table-cell>
          <table:table-cell table:style-name="ce26" office:value-type="string" calcext:value-type="string">
            <text:p>Duelist</text:p>
          </table:table-cell>
          <table:table-cell table:style-name="ce26" office:value-type="string" calcext:value-type="string">
            <text:p>Assassination</text:p>
          </table:table-cell>
          <table:table-cell table:style-name="ce26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Cieco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Puls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Flar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Ra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Nov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Flashba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10" calcext:value-type="float">
            <text:p>10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6" calcext:value-type="float">
            <text:p>6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4" calcext:value-type="float">
            <text:p>4</text:p>
          </table:table-cell>
          <table:table-cell table:style-name="ce15" table:formula="of:=SUM([.L3];[.L9];[.L4];[.L5];[.L6];[.L7];[.L8])" office:value-type="float" office:value="7" calcext:value-type="float">
            <text:p>7</text:p>
          </table:table-cell>
          <table:table-cell table:style-name="ce15" table:formula="of:=SUM([.M3];[.M9];[.M4];[.M5];[.M6];[.M7];[.M8])" office:value-type="float" office:value="8" calcext:value-type="float">
            <text:p>8</text:p>
          </table:table-cell>
          <table:table-cell table:style-name="ce15" table:formula="of:=SUM([.N3];[.N9];[.N4];[.N5];[.N6];[.N7];[.N8])" office:value-type="float" office:value="4" calcext:value-type="float">
            <text:p>4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5" calcext:value-type="float">
            <text:p>5</text:p>
          </table:table-cell>
          <table:table-cell table:style-name="ce15" table:formula="of:=SUM([.Q3];[.Q9];[.Q4];[.Q5];[.Q6];[.Q7];[.Q8])" office:value-type="float" office:value="7" calcext:value-type="float">
            <text:p>7</text:p>
          </table:table-cell>
          <table:table-cell table:style-name="ce15" table:formula="of:=SUM([.R3];[.R9];[.R4];[.R5];[.R6];[.R7];[.R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0:.R10])" office:value-type="float" office:value="55" calcext:value-type="float">
            <text:p>55</text:p>
          </table:table-cell>
        </table:table-row>
      </table:table>
      <table:table table:name="Luminosita" table:style-name="ta11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6" office:value-type="string" calcext:value-type="string">
            <text:p>Archetype</text:p>
          </table:table-cell>
          <table:table-cell table:style-name="ce26" office:value-type="string" calcext:value-type="string">
            <text:p>Action</text:p>
          </table:table-cell>
          <table:table-cell table:style-name="ce26" office:value-type="string" calcext:value-type="string">
            <text:p>Coordination</text:p>
          </table:table-cell>
          <table:table-cell table:style-name="ce26" office:value-type="string" calcext:value-type="string">
            <text:p>Cooperation</text:p>
          </table:table-cell>
          <table:table-cell table:style-name="ce26" office:value-type="string" calcext:value-type="string">
            <text:p>Recovery</text:p>
          </table:table-cell>
          <table:table-cell table:style-name="ce26" office:value-type="string" calcext:value-type="string">
            <text:p>Restoration</text:p>
          </table:table-cell>
          <table:table-cell table:style-name="ce26" office:value-type="string" calcext:value-type="string">
            <text:p>Defence</text:p>
          </table:table-cell>
          <table:table-cell table:style-name="ce26" office:value-type="string" calcext:value-type="string">
            <text:p>Damage</text:p>
          </table:table-cell>
          <table:table-cell table:style-name="ce26" office:value-type="string" calcext:value-type="string">
            <text:p>Mobility</text:p>
          </table:table-cell>
          <table:table-cell table:style-name="ce26" office:value-type="string" calcext:value-type="string">
            <text:p>Transit</text:p>
          </table:table-cell>
          <table:table-cell table:style-name="ce26" office:value-type="string" calcext:value-type="string">
            <text:p>Survivability</text:p>
          </table:table-cell>
          <table:table-cell table:style-name="ce26" office:value-type="string" calcext:value-type="string">
            <text:p>Initiation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Clearing</text:p>
          </table:table-cell>
          <table:table-cell table:style-name="ce26" office:value-type="string" calcext:value-type="string">
            <text:p>Influence</text:p>
          </table:table-cell>
          <table:table-cell table:style-name="ce26" office:value-type="string" calcext:value-type="string">
            <text:p>Duelist</text:p>
          </table:table-cell>
          <table:table-cell table:style-name="ce26" office:value-type="string" calcext:value-type="string">
            <text:p>Assassination</text:p>
          </table:table-cell>
          <table:table-cell table:style-name="ce26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Luminosit<text:span text:style-name="T2">a</text:span>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Limi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Fla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Flick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So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Link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6" calcext:value-type="float">
            <text:p>6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8" calcext:value-type="float">
            <text:p>8</text:p>
          </table:table-cell>
          <table:table-cell table:style-name="ce15" table:formula="of:=SUM([.I3];[.I9];[.I4];[.I5];[.I6];[.I7];[.I8])" office:value-type="float" office:value="1" calcext:value-type="float">
            <text:p>1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2" calcext:value-type="float">
            <text:p>2</text:p>
          </table:table-cell>
          <table:table-cell table:style-name="ce15" table:formula="of:=SUM([.L3];[.L9];[.L4];[.L5];[.L6];[.L7];[.L8])" office:value-type="float" office:value="7" calcext:value-type="float">
            <text:p>7</text:p>
          </table:table-cell>
          <table:table-cell table:style-name="ce15" table:formula="of:=SUM([.M3];[.M9];[.M4];[.M5];[.M6];[.M7];[.M8])" office:value-type="float" office:value="6" calcext:value-type="float">
            <text:p>6</text:p>
          </table:table-cell>
          <table:table-cell table:style-name="ce15" table:formula="of:=SUM([.N3];[.N9];[.N4];[.N5];[.N6];[.N7];[.N8])" office:value-type="float" office:value="7" calcext:value-type="float">
            <text:p>7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6" calcext:value-type="float">
            <text:p>6</text:p>
          </table:table-cell>
          <table:table-cell table:style-name="ce15" table:formula="of:=SUM([.Q3];[.Q9];[.Q4];[.Q5];[.Q6];[.Q7];[.Q8])" office:value-type="float" office:value="2" calcext:value-type="float">
            <text:p>2</text:p>
          </table:table-cell>
          <table:table-cell table:style-name="ce15" table:formula="of:=SUM([.R3];[.R9];[.R4];[.R5];[.R6];[.R7];[.R8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10:.R10])" office:value-type="float" office:value="51" calcext:value-type="float">
            <text:p>51</text:p>
          </table:table-cell>
        </table:table-row>
      </table:table>
      <table:table table:name="Vivido" table:style-name="ta12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7" office:value-type="string" calcext:value-type="string">
            <text:p>Archetype</text:p>
          </table:table-cell>
          <table:table-cell table:style-name="ce27" office:value-type="string" calcext:value-type="string">
            <text:p>Action</text:p>
          </table:table-cell>
          <table:table-cell table:style-name="ce27" office:value-type="string" calcext:value-type="string">
            <text:p>Coordination</text:p>
          </table:table-cell>
          <table:table-cell table:style-name="ce27" office:value-type="string" calcext:value-type="string">
            <text:p>Cooperation</text:p>
          </table:table-cell>
          <table:table-cell table:style-name="ce27" office:value-type="string" calcext:value-type="string">
            <text:p>Recovery</text:p>
          </table:table-cell>
          <table:table-cell table:style-name="ce27" office:value-type="string" calcext:value-type="string">
            <text:p>Restoration</text:p>
          </table:table-cell>
          <table:table-cell table:style-name="ce27" office:value-type="string" calcext:value-type="string">
            <text:p>Defence</text:p>
          </table:table-cell>
          <table:table-cell table:style-name="ce27" office:value-type="string" calcext:value-type="string">
            <text:p>Damage</text:p>
          </table:table-cell>
          <table:table-cell table:style-name="ce27" office:value-type="string" calcext:value-type="string">
            <text:p>Mobility</text:p>
          </table:table-cell>
          <table:table-cell table:style-name="ce27" office:value-type="string" calcext:value-type="string">
            <text:p>Transit</text:p>
          </table:table-cell>
          <table:table-cell table:style-name="ce27" office:value-type="string" calcext:value-type="string">
            <text:p>Survivability</text:p>
          </table:table-cell>
          <table:table-cell table:style-name="ce27" office:value-type="string" calcext:value-type="string">
            <text:p>Initiation</text:p>
          </table:table-cell>
          <table:table-cell table:style-name="ce27" office:value-type="string" calcext:value-type="string">
            <text:p>Range</text:p>
          </table:table-cell>
          <table:table-cell table:style-name="ce27" office:value-type="string" calcext:value-type="string">
            <text:p>Clearing</text:p>
          </table:table-cell>
          <table:table-cell table:style-name="ce27" office:value-type="string" calcext:value-type="string">
            <text:p>Influence</text:p>
          </table:table-cell>
          <table:table-cell table:style-name="ce27" office:value-type="string" calcext:value-type="string">
            <text:p>Duelist</text:p>
          </table:table-cell>
          <table:table-cell table:style-name="ce27" office:value-type="string" calcext:value-type="string">
            <text:p>Assassination</text:p>
          </table:table-cell>
          <table:table-cell table:style-name="ce27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Vivido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Viv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Barr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Foc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Boos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Saturat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Bou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12" calcext:value-type="float">
            <text:p>12</text:p>
          </table:table-cell>
          <table:table-cell table:style-name="ce15" table:formula="of:=SUM([.D3];[.D9];[.D4];[.D5];[.D6];[.D7];[.D8])" office:value-type="float" office:value="2" calcext:value-type="float">
            <text:p>2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7" calcext:value-type="float">
            <text:p>7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0" calcext:value-type="float">
            <text:p>0</text:p>
          </table:table-cell>
          <table:table-cell table:style-name="ce15" table:formula="of:=SUM([.L3];[.L9];[.L4];[.L5];[.L6];[.L7];[.L8])" office:value-type="float" office:value="4" calcext:value-type="float">
            <text:p>4</text:p>
          </table:table-cell>
          <table:table-cell table:style-name="ce15" table:formula="of:=SUM([.M3];[.M9];[.M4];[.M5];[.M6];[.M7];[.M8])" office:value-type="float" office:value="6" calcext:value-type="float">
            <text:p>6</text:p>
          </table:table-cell>
          <table:table-cell table:style-name="ce15" table:formula="of:=SUM([.N3];[.N9];[.N4];[.N5];[.N6];[.N7];[.N8])" office:value-type="float" office:value="7" calcext:value-type="float">
            <text:p>7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7" calcext:value-type="float">
            <text:p>7</text:p>
          </table:table-cell>
          <table:table-cell table:style-name="ce15" table:formula="of:=SUM([.Q3];[.Q9];[.Q4];[.Q5];[.Q6];[.Q7];[.Q8])" office:value-type="float" office:value="2" calcext:value-type="float">
            <text:p>2</text:p>
          </table:table-cell>
          <table:table-cell table:style-name="ce15" table:formula="of:=SUM([.R3];[.R9];[.R4];[.R5];[.R6];[.R7];[.R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0:.R10])" office:value-type="float" office:value="51" calcext:value-type="float">
            <text:p>51</text:p>
          </table:table-cell>
        </table:table-row>
      </table:table>
      <table:table table:name="Saturate 2" table:style-name="ta1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row table:style-name="ro1">
          <table:table-cell table:style-name="ce27" office:value-type="string" calcext:value-type="string">
            <text:p>Archetype</text:p>
          </table:table-cell>
          <table:table-cell table:style-name="ce27" office:value-type="string" calcext:value-type="string">
            <text:p>Action</text:p>
          </table:table-cell>
          <table:table-cell table:style-name="ce27" office:value-type="string" calcext:value-type="string">
            <text:p>Coordination</text:p>
          </table:table-cell>
          <table:table-cell table:style-name="ce27" office:value-type="string" calcext:value-type="string">
            <text:p>Cooperation</text:p>
          </table:table-cell>
          <table:table-cell table:style-name="ce27" office:value-type="string" calcext:value-type="string">
            <text:p>Recovery</text:p>
          </table:table-cell>
          <table:table-cell table:style-name="ce27" office:value-type="string" calcext:value-type="string">
            <text:p>Restoration</text:p>
          </table:table-cell>
          <table:table-cell table:style-name="ce27" office:value-type="string" calcext:value-type="string">
            <text:p>Defence</text:p>
          </table:table-cell>
          <table:table-cell table:style-name="ce27" office:value-type="string" calcext:value-type="string">
            <text:p>Damage</text:p>
          </table:table-cell>
          <table:table-cell table:style-name="ce27" office:value-type="string" calcext:value-type="string">
            <text:p>Mobility</text:p>
          </table:table-cell>
          <table:table-cell table:style-name="ce27" office:value-type="string" calcext:value-type="string">
            <text:p>Transit</text:p>
          </table:table-cell>
          <table:table-cell table:style-name="ce27" office:value-type="string" calcext:value-type="string">
            <text:p>Survivability</text:p>
          </table:table-cell>
          <table:table-cell table:style-name="ce27" office:value-type="string" calcext:value-type="string">
            <text:p>Initiation</text:p>
          </table:table-cell>
          <table:table-cell table:style-name="ce27" office:value-type="string" calcext:value-type="string">
            <text:p>Range</text:p>
          </table:table-cell>
          <table:table-cell table:style-name="ce27" office:value-type="string" calcext:value-type="string">
            <text:p>Clearing</text:p>
          </table:table-cell>
          <table:table-cell table:style-name="ce27" office:value-type="string" calcext:value-type="string">
            <text:p>Influence</text:p>
          </table:table-cell>
          <table:table-cell table:style-name="ce27" office:value-type="string" calcext:value-type="string">
            <text:p>Duelist</text:p>
          </table:table-cell>
          <table:table-cell table:style-name="ce27" office:value-type="string" calcext:value-type="string">
            <text:p>Assassination</text:p>
          </table:table-cell>
          <table:table-cell table:style-name="ce27" office:value-type="string" calcext:value-type="string">
            <text:p>Zoning</text:p>
          </table:table-cell>
          <table:table-cell table:style-name="Default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easure of synergy internal to character</text:p>
          </table:table-cell>
          <table:table-cell table:style-name="ce2" office:value-type="string" calcext:value-type="string">
            <text:p>measure of synergy between characters</text:p>
          </table:table-cell>
          <table:table-cell table:style-name="ce2" office:value-type="string" calcext:value-type="string">
            <text:p>measure of damage mitigation internal to character</text:p>
          </table:table-cell>
          <table:table-cell table:style-name="ce2" office:value-type="string" calcext:value-type="string">
            <text:p>measure of damage mitigation between characters</text:p>
          </table:table-cell>
          <table:table-cell table:style-name="ce2" office:value-type="string" calcext:value-type="string">
            <text:p>measure of damage taken</text:p>
          </table:table-cell>
          <table:table-cell table:style-name="ce2" office:value-type="string" calcext:value-type="string">
            <text:p>measure of damage dealt</text:p>
          </table:table-cell>
          <table:table-cell table:style-name="ce2" office:value-type="string" calcext:value-type="string">
            <text:p>measure of mobility internal to character (speed, air vectoring, etc.)</text:p>
          </table:table-cell>
          <table:table-cell table:style-name="ce2" office:value-type="string" calcext:value-type="string">
            <text:p>measure of mobility between characters <text:span text:style-name="T1">(area speed, gateways, etc.)</text:span></text:p>
          </table:table-cell>
          <table:table-cell table:style-name="ce2" office:value-type="string" calcext:value-type="string">
            <text:p>measure of a characters capacity to <text:s/>survive an engagement</text:p>
          </table:table-cell>
          <table:table-cell table:style-name="ce2" office:value-type="string" calcext:value-type="string">
            <text:p>measure of a characters capacity to start an engagement</text:p>
          </table:table-cell>
          <table:table-cell table:style-name="ce2" office:value-type="string" calcext:value-type="string">
            <text:p>measure of a characters overall range across attack and skills</text:p>
          </table:table-cell>
          <table:table-cell table:style-name="ce2" office:value-type="string" calcext:value-type="string">
            <text:p>measure of a characters damaging area of effect potential</text:p>
          </table:table-cell>
          <table:table-cell table:style-name="ce2" office:value-type="string" calcext:value-type="string">
            <text:p>measure of a characters beneficial area of effect <text:s/>potential</text:p>
          </table:table-cell>
          <table:table-cell table:style-name="ce2" office:value-type="string" calcext:value-type="string">
            <text:p>measure of a characters ability to eliminate others 1v1</text:p>
          </table:table-cell>
          <table:table-cell table:style-name="ce2" office:value-type="string" calcext:value-type="string">
            <text:p>measure of a characters ability to instantly eliminate</text:p>
          </table:table-cell>
          <table:table-cell table:style-name="ce2" office:value-type="string" calcext:value-type="string">
            <text:p>measure of a characters ability to control an area</text:p>
          </table:table-cell>
          <table:table-cell table:style-name="Default"/>
        </table:table-row>
        <table:table-row table:style-name="ro1">
          <table:table-cell table:style-name="ce17"/>
          <table:table-cell office:value-type="string" calcext:value-type="string">
            <text:p>Attack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sive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2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3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ll <text:s/>4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/>
          <table:table-cell table:number-columns-repeated="16"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0" calcext:value-type="float">
            <text:p>0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0" calcext:value-type="float">
            <text:p>0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0" calcext:value-type="float">
            <text:p>0</text:p>
          </table:table-cell>
          <table:table-cell table:style-name="ce15" table:formula="of:=SUM([.L3];[.L9];[.L4];[.L5];[.L6];[.L7];[.L8])" office:value-type="float" office:value="0" calcext:value-type="float">
            <text:p>0</text:p>
          </table:table-cell>
          <table:table-cell table:style-name="ce15" table:formula="of:=SUM([.M3];[.M9];[.M4];[.M5];[.M6];[.M7];[.M8])" office:value-type="float" office:value="0" calcext:value-type="float">
            <text:p>0</text:p>
          </table:table-cell>
          <table:table-cell table:style-name="ce15" table:formula="of:=SUM([.N3];[.N9];[.N4];[.N5];[.N6];[.N7];[.N8])" office:value-type="float" office:value="0" calcext:value-type="float">
            <text:p>0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0" calcext:value-type="float">
            <text:p>0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0" calcext:value-type="float">
            <text:p>0</text:p>
          </table:table-cell>
          <table:table-cell table:style-name="Default" table:number-matrix-columns-spanned="1" table:number-matrix-rows-spanned="1" table:formula="of:=SUM([.C10:.R10])" office:value-type="float" office:value="0" calcext:value-type="float">
            <text:p>0</text:p>
          </table:table-cell>
        </table:table-row>
      </table:table>
      <table:table table:name="Old" table:style-name="ta1">
        <table:table-column table:style-name="co1" table:default-cell-style-name="ce18"/>
        <table:table-column table:style-name="co1" table:default-cell-style-name="ce13"/>
        <table:table-column table:style-name="co1" table:number-columns-repeated="16" table:default-cell-style-name="ce12"/>
        <table:table-column table:style-name="co1" table:default-cell-style-name="ce20"/>
        <table:table-column table:style-name="co1" table:number-columns-repeated="1005" table:default-cell-style-name="Default"/>
        <table:table-row table:style-name="ro1">
          <table:table-cell table:style-name="ce28" office:value-type="string" calcext:value-type="string">
            <text:p>Archetype</text:p>
          </table:table-cell>
          <table:table-cell table:style-name="ce28" office:value-type="string" calcext:value-type="string">
            <text:p>Action</text:p>
          </table:table-cell>
          <table:table-cell table:style-name="ce28" office:value-type="string" calcext:value-type="string">
            <text:p>Coordination</text:p>
          </table:table-cell>
          <table:table-cell table:style-name="ce28" office:value-type="string" calcext:value-type="string">
            <text:p>Cooperation</text:p>
          </table:table-cell>
          <table:table-cell table:style-name="ce28" office:value-type="string" calcext:value-type="string">
            <text:p>Recovery</text:p>
          </table:table-cell>
          <table:table-cell table:style-name="ce28" office:value-type="string" calcext:value-type="string">
            <text:p>Restoration</text:p>
          </table:table-cell>
          <table:table-cell table:style-name="ce28" office:value-type="string" calcext:value-type="string">
            <text:p>Defence</text:p>
          </table:table-cell>
          <table:table-cell table:style-name="ce28" office:value-type="string" calcext:value-type="string">
            <text:p>Damage</text:p>
          </table:table-cell>
          <table:table-cell table:style-name="ce28" office:value-type="string" calcext:value-type="string">
            <text:p>Mobility</text:p>
          </table:table-cell>
          <table:table-cell table:style-name="ce28" office:value-type="string" calcext:value-type="string">
            <text:p>Transit</text:p>
          </table:table-cell>
          <table:table-cell table:style-name="ce28" office:value-type="string" calcext:value-type="string">
            <text:p>Survivability</text:p>
          </table:table-cell>
          <table:table-cell table:style-name="ce28" office:value-type="string" calcext:value-type="string">
            <text:p>Initiatio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Clearing</text:p>
          </table:table-cell>
          <table:table-cell table:style-name="ce28" office:value-type="string" calcext:value-type="string">
            <text:p>Influence</text:p>
          </table:table-cell>
          <table:table-cell table:style-name="ce28" office:value-type="string" calcext:value-type="string">
            <text:p>Duelist</text:p>
          </table:table-cell>
          <table:table-cell table:style-name="ce28" office:value-type="string" calcext:value-type="string">
            <text:p>Assassination</text:p>
          </table:table-cell>
          <table:table-cell table:style-name="ce28" office:value-type="string" calcext:value-type="string">
            <text:p>Zoning</text:p>
          </table:table-cell>
          <table:table-cell table:style-name="ce30" table:number-columns-repeated="1006"/>
        </table:table-row>
        <table:table-row table:style-name="ro3">
          <table:table-cell table:style-name="ce29" table:number-columns-repeated="2"/>
          <table:table-cell table:style-name="ce29" office:value-type="string" calcext:value-type="string">
            <text:p>measure of synergy internal to character</text:p>
          </table:table-cell>
          <table:table-cell table:style-name="ce29" office:value-type="string" calcext:value-type="string">
            <text:p>measure of synergy between characters</text:p>
          </table:table-cell>
          <table:table-cell table:style-name="ce29" office:value-type="string" calcext:value-type="string">
            <text:p>measure of damage mitigation internal to character</text:p>
          </table:table-cell>
          <table:table-cell table:style-name="ce29" office:value-type="string" calcext:value-type="string">
            <text:p>measure of damage mitigation between characters</text:p>
          </table:table-cell>
          <table:table-cell table:style-name="ce29" office:value-type="string" calcext:value-type="string">
            <text:p>measure of damage taken</text:p>
          </table:table-cell>
          <table:table-cell table:style-name="ce29" office:value-type="string" calcext:value-type="string">
            <text:p>measure of damage dealt</text:p>
          </table:table-cell>
          <table:table-cell table:style-name="ce29" office:value-type="string" calcext:value-type="string">
            <text:p>measure of mobility internal to character (speed, air vectoring, etc.)</text:p>
          </table:table-cell>
          <table:table-cell table:style-name="ce29" office:value-type="string" calcext:value-type="string">
            <text:p>measure of mobility between characters <text:span text:style-name="T1">(area speed, gateways, etc.)</text:span></text:p>
          </table:table-cell>
          <table:table-cell table:style-name="ce29" office:value-type="string" calcext:value-type="string">
            <text:p>measure of a characters capacity to <text:s/>survive an engagement</text:p>
          </table:table-cell>
          <table:table-cell table:style-name="ce29" office:value-type="string" calcext:value-type="string">
            <text:p>measure of a characters capacity to start an engagement</text:p>
          </table:table-cell>
          <table:table-cell table:style-name="ce29" office:value-type="string" calcext:value-type="string">
            <text:p>measure of a characters overall range across attack and skills</text:p>
          </table:table-cell>
          <table:table-cell table:style-name="ce29" office:value-type="string" calcext:value-type="string">
            <text:p>measure of a characters damaging area of effect potential</text:p>
          </table:table-cell>
          <table:table-cell table:style-name="ce29" office:value-type="string" calcext:value-type="string">
            <text:p>measure of a characters beneficial area of effect <text:s/>potential</text:p>
          </table:table-cell>
          <table:table-cell table:style-name="ce29" office:value-type="string" calcext:value-type="string">
            <text:p>measure of a characters ability to eliminate others 1v1</text:p>
          </table:table-cell>
          <table:table-cell table:style-name="ce29" office:value-type="string" calcext:value-type="string">
            <text:p>measure of a characters ability to instantly eliminate</text:p>
          </table:table-cell>
          <table:table-cell table:style-name="ce29" office:value-type="string" calcext:value-type="string">
            <text:p>measure of a characters ability to control an area</text:p>
          </table:table-cell>
          <table:table-cell/>
          <table:table-cell table:style-name="ce20" table:number-columns-repeated="1005"/>
        </table:table-row>
        <table:table-row table:style-name="ro4">
          <table:table-cell table:style-name="ce17"/>
          <table:table-cell office:value-type="string" calcext:value-type="string">
            <text:p>Attack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20" table:number-columns-repeated="1005"/>
        </table:table-row>
        <table:table-row table:style-name="ro4">
          <table:table-cell office:value-type="string" calcext:value-type="string">
            <text:p>Passive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style-name="ce20" table:number-columns-repeated="1005"/>
        </table:table-row>
        <table:table-row table:style-name="ro4">
          <table:table-cell office:value-type="string" calcext:value-type="string">
            <text:p>Skill 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style-name="ce20" table:number-columns-repeated="1005"/>
        </table:table-row>
        <table:table-row table:style-name="ro4">
          <table:table-cell office:value-type="string" calcext:value-type="string">
            <text:p>Skill 2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style-name="ce20" table:number-columns-repeated="1005"/>
        </table:table-row>
        <table:table-row table:style-name="ro4">
          <table:table-cell office:value-type="string" calcext:value-type="string">
            <text:p>Skill 3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style-name="ce20" table:number-columns-repeated="1005"/>
        </table:table-row>
        <table:table-row table:style-name="ro4">
          <table:table-cell office:value-type="string" calcext:value-type="string">
            <text:p>Skill <text:s/>4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/>
          <table:table-cell table:style-name="ce20" table:number-columns-repeated="1005"/>
        </table:table-row>
        <table:table-row table:style-name="ro4">
          <table:table-cell office:value-type="string" calcext:value-type="string">
            <text:p>Grenade</text:p>
          </table:table-cell>
          <table:table-cell/>
          <table:table-cell table:number-columns-repeated="16"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Total Score</text:p>
          </table:table-cell>
          <table:table-cell table:style-name="ce20" table:number-columns-repeated="1005"/>
        </table:table-row>
        <table:table-row table:style-name="ro4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];[.C9];[.C4];[.C5];[.C6];[.C7];[.C8])" office:value-type="float" office:value="0" calcext:value-type="float">
            <text:p>0</text:p>
          </table:table-cell>
          <table:table-cell table:style-name="ce15" table:formula="of:=SUM([.D3];[.D9];[.D4];[.D5];[.D6];[.D7];[.D8])" office:value-type="float" office:value="0" calcext:value-type="float">
            <text:p>0</text:p>
          </table:table-cell>
          <table:table-cell table:style-name="ce15" table:formula="of:=SUM([.E3];[.E9];[.E4];[.E5];[.E6];[.E7];[.E8])" office:value-type="float" office:value="0" calcext:value-type="float">
            <text:p>0</text:p>
          </table:table-cell>
          <table:table-cell table:style-name="ce15" table:formula="of:=SUM([.F3];[.F9];[.F4];[.F5];[.F6];[.F7];[.F8])" office:value-type="float" office:value="0" calcext:value-type="float">
            <text:p>0</text:p>
          </table:table-cell>
          <table:table-cell table:style-name="ce15" table:formula="of:=SUM([.G3];[.G9];[.G4];[.G5];[.G6];[.G7];[.G8])" office:value-type="float" office:value="0" calcext:value-type="float">
            <text:p>0</text:p>
          </table:table-cell>
          <table:table-cell table:style-name="ce15" table:formula="of:=SUM([.H3];[.H9];[.H4];[.H5];[.H6];[.H7];[.H8])" office:value-type="float" office:value="0" calcext:value-type="float">
            <text:p>0</text:p>
          </table:table-cell>
          <table:table-cell table:style-name="ce15" table:formula="of:=SUM([.I3];[.I9];[.I4];[.I5];[.I6];[.I7];[.I8])" office:value-type="float" office:value="0" calcext:value-type="float">
            <text:p>0</text:p>
          </table:table-cell>
          <table:table-cell table:style-name="ce15" table:formula="of:=SUM([.J3];[.J9];[.J4];[.J5];[.J6];[.J7];[.J8])" office:value-type="float" office:value="0" calcext:value-type="float">
            <text:p>0</text:p>
          </table:table-cell>
          <table:table-cell table:style-name="ce15" table:formula="of:=SUM([.K3];[.K9];[.K4];[.K5];[.K6];[.K7];[.K8])" office:value-type="float" office:value="0" calcext:value-type="float">
            <text:p>0</text:p>
          </table:table-cell>
          <table:table-cell table:style-name="ce15" table:formula="of:=SUM([.L3];[.L9];[.L4];[.L5];[.L6];[.L7];[.L8])" office:value-type="float" office:value="0" calcext:value-type="float">
            <text:p>0</text:p>
          </table:table-cell>
          <table:table-cell table:style-name="ce15" table:formula="of:=SUM([.M3];[.M9];[.M4];[.M5];[.M6];[.M7];[.M8])" office:value-type="float" office:value="0" calcext:value-type="float">
            <text:p>0</text:p>
          </table:table-cell>
          <table:table-cell table:style-name="ce15" table:formula="of:=SUM([.N3];[.N9];[.N4];[.N5];[.N6];[.N7];[.N8])" office:value-type="float" office:value="0" calcext:value-type="float">
            <text:p>0</text:p>
          </table:table-cell>
          <table:table-cell table:style-name="ce15" table:formula="of:=SUM([.O3];[.O9];[.O4];[.O5];[.O6];[.O7];[.O8])" office:value-type="float" office:value="0" calcext:value-type="float">
            <text:p>0</text:p>
          </table:table-cell>
          <table:table-cell table:style-name="ce15" table:formula="of:=SUM([.P3];[.P9];[.P4];[.P5];[.P6];[.P7];[.P8])" office:value-type="float" office:value="0" calcext:value-type="float">
            <text:p>0</text:p>
          </table:table-cell>
          <table:table-cell table:style-name="ce15" table:formula="of:=SUM([.Q3];[.Q9];[.Q4];[.Q5];[.Q6];[.Q7];[.Q8])" office:value-type="float" office:value="0" calcext:value-type="float">
            <text:p>0</text:p>
          </table:table-cell>
          <table:table-cell table:style-name="ce15" table:formula="of:=SUM([.R3];[.R9];[.R4];[.R5];[.R6];[.R7];[.R8])" office:value-type="float" office:value="0" calcext:value-type="float">
            <text:p>0</text:p>
          </table:table-cell>
          <table:table-cell table:style-name="Default" table:number-matrix-columns-spanned="1" table:number-matrix-rows-spanned="1" table:formula="of:=SUM([.C10:.R10])" office:value-type="float" office:value="0" calcext:value-type="float">
            <text:p>0</text:p>
          </table:table-cell>
          <table:table-cell table:style-name="ce31" table:number-columns-repeated="1005"/>
        </table:table-row>
        <table:table-row table:style-name="ro1">
          <table:table-cell table:style-name="ce3" office:value-type="string" calcext:value-type="string">
            <text:p>Presto</text:p>
          </table:table-cell>
          <table:table-cell table:style-name="ce7" office:value-type="string" calcext:value-type="string">
            <text:p>Attack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7" office:value-type="string" calcext:value-type="string">
            <text:p>Pac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1</text:p>
          </table:table-cell>
          <table:table-cell table:style-name="ce7" office:value-type="string" calcext:value-type="string">
            <text:p>Dash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2</text:p>
          </table:table-cell>
          <table:table-cell table:style-name="ce7" office:value-type="string" calcext:value-type="string">
            <text:p>Surg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3</text:p>
          </table:table-cell>
          <table:table-cell table:style-name="ce7" office:value-type="string" calcext:value-type="string">
            <text:p>Recuperate / Invigorate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<text:s/>4</text:p>
          </table:table-cell>
          <table:table-cell table:style-name="ce7" office:value-type="string" calcext:value-type="string">
            <text:p>Marc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Grenade</text:p>
          </table:table-cell>
          <table:table-cell table:style-name="ce7" office:value-type="string" calcext:value-type="string">
            <text:p>Mark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1];[.C12];[.C13];[.C14];[.C15];[.C16];[.C17])" office:value-type="float" office:value="7" calcext:value-type="float">
            <text:p>7</text:p>
          </table:table-cell>
          <table:table-cell table:style-name="ce15" table:formula="of:=SUM([.D11];[.D12];[.D13];[.D14];[.D15];[.D16];[.D17])" office:value-type="float" office:value="3" calcext:value-type="float">
            <text:p>3</text:p>
          </table:table-cell>
          <table:table-cell table:style-name="ce15" table:formula="of:=SUM([.E11];[.E12];[.E13];[.E14];[.E15];[.E16];[.E17])" office:value-type="float" office:value="2" calcext:value-type="float">
            <text:p>2</text:p>
          </table:table-cell>
          <table:table-cell table:style-name="ce15" table:formula="of:=SUM([.F11];[.F12];[.F13];[.F14];[.F15];[.F16];[.F17])" office:value-type="float" office:value="1" calcext:value-type="float">
            <text:p>1</text:p>
          </table:table-cell>
          <table:table-cell table:style-name="ce15" table:formula="of:=SUM([.G11];[.G12];[.G13];[.G14];[.G15];[.G16];[.G17])" office:value-type="float" office:value="2" calcext:value-type="float">
            <text:p>2</text:p>
          </table:table-cell>
          <table:table-cell table:style-name="ce15" table:formula="of:=SUM([.H11];[.H12];[.H13];[.H14];[.H15];[.H16];[.H17])" office:value-type="float" office:value="3" calcext:value-type="float">
            <text:p>3</text:p>
          </table:table-cell>
          <table:table-cell table:style-name="ce15" table:formula="of:=SUM([.I11];[.I12];[.I13];[.I14];[.I15];[.I16];[.I17])" office:value-type="float" office:value="5" calcext:value-type="float">
            <text:p>5</text:p>
          </table:table-cell>
          <table:table-cell table:style-name="ce15" table:formula="of:=SUM([.J11];[.J12];[.J13];[.J14];[.J15];[.J16];[.J17])" office:value-type="float" office:value="2" calcext:value-type="float">
            <text:p>2</text:p>
          </table:table-cell>
          <table:table-cell table:style-name="ce15" table:formula="of:=SUM([.K11];[.K12];[.K13];[.K14];[.K15];[.K16];[.K17])" office:value-type="float" office:value="6" calcext:value-type="float">
            <text:p>6</text:p>
          </table:table-cell>
          <table:table-cell table:style-name="ce15" table:formula="of:=SUM([.L11];[.L12];[.L13];[.L14];[.L15];[.L16];[.L17])" office:value-type="float" office:value="7" calcext:value-type="float">
            <text:p>7</text:p>
          </table:table-cell>
          <table:table-cell table:style-name="ce15" table:formula="of:=SUM([.M11];[.M12];[.M13];[.M14];[.M15];[.M16];[.M17])" office:value-type="float" office:value="5" calcext:value-type="float">
            <text:p>5</text:p>
          </table:table-cell>
          <table:table-cell table:style-name="ce15" table:formula="of:=SUM([.N11];[.N12];[.N13];[.N14];[.N15];[.N16];[.N17])" office:value-type="float" office:value="1" calcext:value-type="float">
            <text:p>1</text:p>
          </table:table-cell>
          <table:table-cell table:style-name="ce15" table:formula="of:=SUM([.O11];[.O17];[.O12];[.O13];[.O14];[.O15];[.O16])" office:value-type="float" office:value="3" calcext:value-type="float">
            <text:p>3</text:p>
          </table:table-cell>
          <table:table-cell table:style-name="ce15" table:formula="of:=SUM([.P11];[.P12];[.P13];[.P14];[.P15];[.P16];[.P17])" office:value-type="float" office:value="8" calcext:value-type="float">
            <text:p>8</text:p>
          </table:table-cell>
          <table:table-cell table:style-name="ce15" table:formula="of:=SUM([.Q11];[.Q12];[.Q13];[.Q14];[.Q15];[.Q16];[.Q17])" office:value-type="float" office:value="0" calcext:value-type="float">
            <text:p>0</text:p>
          </table:table-cell>
          <table:table-cell table:style-name="ce15" table:formula="of:=SUM([.R11];[.R12];[.R13];[.R14];[.R15];[.R16];[.R17])" office:value-type="float" office:value="0" calcext:value-type="float">
            <text:p>0</text:p>
          </table:table-cell>
          <table:table-cell table:style-name="Default" table:number-matrix-columns-spanned="1" table:number-matrix-rows-spanned="1" table:formula="of:=SUM([.C18:.R18])" office:value-type="float" office:value="55" calcext:value-type="float">
            <text:p>55</text:p>
          </table:table-cell>
          <table:table-cell table:style-name="ce32" table:number-columns-repeated="1005"/>
        </table:table-row>
        <table:table-row table:style-name="ro1">
          <table:table-cell table:style-name="ce3" office:value-type="string" calcext:value-type="string">
            <text:p>Lento</text:p>
          </table:table-cell>
          <table:table-cell table:style-name="ce7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7" office:value-type="string" calcext:value-type="string">
            <text:p>Unstopping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1</text:p>
          </table:table-cell>
          <table:table-cell table:style-name="ce7" office:value-type="string" calcext:value-type="string">
            <text:p>Blink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2</text:p>
          </table:table-cell>
          <table:table-cell table:style-name="ce7" office:value-type="string" calcext:value-type="string">
            <text:p>Waltz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3</text:p>
          </table:table-cell>
          <table:table-cell table:style-name="ce7" office:value-type="string" calcext:value-type="string">
            <text:p>Hal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Skill <text:s/>4</text:p>
          </table:table-cell>
          <table:table-cell table:style-name="ce7" office:value-type="string" calcext:value-type="string">
            <text:p>Timekeep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 calcext:value-type="string">
            <text:p>Grenade</text:p>
          </table:table-cell>
          <table:table-cell table:style-name="ce7" office:value-type="string" calcext:value-type="string">
            <text:p>Wel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9];[.C20];[.C21];[.C22];[.C23];[.C24];[.C25])" office:value-type="float" office:value="5" calcext:value-type="float">
            <text:p>5</text:p>
          </table:table-cell>
          <table:table-cell table:style-name="ce15" table:formula="of:=SUM([.D19];[.D20];[.D21];[.D22];[.D23];[.D24];[.D25])" office:value-type="float" office:value="3" calcext:value-type="float">
            <text:p>3</text:p>
          </table:table-cell>
          <table:table-cell table:style-name="ce15" table:formula="of:=SUM([.E19];[.E20];[.E21];[.E22];[.E23];[.E24];[.E25])" office:value-type="float" office:value="0" calcext:value-type="float">
            <text:p>0</text:p>
          </table:table-cell>
          <table:table-cell table:style-name="ce15" table:formula="of:=SUM([.F19];[.F20];[.F21];[.F22];[.F23];[.F24];[.F25])" office:value-type="float" office:value="1" calcext:value-type="float">
            <text:p>1</text:p>
          </table:table-cell>
          <table:table-cell table:style-name="ce15" table:formula="of:=SUM([.G19];[.G20];[.G21];[.G22];[.G23];[.G24];[.G25])" office:value-type="float" office:value="0" calcext:value-type="float">
            <text:p>0</text:p>
          </table:table-cell>
          <table:table-cell table:style-name="ce15" table:formula="of:=SUM([.H19];[.H20];[.H21];[.H22];[.H23];[.H24];[.H25])" office:value-type="float" office:value="2" calcext:value-type="float">
            <text:p>2</text:p>
          </table:table-cell>
          <table:table-cell table:style-name="ce15" table:formula="of:=SUM([.I19];[.I20];[.I21];[.I22];[.I23];[.I24];[.I25])" office:value-type="float" office:value="2" calcext:value-type="float">
            <text:p>2</text:p>
          </table:table-cell>
          <table:table-cell table:style-name="ce15" table:formula="of:=SUM([.J19];[.J20];[.J21];[.J22];[.J23];[.J24];[.J25])" office:value-type="float" office:value="1" calcext:value-type="float">
            <text:p>1</text:p>
          </table:table-cell>
          <table:table-cell table:style-name="ce15" table:formula="of:=SUM([.K19];[.K20];[.K21];[.K22];[.K23];[.K24];[.K25])" office:value-type="float" office:value="7" calcext:value-type="float">
            <text:p>7</text:p>
          </table:table-cell>
          <table:table-cell table:style-name="ce15" table:formula="of:=SUM([.L19];[.L20];[.L21];[.L22];[.L23];[.L24];[.L25])" office:value-type="float" office:value="6" calcext:value-type="float">
            <text:p>6</text:p>
          </table:table-cell>
          <table:table-cell table:style-name="ce15" table:formula="of:=SUM([.M19];[.M20];[.M21];[.M22];[.M23];[.M24];[.M25])" office:value-type="float" office:value="8" calcext:value-type="float">
            <text:p>8</text:p>
          </table:table-cell>
          <table:table-cell table:style-name="ce15" table:formula="of:=SUM([.N19];[.N20];[.N21];[.N22];[.N23];[.N24];[.N25])" office:value-type="float" office:value="1" calcext:value-type="float">
            <text:p>1</text:p>
          </table:table-cell>
          <table:table-cell table:style-name="ce15" table:formula="of:=SUM([.O19];[.O25];[.O20];[.O21];[.O22];[.O23];[.O24])" office:value-type="float" office:value="6" calcext:value-type="float">
            <text:p>6</text:p>
          </table:table-cell>
          <table:table-cell table:style-name="ce15" table:formula="of:=SUM([.P19];[.P20];[.P21];[.P22];[.P23];[.P24];[.P25])" office:value-type="float" office:value="7" calcext:value-type="float">
            <text:p>7</text:p>
          </table:table-cell>
          <table:table-cell table:style-name="ce15" table:formula="of:=SUM([.Q19];[.Q20];[.Q21];[.Q22];[.Q23];[.Q24];[.Q25])" office:value-type="float" office:value="0" calcext:value-type="float">
            <text:p>0</text:p>
          </table:table-cell>
          <table:table-cell table:style-name="ce15" table:formula="of:=SUM([.R19];[.R20];[.R21];[.R22];[.R23];[.R24];[.R25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26:.R26])" office:value-type="float" office:value="55" calcext:value-type="float">
            <text:p>55</text:p>
          </table:table-cell>
          <table:table-cell table:style-name="ce33" table:number-columns-repeated="1005"/>
        </table:table-row>
        <table:table-row table:style-name="ro1">
          <table:table-cell table:style-name="ce17" office:value-type="string" calcext:value-type="string">
            <text:p>Contra</text:p>
          </table:table-cell>
          <table:table-cell office:value-type="string" calcext:value-type="string">
            <text:p>Att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Harmoni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A Min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C Maj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E Min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G Maj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Music Box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27];[.C33];[.C28];[.C29];[.C30];[.C31];[.C32])" office:value-type="float" office:value="8" calcext:value-type="float">
            <text:p>8</text:p>
          </table:table-cell>
          <table:table-cell table:style-name="ce15" table:formula="of:=SUM([.D27];[.D33];[.D28];[.D29];[.D30];[.D31];[.D32])" office:value-type="float" office:value="7" calcext:value-type="float">
            <text:p>7</text:p>
          </table:table-cell>
          <table:table-cell table:style-name="ce15" table:formula="of:=SUM([.E27];[.E33];[.E28];[.E29];[.E30];[.E31];[.E32])" office:value-type="float" office:value="1" calcext:value-type="float">
            <text:p>1</text:p>
          </table:table-cell>
          <table:table-cell table:style-name="ce15" table:formula="of:=SUM([.F27];[.F33];[.F28];[.F29];[.F30];[.F31];[.F32])" office:value-type="float" office:value="1" calcext:value-type="float">
            <text:p>1</text:p>
          </table:table-cell>
          <table:table-cell table:style-name="ce15" table:formula="of:=SUM([.G27];[.G33];[.G28];[.G29];[.G30];[.G31];[.G32])" office:value-type="float" office:value="0" calcext:value-type="float">
            <text:p>0</text:p>
          </table:table-cell>
          <table:table-cell table:style-name="ce15" table:formula="of:=SUM([.H27];[.H33];[.H28];[.H29];[.H30];[.H31];[.H32])" office:value-type="float" office:value="5" calcext:value-type="float">
            <text:p>5</text:p>
          </table:table-cell>
          <table:table-cell table:style-name="ce15" table:formula="of:=SUM([.I27];[.I33];[.I28];[.I29];[.I30];[.I31];[.I32])" office:value-type="float" office:value="0" calcext:value-type="float">
            <text:p>0</text:p>
          </table:table-cell>
          <table:table-cell table:style-name="ce15" table:formula="of:=SUM([.J27];[.J33];[.J28];[.J29];[.J30];[.J31];[.J32])" office:value-type="float" office:value="0" calcext:value-type="float">
            <text:p>0</text:p>
          </table:table-cell>
          <table:table-cell table:style-name="ce15" table:formula="of:=SUM([.K27];[.K33];[.K28];[.K29];[.K30];[.K31];[.K32])" office:value-type="float" office:value="4" calcext:value-type="float">
            <text:p>4</text:p>
          </table:table-cell>
          <table:table-cell table:style-name="ce15" table:formula="of:=SUM([.L27];[.L33];[.L28];[.L29];[.L30];[.L31];[.L32])" office:value-type="float" office:value="5" calcext:value-type="float">
            <text:p>5</text:p>
          </table:table-cell>
          <table:table-cell table:style-name="ce15" table:formula="of:=SUM([.M27];[.M33];[.M28];[.M29];[.M30];[.M31];[.M32])" office:value-type="float" office:value="7" calcext:value-type="float">
            <text:p>7</text:p>
          </table:table-cell>
          <table:table-cell table:style-name="ce15" table:formula="of:=SUM([.N27];[.N33];[.N28];[.N29];[.N30];[.N31];[.N32])" office:value-type="float" office:value="4" calcext:value-type="float">
            <text:p>4</text:p>
          </table:table-cell>
          <table:table-cell table:style-name="ce15" table:formula="of:=SUM([.O27];[.O33];[.O28];[.O29];[.O30];[.O31];[.O32])" office:value-type="float" office:value="6" calcext:value-type="float">
            <text:p>6</text:p>
          </table:table-cell>
          <table:table-cell table:style-name="ce15" table:formula="of:=SUM([.P27];[.P33];[.P28];[.P29];[.P30];[.P31];[.P32])" office:value-type="float" office:value="2" calcext:value-type="float">
            <text:p>2</text:p>
          </table:table-cell>
          <table:table-cell table:style-name="ce15" table:formula="of:=SUM([.Q27];[.Q33];[.Q28];[.Q29];[.Q30];[.Q31];[.Q32])" office:value-type="float" office:value="0" calcext:value-type="float">
            <text:p>0</text:p>
          </table:table-cell>
          <table:table-cell table:style-name="ce15" table:formula="of:=SUM([.R27];[.R33];[.R28];[.R29];[.R30];[.R31];[.R32])" office:value-type="float" office:value="5" calcext:value-type="float">
            <text:p>5</text:p>
          </table:table-cell>
          <table:table-cell table:style-name="Default" table:number-matrix-columns-spanned="1" table:number-matrix-rows-spanned="1" table:formula="of:=SUM([.C34:.R34])" office:value-type="float" office:value="55" calcext:value-type="float">
            <text:p>55</text:p>
          </table:table-cell>
          <table:table-cell table:style-name="ce33" table:number-columns-repeated="1005"/>
        </table:table-row>
        <table:table-row table:style-name="ro1">
          <table:table-cell table:style-name="ce17" office:value-type="string" calcext:value-type="string">
            <text:p>Scordatura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Tens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Consonance / Dissonanc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Harmonic Fiel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Ch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oncor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Tune Tra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35];[.C41];[.C36];[.C37];[.C38];[.C39];[.C40])" office:value-type="float" office:value="7" calcext:value-type="float">
            <text:p>7</text:p>
          </table:table-cell>
          <table:table-cell table:style-name="ce15" table:formula="of:=SUM([.D35];[.D41];[.D36];[.D37];[.D38];[.D39];[.D40])" office:value-type="float" office:value="6" calcext:value-type="float">
            <text:p>6</text:p>
          </table:table-cell>
          <table:table-cell table:style-name="ce15" table:formula="of:=SUM([.E35];[.E41];[.E36];[.E37];[.E38];[.E39];[.E40])" office:value-type="float" office:value="5" calcext:value-type="float">
            <text:p>5</text:p>
          </table:table-cell>
          <table:table-cell table:style-name="ce15" table:formula="of:=SUM([.F35];[.F41];[.F36];[.F37];[.F38];[.F39];[.F40])" office:value-type="float" office:value="6" calcext:value-type="float">
            <text:p>6</text:p>
          </table:table-cell>
          <table:table-cell table:style-name="ce15" table:formula="of:=SUM([.G35];[.G41];[.G36];[.G37];[.G38];[.G39];[.G40])" office:value-type="float" office:value="4" calcext:value-type="float">
            <text:p>4</text:p>
          </table:table-cell>
          <table:table-cell table:style-name="ce15" table:formula="of:=SUM([.H35];[.H41];[.H36];[.H37];[.H38];[.H39];[.H40])" office:value-type="float" office:value="7" calcext:value-type="float">
            <text:p>7</text:p>
          </table:table-cell>
          <table:table-cell table:style-name="ce15" table:formula="of:=SUM([.I35];[.I41];[.I36];[.I37];[.I38];[.I39];[.I40])" office:value-type="float" office:value="2" calcext:value-type="float">
            <text:p>2</text:p>
          </table:table-cell>
          <table:table-cell table:style-name="ce15" table:formula="of:=SUM([.J35];[.J41];[.J36];[.J37];[.J38];[.J39];[.J40])" office:value-type="float" office:value="1" calcext:value-type="float">
            <text:p>1</text:p>
          </table:table-cell>
          <table:table-cell table:style-name="ce15" table:formula="of:=SUM([.K35];[.K41];[.K36];[.K37];[.K38];[.K39];[.K40])" office:value-type="float" office:value="6" calcext:value-type="float">
            <text:p>6</text:p>
          </table:table-cell>
          <table:table-cell table:style-name="ce15" table:formula="of:=SUM([.L35];[.L41];[.L36];[.L37];[.L38];[.L39];[.L40])" office:value-type="float" office:value="8" calcext:value-type="float">
            <text:p>8</text:p>
          </table:table-cell>
          <table:table-cell table:style-name="ce15" table:formula="of:=SUM([.M35];[.M41];[.M36];[.M37];[.M38];[.M39];[.M40])" office:value-type="float" office:value="7" calcext:value-type="float">
            <text:p>7</text:p>
          </table:table-cell>
          <table:table-cell table:style-name="ce15" table:formula="of:=SUM([.N35];[.N41];[.N36];[.N37];[.N38];[.N39];[.N40])" office:value-type="float" office:value="6" calcext:value-type="float">
            <text:p>6</text:p>
          </table:table-cell>
          <table:table-cell table:style-name="ce15" table:formula="of:=SUM([.O35];[.O41];[.O36];[.O37];[.O38];[.O39];[.O40])" office:value-type="float" office:value="8" calcext:value-type="float">
            <text:p>8</text:p>
          </table:table-cell>
          <table:table-cell table:style-name="ce15" table:formula="of:=SUM([.P35];[.P41];[.P36];[.P37];[.P38];[.P39];[.P40])" office:value-type="float" office:value="8" calcext:value-type="float">
            <text:p>8</text:p>
          </table:table-cell>
          <table:table-cell table:style-name="ce15" table:formula="of:=SUM([.Q35];[.Q41];[.Q36];[.Q37];[.Q38];[.Q39];[.Q40])" office:value-type="float" office:value="2" calcext:value-type="float">
            <text:p>2</text:p>
          </table:table-cell>
          <table:table-cell table:style-name="ce15" table:formula="of:=SUM([.R35];[.R41];[.R36];[.R37];[.R38];[.R39];[.R40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42:.R42])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Cavatina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YOU ARE HER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Pattern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rac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Rest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Glid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hor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uardian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43];[.C49];[.C44];[.C45];[.C46];[.C47];[.C48])" office:value-type="float" office:value="11" calcext:value-type="float">
            <text:p>11</text:p>
          </table:table-cell>
          <table:table-cell table:style-name="ce15" table:formula="of:=SUM([.D43];[.D49];[.D44];[.D45];[.D46];[.D47];[.D48])" office:value-type="float" office:value="2" calcext:value-type="float">
            <text:p>2</text:p>
          </table:table-cell>
          <table:table-cell table:style-name="ce15" table:formula="of:=SUM([.E43];[.E49];[.E44];[.E45];[.E46];[.E47];[.E48])" office:value-type="float" office:value="1" calcext:value-type="float">
            <text:p>1</text:p>
          </table:table-cell>
          <table:table-cell table:style-name="ce15" table:formula="of:=SUM([.F43];[.F49];[.F44];[.F45];[.F46];[.F47];[.F48])" office:value-type="float" office:value="2" calcext:value-type="float">
            <text:p>2</text:p>
          </table:table-cell>
          <table:table-cell table:style-name="ce15" table:formula="of:=SUM([.G43];[.G49];[.G44];[.G45];[.G46];[.G47];[.G48])" office:value-type="float" office:value="2" calcext:value-type="float">
            <text:p>2</text:p>
          </table:table-cell>
          <table:table-cell table:style-name="ce15" table:formula="of:=SUM([.H43];[.H49];[.H44];[.H45];[.H46];[.H47];[.H48])" office:value-type="float" office:value="3" calcext:value-type="float">
            <text:p>3</text:p>
          </table:table-cell>
          <table:table-cell table:style-name="ce15" table:formula="of:=SUM([.I43];[.I49];[.I44];[.I45];[.I46];[.I47];[.I48])" office:value-type="float" office:value="3" calcext:value-type="float">
            <text:p>3</text:p>
          </table:table-cell>
          <table:table-cell table:style-name="ce15" table:formula="of:=SUM([.J43];[.J49];[.J44];[.J45];[.J46];[.J47];[.J48])" office:value-type="float" office:value="0" calcext:value-type="float">
            <text:p>0</text:p>
          </table:table-cell>
          <table:table-cell table:style-name="ce15" table:formula="of:=SUM([.K43];[.K49];[.K44];[.K45];[.K46];[.K47];[.K48])" office:value-type="float" office:value="5" calcext:value-type="float">
            <text:p>5</text:p>
          </table:table-cell>
          <table:table-cell table:style-name="ce15" table:formula="of:=SUM([.L43];[.L49];[.L44];[.L45];[.L46];[.L47];[.L48])" office:value-type="float" office:value="4" calcext:value-type="float">
            <text:p>4</text:p>
          </table:table-cell>
          <table:table-cell table:style-name="ce15" table:formula="of:=SUM([.M43];[.M49];[.M44];[.M45];[.M46];[.M47];[.M48])" office:value-type="float" office:value="6" calcext:value-type="float">
            <text:p>6</text:p>
          </table:table-cell>
          <table:table-cell table:style-name="ce15" table:formula="of:=SUM([.N43];[.N49];[.N44];[.N45];[.N46];[.N47];[.N48])" office:value-type="float" office:value="0" calcext:value-type="float">
            <text:p>0</text:p>
          </table:table-cell>
          <table:table-cell table:style-name="ce15" table:formula="of:=SUM([.O43];[.O49];[.O44];[.O45];[.O46];[.O47];[.O48])" office:value-type="float" office:value="0" calcext:value-type="float">
            <text:p>0</text:p>
          </table:table-cell>
          <table:table-cell table:style-name="ce15" table:formula="of:=SUM([.P43];[.P49];[.P44];[.P45];[.P46];[.P47];[.P48])" office:value-type="float" office:value="5" calcext:value-type="float">
            <text:p>5</text:p>
          </table:table-cell>
          <table:table-cell table:style-name="ce15" table:formula="of:=SUM([.Q43];[.Q49];[.Q44];[.Q45];[.Q46];[.Q47];[.Q48])" office:value-type="float" office:value="0" calcext:value-type="float">
            <text:p>0</text:p>
          </table:table-cell>
          <table:table-cell table:style-name="ce15" table:formula="of:=SUM([.R43];[.R49];[.R44];[.R45];[.R46];[.R47];[.R4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50:.R50])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Concerto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One of Man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ag Team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Assum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Shatter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rescend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Trip Tra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51];[.C57];[.C52];[.C53];[.C54];[.C55];[.C56])" office:value-type="float" office:value="8" calcext:value-type="float">
            <text:p>8</text:p>
          </table:table-cell>
          <table:table-cell table:style-name="ce15" table:formula="of:=SUM([.D51];[.D57];[.D52];[.D53];[.D54];[.D55];[.D56])" office:value-type="float" office:value="0" calcext:value-type="float">
            <text:p>0</text:p>
          </table:table-cell>
          <table:table-cell table:style-name="ce15" table:formula="of:=SUM([.E51];[.E57];[.E52];[.E53];[.E54];[.E55];[.E56])" office:value-type="float" office:value="2" calcext:value-type="float">
            <text:p>2</text:p>
          </table:table-cell>
          <table:table-cell table:style-name="ce15" table:formula="of:=SUM([.F51];[.F57];[.F52];[.F53];[.F54];[.F55];[.F56])" office:value-type="float" office:value="0" calcext:value-type="float">
            <text:p>0</text:p>
          </table:table-cell>
          <table:table-cell table:style-name="ce15" table:formula="of:=SUM([.G51];[.G57];[.G52];[.G53];[.G54];[.G55];[.G56])" office:value-type="float" office:value="0" calcext:value-type="float">
            <text:p>0</text:p>
          </table:table-cell>
          <table:table-cell table:style-name="ce15" table:formula="of:=SUM([.H51];[.H57];[.H52];[.H53];[.H54];[.H55];[.H56])" office:value-type="float" office:value="2" calcext:value-type="float">
            <text:p>2</text:p>
          </table:table-cell>
          <table:table-cell table:style-name="ce15" table:formula="of:=SUM([.I51];[.I57];[.I52];[.I53];[.I54];[.I55];[.I56])" office:value-type="float" office:value="2" calcext:value-type="float">
            <text:p>2</text:p>
          </table:table-cell>
          <table:table-cell table:style-name="ce15" table:formula="of:=SUM([.J51];[.J57];[.J52];[.J53];[.J54];[.J55];[.J56])" office:value-type="float" office:value="0" calcext:value-type="float">
            <text:p>0</text:p>
          </table:table-cell>
          <table:table-cell table:style-name="ce15" table:formula="of:=SUM([.K51];[.K57];[.K52];[.K53];[.K54];[.K55];[.K56])" office:value-type="float" office:value="6" calcext:value-type="float">
            <text:p>6</text:p>
          </table:table-cell>
          <table:table-cell table:style-name="ce15" table:formula="of:=SUM([.L51];[.L57];[.L52];[.L53];[.L54];[.L55];[.L56])" office:value-type="float" office:value="7" calcext:value-type="float">
            <text:p>7</text:p>
          </table:table-cell>
          <table:table-cell table:style-name="ce15" table:formula="of:=SUM([.M51];[.M57];[.M52];[.M53];[.M54];[.M55];[.M56])" office:value-type="float" office:value="6" calcext:value-type="float">
            <text:p>6</text:p>
          </table:table-cell>
          <table:table-cell table:style-name="ce15" table:formula="of:=SUM([.N51];[.N57];[.N52];[.N53];[.N54];[.N55];[.N56])" office:value-type="float" office:value="2" calcext:value-type="float">
            <text:p>2</text:p>
          </table:table-cell>
          <table:table-cell table:style-name="ce15" table:formula="of:=SUM([.O51];[.O57];[.O52];[.O53];[.O54];[.O55];[.O56])" office:value-type="float" office:value="0" calcext:value-type="float">
            <text:p>0</text:p>
          </table:table-cell>
          <table:table-cell table:style-name="ce15" table:formula="of:=SUM([.P51];[.P57];[.P52];[.P53];[.P54];[.P55];[.P56])" office:value-type="float" office:value="8" calcext:value-type="float">
            <text:p>8</text:p>
          </table:table-cell>
          <table:table-cell table:style-name="ce15" table:formula="of:=SUM([.Q51];[.Q57];[.Q52];[.Q53];[.Q54];[.Q55];[.Q56])" office:value-type="float" office:value="0" calcext:value-type="float">
            <text:p>0</text:p>
          </table:table-cell>
          <table:table-cell table:style-name="ce15" table:formula="of:=SUM([.R51];[.R57];[.R52];[.R53];[.R54];[.R55];[.R56])" office:value-type="float" office:value="9" calcext:value-type="float">
            <text:p>9</text:p>
          </table:table-cell>
          <table:table-cell table:style-name="Default" table:number-matrix-columns-spanned="1" table:number-matrix-rows-spanned="1" table:formula="of:=SUM([.C58:.R58])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egue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Scale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Sonic Wav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Resonan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Frequenc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acophany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Not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59];[.C65];[.C60];[.C61];[.C62];[.C63];[.C64])" office:value-type="float" office:value="8" calcext:value-type="float">
            <text:p>8</text:p>
          </table:table-cell>
          <table:table-cell table:style-name="ce15" table:formula="of:=SUM([.D59];[.D65];[.D60];[.D61];[.D62];[.D63];[.D64])" office:value-type="float" office:value="0" calcext:value-type="float">
            <text:p>0</text:p>
          </table:table-cell>
          <table:table-cell table:style-name="ce15" table:formula="of:=SUM([.E59];[.E65];[.E60];[.E61];[.E62];[.E63];[.E64])" office:value-type="float" office:value="0" calcext:value-type="float">
            <text:p>0</text:p>
          </table:table-cell>
          <table:table-cell table:style-name="ce15" table:formula="of:=SUM([.F59];[.F65];[.F60];[.F61];[.F62];[.F63];[.F64])" office:value-type="float" office:value="0" calcext:value-type="float">
            <text:p>0</text:p>
          </table:table-cell>
          <table:table-cell table:style-name="ce15" table:formula="of:=SUM([.G59];[.G65];[.G60];[.G61];[.G62];[.G63];[.G64])" office:value-type="float" office:value="0" calcext:value-type="float">
            <text:p>0</text:p>
          </table:table-cell>
          <table:table-cell table:style-name="ce15" table:formula="of:=SUM([.H59];[.H65];[.H60];[.H61];[.H62];[.H63];[.H64])" office:value-type="float" office:value="7" calcext:value-type="float">
            <text:p>7</text:p>
          </table:table-cell>
          <table:table-cell table:style-name="ce15" table:formula="of:=SUM([.I59];[.I65];[.I60];[.I61];[.I62];[.I63];[.I64])" office:value-type="float" office:value="0" calcext:value-type="float">
            <text:p>0</text:p>
          </table:table-cell>
          <table:table-cell table:style-name="ce15" table:formula="of:=SUM([.J59];[.J65];[.J60];[.J61];[.J62];[.J63];[.J64])" office:value-type="float" office:value="0" calcext:value-type="float">
            <text:p>0</text:p>
          </table:table-cell>
          <table:table-cell table:style-name="ce15" table:formula="of:=SUM([.K59];[.K65];[.K60];[.K61];[.K62];[.K63];[.K64])" office:value-type="float" office:value="0" calcext:value-type="float">
            <text:p>0</text:p>
          </table:table-cell>
          <table:table-cell table:style-name="ce15" table:formula="of:=SUM([.L59];[.L65];[.L60];[.L61];[.L62];[.L63];[.L64])" office:value-type="float" office:value="7" calcext:value-type="float">
            <text:p>7</text:p>
          </table:table-cell>
          <table:table-cell table:style-name="ce15" table:formula="of:=SUM([.M59];[.M65];[.M60];[.M61];[.M62];[.M63];[.M64])" office:value-type="float" office:value="5" calcext:value-type="float">
            <text:p>5</text:p>
          </table:table-cell>
          <table:table-cell table:style-name="ce15" table:formula="of:=SUM([.N59];[.N65];[.N60];[.N61];[.N62];[.N63];[.N64])" office:value-type="float" office:value="4" calcext:value-type="float">
            <text:p>4</text:p>
          </table:table-cell>
          <table:table-cell table:style-name="ce15" table:formula="of:=SUM([.O59];[.O65];[.O60];[.O61];[.O62];[.O63];[.O64])" office:value-type="float" office:value="0" calcext:value-type="float">
            <text:p>0</text:p>
          </table:table-cell>
          <table:table-cell table:style-name="ce15" table:formula="of:=SUM([.P59];[.P65];[.P60];[.P61];[.P62];[.P63];[.P64])" office:value-type="float" office:value="7" calcext:value-type="float">
            <text:p>7</text:p>
          </table:table-cell>
          <table:table-cell table:style-name="ce15" table:formula="of:=SUM([.Q59];[.Q65];[.Q60];[.Q61];[.Q62];[.Q63];[.Q64])" office:value-type="float" office:value="5" calcext:value-type="float">
            <text:p>5</text:p>
          </table:table-cell>
          <table:table-cell table:style-name="ce15" table:formula="of:=SUM([.R59];[.R65];[.R60];[.R61];[.R62];[.R63];[.R64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66:.R66])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Campane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Reson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onal Bla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Vib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Resonance Cav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Am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67];[.C73];[.C68];[.C69];[.C70];[.C71];[.C72])" office:value-type="float" office:value="6" calcext:value-type="float">
            <text:p>6</text:p>
          </table:table-cell>
          <table:table-cell table:style-name="ce15" table:formula="of:=SUM([.D67];[.D73];[.D68];[.D69];[.D70];[.D71];[.D72])" office:value-type="float" office:value="1" calcext:value-type="float">
            <text:p>1</text:p>
          </table:table-cell>
          <table:table-cell table:style-name="ce15" table:formula="of:=SUM([.E67];[.E73];[.E68];[.E69];[.E70];[.E71];[.E72])" office:value-type="float" office:value="4" calcext:value-type="float">
            <text:p>4</text:p>
          </table:table-cell>
          <table:table-cell table:style-name="ce15" table:formula="of:=SUM([.F67];[.F73];[.F68];[.F69];[.F70];[.F71];[.F72])" office:value-type="float" office:value="1" calcext:value-type="float">
            <text:p>1</text:p>
          </table:table-cell>
          <table:table-cell table:style-name="ce15" table:formula="of:=SUM([.G67];[.G73];[.G68];[.G69];[.G70];[.G71];[.G72])" office:value-type="float" office:value="3" calcext:value-type="float">
            <text:p>3</text:p>
          </table:table-cell>
          <table:table-cell table:style-name="ce15" table:formula="of:=SUM([.H67];[.H73];[.H68];[.H69];[.H70];[.H71];[.H72])" office:value-type="float" office:value="4" calcext:value-type="float">
            <text:p>4</text:p>
          </table:table-cell>
          <table:table-cell table:style-name="ce15" table:formula="of:=SUM([.I67];[.I73];[.I68];[.I69];[.I70];[.I71];[.I72])" office:value-type="float" office:value="1" calcext:value-type="float">
            <text:p>1</text:p>
          </table:table-cell>
          <table:table-cell table:style-name="ce15" table:formula="of:=SUM([.J67];[.J73];[.J68];[.J69];[.J70];[.J71];[.J72])" office:value-type="float" office:value="0" calcext:value-type="float">
            <text:p>0</text:p>
          </table:table-cell>
          <table:table-cell table:style-name="ce15" table:formula="of:=SUM([.K67];[.K73];[.K68];[.K69];[.K70];[.K71];[.K72])" office:value-type="float" office:value="4" calcext:value-type="float">
            <text:p>4</text:p>
          </table:table-cell>
          <table:table-cell table:style-name="ce15" table:formula="of:=SUM([.L67];[.L73];[.L68];[.L69];[.L70];[.L71];[.L72])" office:value-type="float" office:value="7" calcext:value-type="float">
            <text:p>7</text:p>
          </table:table-cell>
          <table:table-cell table:style-name="ce15" table:formula="of:=SUM([.M67];[.M73];[.M68];[.M69];[.M70];[.M71];[.M72])" office:value-type="float" office:value="4" calcext:value-type="float">
            <text:p>4</text:p>
          </table:table-cell>
          <table:table-cell table:style-name="ce15" table:formula="of:=SUM([.N67];[.N73];[.N68];[.N69];[.N70];[.N71];[.N72])" office:value-type="float" office:value="3" calcext:value-type="float">
            <text:p>3</text:p>
          </table:table-cell>
          <table:table-cell table:style-name="ce15" table:formula="of:=SUM([.O67];[.O73];[.O68];[.O69];[.O70];[.O71];[.O72])" office:value-type="float" office:value="0" calcext:value-type="float">
            <text:p>0</text:p>
          </table:table-cell>
          <table:table-cell table:style-name="ce15" table:formula="of:=SUM([.P67];[.P73];[.P68];[.P69];[.P70];[.P71];[.P72])" office:value-type="float" office:value="7" calcext:value-type="float">
            <text:p>7</text:p>
          </table:table-cell>
          <table:table-cell table:style-name="ce15" table:formula="of:=SUM([.Q67];[.Q73];[.Q68];[.Q69];[.Q70];[.Q71];[.Q72])" office:value-type="float" office:value="2" calcext:value-type="float">
            <text:p>2</text:p>
          </table:table-cell>
          <table:table-cell table:style-name="ce15" table:formula="of:=SUM([.R67];[.R73];[.R68];[.R69];[.R70];[.R71];[.R72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74:.R74])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attaglia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Beat-keepe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Kic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Sna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Ha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Bui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Beat-box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75];[.C81];[.C76];[.C77];[.C78];[.C79];[.C80])" office:value-type="float" office:value="11" calcext:value-type="float">
            <text:p>11</text:p>
          </table:table-cell>
          <table:table-cell table:style-name="ce15" table:formula="of:=SUM([.D75];[.D81];[.D76];[.D77];[.D78];[.D79];[.D80])" office:value-type="float" office:value="2" calcext:value-type="float">
            <text:p>2</text:p>
          </table:table-cell>
          <table:table-cell table:style-name="ce15" table:formula="of:=SUM([.E75];[.E81];[.E76];[.E77];[.E78];[.E79];[.E80])" office:value-type="float" office:value="0" calcext:value-type="float">
            <text:p>0</text:p>
          </table:table-cell>
          <table:table-cell table:style-name="ce15" table:formula="of:=SUM([.F75];[.F81];[.F76];[.F77];[.F78];[.F79];[.F80])" office:value-type="float" office:value="0" calcext:value-type="float">
            <text:p>0</text:p>
          </table:table-cell>
          <table:table-cell table:style-name="ce15" table:formula="of:=SUM([.G75];[.G81];[.G76];[.G77];[.G78];[.G79];[.G80])" office:value-type="float" office:value="0" calcext:value-type="float">
            <text:p>0</text:p>
          </table:table-cell>
          <table:table-cell table:style-name="ce15" table:formula="of:=SUM([.H75];[.H81];[.H76];[.H77];[.H78];[.H79];[.H80])" office:value-type="float" office:value="6" calcext:value-type="float">
            <text:p>6</text:p>
          </table:table-cell>
          <table:table-cell table:style-name="ce15" table:formula="of:=SUM([.I75];[.I81];[.I76];[.I77];[.I78];[.I79];[.I80])" office:value-type="float" office:value="2" calcext:value-type="float">
            <text:p>2</text:p>
          </table:table-cell>
          <table:table-cell table:style-name="ce15" table:formula="of:=SUM([.J75];[.J81];[.J76];[.J77];[.J78];[.J79];[.J80])" office:value-type="float" office:value="2" calcext:value-type="float">
            <text:p>2</text:p>
          </table:table-cell>
          <table:table-cell table:style-name="ce15" table:formula="of:=SUM([.K75];[.K81];[.K76];[.K77];[.K78];[.K79];[.K80])" office:value-type="float" office:value="2" calcext:value-type="float">
            <text:p>2</text:p>
          </table:table-cell>
          <table:table-cell table:style-name="ce15" table:formula="of:=SUM([.L75];[.L81];[.L76];[.L77];[.L78];[.L79];[.L80])" office:value-type="float" office:value="4" calcext:value-type="float">
            <text:p>4</text:p>
          </table:table-cell>
          <table:table-cell table:style-name="ce15" table:formula="of:=SUM([.M75];[.M81];[.M76];[.M77];[.M78];[.M79];[.M80])" office:value-type="float" office:value="7" calcext:value-type="float">
            <text:p>7</text:p>
          </table:table-cell>
          <table:table-cell table:style-name="ce15" table:formula="of:=SUM([.N75];[.N81];[.N76];[.N77];[.N78];[.N79];[.N80])" office:value-type="float" office:value="6" calcext:value-type="float">
            <text:p>6</text:p>
          </table:table-cell>
          <table:table-cell table:style-name="ce15" table:formula="of:=SUM([.O75];[.O81];[.O76];[.O77];[.O78];[.O79];[.O80])" office:value-type="float" office:value="0" calcext:value-type="float">
            <text:p>0</text:p>
          </table:table-cell>
          <table:table-cell table:style-name="ce15" table:formula="of:=SUM([.P75];[.P81];[.P76];[.P77];[.P78];[.P79];[.P80])" office:value-type="float" office:value="5" calcext:value-type="float">
            <text:p>5</text:p>
          </table:table-cell>
          <table:table-cell table:style-name="ce15" table:formula="of:=SUM([.Q75];[.Q81];[.Q76];[.Q77];[.Q78];[.Q79];[.Q80])" office:value-type="float" office:value="2" calcext:value-type="float">
            <text:p>2</text:p>
          </table:table-cell>
          <table:table-cell table:style-name="ce15" table:formula="of:=SUM([.R75];[.R81];[.R76];[.R77];[.R78];[.R79];[.R80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82:.R82])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Largo</text:p>
          </table:table-cell>
          <table:table-cell office:value-type="string" calcext:value-type="string">
            <text:p>Attack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Ritu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Fervo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Prow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Boun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Vict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Wub-stick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83];[.C89];[.C84];[.C85];[.C86];[.C87];[.C88])" office:value-type="float" office:value="6" calcext:value-type="float">
            <text:p>6</text:p>
          </table:table-cell>
          <table:table-cell table:style-name="ce15" table:formula="of:=SUM([.D83];[.D89];[.D84];[.D85];[.D86];[.D87];[.D88])" office:value-type="float" office:value="11" calcext:value-type="float">
            <text:p>11</text:p>
          </table:table-cell>
          <table:table-cell table:style-name="ce15" table:formula="of:=SUM([.E83];[.E89];[.E84];[.E85];[.E86];[.E87];[.E88])" office:value-type="float" office:value="2" calcext:value-type="float">
            <text:p>2</text:p>
          </table:table-cell>
          <table:table-cell table:style-name="ce15" table:formula="of:=SUM([.F83];[.F89];[.F84];[.F85];[.F86];[.F87];[.F88])" office:value-type="float" office:value="2" calcext:value-type="float">
            <text:p>2</text:p>
          </table:table-cell>
          <table:table-cell table:style-name="ce15" table:formula="of:=SUM([.G83];[.G89];[.G84];[.G85];[.G86];[.G87];[.G88])" office:value-type="float" office:value="3" calcext:value-type="float">
            <text:p>3</text:p>
          </table:table-cell>
          <table:table-cell table:style-name="ce15" table:formula="of:=SUM([.H83];[.H89];[.H84];[.H85];[.H86];[.H87];[.H88])" office:value-type="float" office:value="3" calcext:value-type="float">
            <text:p>3</text:p>
          </table:table-cell>
          <table:table-cell table:style-name="ce15" table:formula="of:=SUM([.I83];[.I89];[.I84];[.I85];[.I86];[.I87];[.I88])" office:value-type="float" office:value="1" calcext:value-type="float">
            <text:p>1</text:p>
          </table:table-cell>
          <table:table-cell table:style-name="ce15" table:formula="of:=SUM([.J83];[.J89];[.J84];[.J85];[.J86];[.J87];[.J88])" office:value-type="float" office:value="1" calcext:value-type="float">
            <text:p>1</text:p>
          </table:table-cell>
          <table:table-cell table:style-name="ce15" table:formula="of:=SUM([.K83];[.K89];[.K84];[.K85];[.K86];[.K87];[.K88])" office:value-type="float" office:value="5" calcext:value-type="float">
            <text:p>5</text:p>
          </table:table-cell>
          <table:table-cell table:style-name="ce15" table:formula="of:=SUM([.L83];[.L89];[.L84];[.L85];[.L86];[.L87];[.L88])" office:value-type="float" office:value="5" calcext:value-type="float">
            <text:p>5</text:p>
          </table:table-cell>
          <table:table-cell table:style-name="ce15" table:formula="of:=SUM([.M83];[.M89];[.M84];[.M85];[.M86];[.M87];[.M88])" office:value-type="float" office:value="6" calcext:value-type="float">
            <text:p>6</text:p>
          </table:table-cell>
          <table:table-cell table:style-name="ce15" table:formula="of:=SUM([.N83];[.N89];[.N84];[.N85];[.N86];[.N87];[.N88])" office:value-type="float" office:value="5" calcext:value-type="float">
            <text:p>5</text:p>
          </table:table-cell>
          <table:table-cell table:style-name="ce15" table:formula="of:=SUM([.O83];[.O89];[.O84];[.O85];[.O86];[.O87];[.O88])" office:value-type="float" office:value="0" calcext:value-type="float">
            <text:p>0</text:p>
          </table:table-cell>
          <table:table-cell table:style-name="ce15" table:formula="of:=SUM([.P83];[.P89];[.P84];[.P85];[.P86];[.P87];[.P88])" office:value-type="float" office:value="2" calcext:value-type="float">
            <text:p>2</text:p>
          </table:table-cell>
          <table:table-cell table:style-name="ce15" table:formula="of:=SUM([.Q83];[.Q89];[.Q84];[.Q85];[.Q86];[.Q87];[.Q88])" office:value-type="float" office:value="1" calcext:value-type="float">
            <text:p>1</text:p>
          </table:table-cell>
          <table:table-cell table:style-name="ce15" table:formula="of:=SUM([.R83];[.R89];[.R84];[.R85];[.R86];[.R87];[.R88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90:.R90])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rismatico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Pris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Red Shif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Green Sh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Blue Shif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Burs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Colour Bomb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91];[.C97];[.C92];[.C93];[.C94];[.C95];[.C96])" office:value-type="float" office:value="11" calcext:value-type="float">
            <text:p>11</text:p>
          </table:table-cell>
          <table:table-cell table:style-name="ce15" table:formula="of:=SUM([.D91];[.D97];[.D92];[.D93];[.D94];[.D95];[.D96])" office:value-type="float" office:value="5" calcext:value-type="float">
            <text:p>5</text:p>
          </table:table-cell>
          <table:table-cell table:style-name="ce15" table:formula="of:=SUM([.E91];[.E97];[.E92];[.E93];[.E94];[.E95];[.E96])" office:value-type="float" office:value="2" calcext:value-type="float">
            <text:p>2</text:p>
          </table:table-cell>
          <table:table-cell table:style-name="ce15" table:formula="of:=SUM([.F91];[.F97];[.F92];[.F93];[.F94];[.F95];[.F96])" office:value-type="float" office:value="3" calcext:value-type="float">
            <text:p>3</text:p>
          </table:table-cell>
          <table:table-cell table:style-name="ce15" table:formula="of:=SUM([.G91];[.G97];[.G92];[.G93];[.G94];[.G95];[.G96])" office:value-type="float" office:value="0" calcext:value-type="float">
            <text:p>0</text:p>
          </table:table-cell>
          <table:table-cell table:style-name="ce15" table:formula="of:=SUM([.H91];[.H97];[.H92];[.H93];[.H94];[.H95];[.H96])" office:value-type="float" office:value="6" calcext:value-type="float">
            <text:p>6</text:p>
          </table:table-cell>
          <table:table-cell table:style-name="ce15" table:formula="of:=SUM([.I91];[.I97];[.I92];[.I93];[.I94];[.I95];[.I96])" office:value-type="float" office:value="0" calcext:value-type="float">
            <text:p>0</text:p>
          </table:table-cell>
          <table:table-cell table:style-name="ce15" table:formula="of:=SUM([.J91];[.J97];[.J92];[.J93];[.J94];[.J95];[.J96])" office:value-type="float" office:value="0" calcext:value-type="float">
            <text:p>0</text:p>
          </table:table-cell>
          <table:table-cell table:style-name="ce15" table:formula="of:=SUM([.K91];[.K97];[.K92];[.K93];[.K94];[.K95];[.K96])" office:value-type="float" office:value="6" calcext:value-type="float">
            <text:p>6</text:p>
          </table:table-cell>
          <table:table-cell table:style-name="ce15" table:formula="of:=SUM([.L91];[.L97];[.L92];[.L93];[.L94];[.L95];[.L96])" office:value-type="float" office:value="8" calcext:value-type="float">
            <text:p>8</text:p>
          </table:table-cell>
          <table:table-cell table:style-name="ce15" table:formula="of:=SUM([.M91];[.M97];[.M92];[.M93];[.M94];[.M95];[.M96])" office:value-type="float" office:value="6" calcext:value-type="float">
            <text:p>6</text:p>
          </table:table-cell>
          <table:table-cell table:style-name="ce15" table:formula="of:=SUM([.N91];[.N97];[.N92];[.N93];[.N94];[.N95];[.N96])" office:value-type="float" office:value="7" calcext:value-type="float">
            <text:p>7</text:p>
          </table:table-cell>
          <table:table-cell table:style-name="ce15" table:formula="of:=SUM([.O91];[.O97];[.O92];[.O93];[.O94];[.O95];[.O96])" office:value-type="float" office:value="0" calcext:value-type="float">
            <text:p>0</text:p>
          </table:table-cell>
          <table:table-cell table:style-name="ce15" table:formula="of:=SUM([.P91];[.P97];[.P92];[.P93];[.P94];[.P95];[.P96])" office:value-type="float" office:value="6" calcext:value-type="float">
            <text:p>6</text:p>
          </table:table-cell>
          <table:table-cell table:style-name="ce15" table:formula="of:=SUM([.Q91];[.Q97];[.Q92];[.Q93];[.Q94];[.Q95];[.Q96])" office:value-type="float" office:value="3" calcext:value-type="float">
            <text:p>3</text:p>
          </table:table-cell>
          <table:table-cell table:style-name="ce15" table:formula="of:=SUM([.R91];[.R97];[.R92];[.R93];[.R94];[.R95];[.R96])" office:value-type="float" office:value="10" calcext:value-type="float">
            <text:p>10</text:p>
          </table:table-cell>
          <table:table-cell table:style-name="Default" table:number-matrix-columns-spanned="1" table:number-matrix-rows-spanned="1" table:formula="of:=SUM([.C98:.R98])" office:value-type="float" office:value="73" calcext:value-type="float">
            <text:p>73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uro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Purit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Pure Bol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Sentine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Colour-g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Infu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Sentinel Dron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99];[.C105];[.C100];[.C101];[.C102];[.C103];[.C104])" office:value-type="float" office:value="7" calcext:value-type="float">
            <text:p>7</text:p>
          </table:table-cell>
          <table:table-cell table:style-name="ce15" table:formula="of:=SUM([.D99];[.D105];[.D100];[.D101];[.D102];[.D103];[.D104])" office:value-type="float" office:value="3" calcext:value-type="float">
            <text:p>3</text:p>
          </table:table-cell>
          <table:table-cell table:style-name="ce15" table:formula="of:=SUM([.E99];[.E105];[.E100];[.E101];[.E102];[.E103];[.E104])" office:value-type="float" office:value="2" calcext:value-type="float">
            <text:p>2</text:p>
          </table:table-cell>
          <table:table-cell table:style-name="ce15" table:formula="of:=SUM([.F99];[.F105];[.F100];[.F101];[.F102];[.F103];[.F104])" office:value-type="float" office:value="2" calcext:value-type="float">
            <text:p>2</text:p>
          </table:table-cell>
          <table:table-cell table:style-name="ce15" table:formula="of:=SUM([.G99];[.G105];[.G100];[.G101];[.G102];[.G103];[.G104])" office:value-type="float" office:value="0" calcext:value-type="float">
            <text:p>0</text:p>
          </table:table-cell>
          <table:table-cell table:style-name="ce15" table:formula="of:=SUM([.H99];[.H105];[.H100];[.H101];[.H102];[.H103];[.H104])" office:value-type="float" office:value="4" calcext:value-type="float">
            <text:p>4</text:p>
          </table:table-cell>
          <table:table-cell table:style-name="ce15" table:formula="of:=SUM([.I99];[.I105];[.I100];[.I101];[.I102];[.I103];[.I104])" office:value-type="float" office:value="3" calcext:value-type="float">
            <text:p>3</text:p>
          </table:table-cell>
          <table:table-cell table:style-name="ce15" table:formula="of:=SUM([.J99];[.J105];[.J100];[.J101];[.J102];[.J103];[.J104])" office:value-type="float" office:value="3" calcext:value-type="float">
            <text:p>3</text:p>
          </table:table-cell>
          <table:table-cell table:style-name="ce15" table:formula="of:=SUM([.K99];[.K105];[.K100];[.K101];[.K102];[.K103];[.K104])" office:value-type="float" office:value="3" calcext:value-type="float">
            <text:p>3</text:p>
          </table:table-cell>
          <table:table-cell table:style-name="ce15" table:formula="of:=SUM([.L99];[.L105];[.L100];[.L101];[.L102];[.L103];[.L104])" office:value-type="float" office:value="8" calcext:value-type="float">
            <text:p>8</text:p>
          </table:table-cell>
          <table:table-cell table:style-name="ce15" table:formula="of:=SUM([.M99];[.M105];[.M100];[.M101];[.M102];[.M103];[.M104])" office:value-type="float" office:value="7" calcext:value-type="float">
            <text:p>7</text:p>
          </table:table-cell>
          <table:table-cell table:style-name="ce15" table:formula="of:=SUM([.N99];[.N105];[.N100];[.N101];[.N102];[.N103];[.N104])" office:value-type="float" office:value="6" calcext:value-type="float">
            <text:p>6</text:p>
          </table:table-cell>
          <table:table-cell table:style-name="ce15" table:formula="of:=SUM([.O99];[.O105];[.O100];[.O101];[.O102];[.O103];[.O104])" office:value-type="float" office:value="0" calcext:value-type="float">
            <text:p>0</text:p>
          </table:table-cell>
          <table:table-cell table:style-name="ce15" table:formula="of:=SUM([.P99];[.P105];[.P100];[.P101];[.P102];[.P103];[.P104])" office:value-type="float" office:value="7" calcext:value-type="float">
            <text:p>7</text:p>
          </table:table-cell>
          <table:table-cell table:style-name="ce15" table:formula="of:=SUM([.Q99];[.Q105];[.Q100];[.Q101];[.Q102];[.Q103];[.Q104])" office:value-type="float" office:value="2" calcext:value-type="float">
            <text:p>2</text:p>
          </table:table-cell>
          <table:table-cell table:style-name="ce15" table:formula="of:=SUM([.R99];[.R105];[.R100];[.R101];[.R102];[.R103];[.R104])" office:value-type="float" office:value="7" calcext:value-type="float">
            <text:p>7</text:p>
          </table:table-cell>
          <table:table-cell table:style-name="Default" table:number-matrix-columns-spanned="1" table:number-matrix-rows-spanned="1" table:formula="of:=SUM([.C106:.R106])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Nero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Fa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Twiligh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Edg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Stalk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Umbra Shard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07];[.C113];[.C108];[.C109];[.C110];[.C111];[.C112])" office:value-type="float" office:value="9" calcext:value-type="float">
            <text:p>9</text:p>
          </table:table-cell>
          <table:table-cell table:style-name="ce15" table:formula="of:=SUM([.D107];[.D113];[.D108];[.D109];[.D110];[.D111];[.D112])" office:value-type="float" office:value="0" calcext:value-type="float">
            <text:p>0</text:p>
          </table:table-cell>
          <table:table-cell table:style-name="ce15" table:formula="of:=SUM([.E107];[.E113];[.E108];[.E109];[.E110];[.E111];[.E112])" office:value-type="float" office:value="0" calcext:value-type="float">
            <text:p>0</text:p>
          </table:table-cell>
          <table:table-cell table:style-name="ce15" table:formula="of:=SUM([.F107];[.F113];[.F108];[.F109];[.F110];[.F111];[.F112])" office:value-type="float" office:value="0" calcext:value-type="float">
            <text:p>0</text:p>
          </table:table-cell>
          <table:table-cell table:style-name="ce15" table:formula="of:=SUM([.G107];[.G113];[.G108];[.G109];[.G110];[.G111];[.G112])" office:value-type="float" office:value="0" calcext:value-type="float">
            <text:p>0</text:p>
          </table:table-cell>
          <table:table-cell table:style-name="ce15" table:formula="of:=SUM([.H107];[.H113];[.H108];[.H109];[.H110];[.H111];[.H112])" office:value-type="float" office:value="6" calcext:value-type="float">
            <text:p>6</text:p>
          </table:table-cell>
          <table:table-cell table:style-name="ce15" table:formula="of:=SUM([.I107];[.I113];[.I108];[.I109];[.I110];[.I111];[.I112])" office:value-type="float" office:value="5" calcext:value-type="float">
            <text:p>5</text:p>
          </table:table-cell>
          <table:table-cell table:style-name="ce15" table:formula="of:=SUM([.J107];[.J113];[.J108];[.J109];[.J110];[.J111];[.J112])" office:value-type="float" office:value="0" calcext:value-type="float">
            <text:p>0</text:p>
          </table:table-cell>
          <table:table-cell table:style-name="ce15" table:formula="of:=SUM([.K107];[.K113];[.K108];[.K109];[.K110];[.K111];[.K112])" office:value-type="float" office:value="3" calcext:value-type="float">
            <text:p>3</text:p>
          </table:table-cell>
          <table:table-cell table:style-name="ce15" table:formula="of:=SUM([.L107];[.L113];[.L108];[.L109];[.L110];[.L111];[.L112])" office:value-type="float" office:value="9" calcext:value-type="float">
            <text:p>9</text:p>
          </table:table-cell>
          <table:table-cell table:style-name="ce15" table:formula="of:=SUM([.M107];[.M113];[.M108];[.M109];[.M110];[.M111];[.M112])" office:value-type="float" office:value="5" calcext:value-type="float">
            <text:p>5</text:p>
          </table:table-cell>
          <table:table-cell table:style-name="ce15" table:formula="of:=SUM([.N107];[.N113];[.N108];[.N109];[.N110];[.N111];[.N112])" office:value-type="float" office:value="2" calcext:value-type="float">
            <text:p>2</text:p>
          </table:table-cell>
          <table:table-cell table:style-name="ce15" table:formula="of:=SUM([.O107];[.O113];[.O108];[.O109];[.O110];[.O111];[.O112])" office:value-type="float" office:value="0" calcext:value-type="float">
            <text:p>0</text:p>
          </table:table-cell>
          <table:table-cell table:style-name="ce15" table:formula="of:=SUM([.P107];[.P113];[.P108];[.P109];[.P110];[.P111];[.P112])" office:value-type="float" office:value="7" calcext:value-type="float">
            <text:p>7</text:p>
          </table:table-cell>
          <table:table-cell table:style-name="ce15" table:formula="of:=SUM([.Q107];[.Q113];[.Q108];[.Q109];[.Q110];[.Q111];[.Q112])" office:value-type="float" office:value="5" calcext:value-type="float">
            <text:p>5</text:p>
          </table:table-cell>
          <table:table-cell table:style-name="ce15" table:formula="of:=SUM([.R107];[.R113];[.R108];[.R109];[.R110];[.R111];[.R112])" office:value-type="float" office:value="5" calcext:value-type="float">
            <text:p>5</text:p>
          </table:table-cell>
          <table:table-cell table:style-name="Default" table:number-matrix-columns-spanned="1" table:number-matrix-rows-spanned="1" table:formula="of:=SUM([.C114:.R114])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Grav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Shadow-walk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Darkn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S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Umbra Or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Pitch Blac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Zone of Influe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15];[.C121];[.C116];[.C117];[.C118];[.C119];[.C120])" office:value-type="float" office:value="10" calcext:value-type="float">
            <text:p>10</text:p>
          </table:table-cell>
          <table:table-cell table:style-name="ce15" table:formula="of:=SUM([.D115];[.D121];[.D116];[.D117];[.D118];[.D119];[.D120])" office:value-type="float" office:value="0" calcext:value-type="float">
            <text:p>0</text:p>
          </table:table-cell>
          <table:table-cell table:style-name="ce15" table:formula="of:=SUM([.E115];[.E121];[.E116];[.E117];[.E118];[.E119];[.E120])" office:value-type="float" office:value="3" calcext:value-type="float">
            <text:p>3</text:p>
          </table:table-cell>
          <table:table-cell table:style-name="ce15" table:formula="of:=SUM([.F115];[.F121];[.F116];[.F117];[.F118];[.F119];[.F120])" office:value-type="float" office:value="0" calcext:value-type="float">
            <text:p>0</text:p>
          </table:table-cell>
          <table:table-cell table:style-name="ce15" table:formula="of:=SUM([.G115];[.G121];[.G116];[.G117];[.G118];[.G119];[.G120])" office:value-type="float" office:value="2" calcext:value-type="float">
            <text:p>2</text:p>
          </table:table-cell>
          <table:table-cell table:style-name="ce15" table:formula="of:=SUM([.H115];[.H121];[.H116];[.H117];[.H118];[.H119];[.H120])" office:value-type="float" office:value="7" calcext:value-type="float">
            <text:p>7</text:p>
          </table:table-cell>
          <table:table-cell table:style-name="ce15" table:formula="of:=SUM([.I115];[.I121];[.I116];[.I117];[.I118];[.I119];[.I120])" office:value-type="float" office:value="1" calcext:value-type="float">
            <text:p>1</text:p>
          </table:table-cell>
          <table:table-cell table:style-name="ce15" table:formula="of:=SUM([.J115];[.J121];[.J116];[.J117];[.J118];[.J119];[.J120])" office:value-type="float" office:value="0" calcext:value-type="float">
            <text:p>0</text:p>
          </table:table-cell>
          <table:table-cell table:style-name="ce15" table:formula="of:=SUM([.K115];[.K121];[.K116];[.K117];[.K118];[.K119];[.K120])" office:value-type="float" office:value="3" calcext:value-type="float">
            <text:p>3</text:p>
          </table:table-cell>
          <table:table-cell table:style-name="ce15" table:formula="of:=SUM([.L115];[.L121];[.L116];[.L117];[.L118];[.L119];[.L120])" office:value-type="float" office:value="5" calcext:value-type="float">
            <text:p>5</text:p>
          </table:table-cell>
          <table:table-cell table:style-name="ce15" table:formula="of:=SUM([.M115];[.M121];[.M116];[.M117];[.M118];[.M119];[.M120])" office:value-type="float" office:value="8" calcext:value-type="float">
            <text:p>8</text:p>
          </table:table-cell>
          <table:table-cell table:style-name="ce15" table:formula="of:=SUM([.N115];[.N121];[.N116];[.N117];[.N118];[.N119];[.N120])" office:value-type="float" office:value="7" calcext:value-type="float">
            <text:p>7</text:p>
          </table:table-cell>
          <table:table-cell table:style-name="ce15" table:formula="of:=SUM([.O115];[.O121];[.O116];[.O117];[.O118];[.O119];[.O120])" office:value-type="float" office:value="0" calcext:value-type="float">
            <text:p>0</text:p>
          </table:table-cell>
          <table:table-cell table:style-name="ce15" table:formula="of:=SUM([.P115];[.P121];[.P116];[.P117];[.P118];[.P119];[.P120])" office:value-type="float" office:value="7" calcext:value-type="float">
            <text:p>7</text:p>
          </table:table-cell>
          <table:table-cell table:style-name="ce15" table:formula="of:=SUM([.Q115];[.Q121];[.Q116];[.Q117];[.Q118];[.Q119];[.Q120])" office:value-type="float" office:value="4" calcext:value-type="float">
            <text:p>4</text:p>
          </table:table-cell>
          <table:table-cell table:style-name="ce15" table:formula="of:=SUM([.R115];[.R121];[.R116];[.R117];[.R118];[.R119];[.R120])" office:value-type="float" office:value="8" calcext:value-type="float">
            <text:p>8</text:p>
          </table:table-cell>
          <table:table-cell table:style-name="Default" table:number-matrix-columns-spanned="1" table:number-matrix-rows-spanned="1" table:formula="of:=SUM([.C122:.R122])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Cieco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Puls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Flar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Ra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Nov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Flashba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23];[.C129];[.C124];[.C125];[.C126];[.C127];[.C128])" office:value-type="float" office:value="10" calcext:value-type="float">
            <text:p>10</text:p>
          </table:table-cell>
          <table:table-cell table:style-name="ce15" table:formula="of:=SUM([.D123];[.D129];[.D124];[.D125];[.D126];[.D127];[.D128])" office:value-type="float" office:value="0" calcext:value-type="float">
            <text:p>0</text:p>
          </table:table-cell>
          <table:table-cell table:style-name="ce15" table:formula="of:=SUM([.E123];[.E129];[.E124];[.E125];[.E126];[.E127];[.E128])" office:value-type="float" office:value="0" calcext:value-type="float">
            <text:p>0</text:p>
          </table:table-cell>
          <table:table-cell table:style-name="ce15" table:formula="of:=SUM([.F123];[.F129];[.F124];[.F125];[.F126];[.F127];[.F128])" office:value-type="float" office:value="0" calcext:value-type="float">
            <text:p>0</text:p>
          </table:table-cell>
          <table:table-cell table:style-name="ce15" table:formula="of:=SUM([.G123];[.G129];[.G124];[.G125];[.G126];[.G127];[.G128])" office:value-type="float" office:value="0" calcext:value-type="float">
            <text:p>0</text:p>
          </table:table-cell>
          <table:table-cell table:style-name="ce15" table:formula="of:=SUM([.H123];[.H129];[.H124];[.H125];[.H126];[.H127];[.H128])" office:value-type="float" office:value="6" calcext:value-type="float">
            <text:p>6</text:p>
          </table:table-cell>
          <table:table-cell table:style-name="ce15" table:formula="of:=SUM([.I123];[.I129];[.I124];[.I125];[.I126];[.I127];[.I128])" office:value-type="float" office:value="0" calcext:value-type="float">
            <text:p>0</text:p>
          </table:table-cell>
          <table:table-cell table:style-name="ce15" table:formula="of:=SUM([.J123];[.J129];[.J124];[.J125];[.J126];[.J127];[.J128])" office:value-type="float" office:value="0" calcext:value-type="float">
            <text:p>0</text:p>
          </table:table-cell>
          <table:table-cell table:style-name="ce15" table:formula="of:=SUM([.K123];[.K129];[.K124];[.K125];[.K126];[.K127];[.K128])" office:value-type="float" office:value="4" calcext:value-type="float">
            <text:p>4</text:p>
          </table:table-cell>
          <table:table-cell table:style-name="ce15" table:formula="of:=SUM([.L123];[.L129];[.L124];[.L125];[.L126];[.L127];[.L128])" office:value-type="float" office:value="7" calcext:value-type="float">
            <text:p>7</text:p>
          </table:table-cell>
          <table:table-cell table:style-name="ce15" table:formula="of:=SUM([.M123];[.M129];[.M124];[.M125];[.M126];[.M127];[.M128])" office:value-type="float" office:value="8" calcext:value-type="float">
            <text:p>8</text:p>
          </table:table-cell>
          <table:table-cell table:style-name="ce15" table:formula="of:=SUM([.N123];[.N129];[.N124];[.N125];[.N126];[.N127];[.N128])" office:value-type="float" office:value="4" calcext:value-type="float">
            <text:p>4</text:p>
          </table:table-cell>
          <table:table-cell table:style-name="ce15" table:formula="of:=SUM([.O123];[.O129];[.O124];[.O125];[.O126];[.O127];[.O128])" office:value-type="float" office:value="0" calcext:value-type="float">
            <text:p>0</text:p>
          </table:table-cell>
          <table:table-cell table:style-name="ce15" table:formula="of:=SUM([.P123];[.P129];[.P124];[.P125];[.P126];[.P127];[.P128])" office:value-type="float" office:value="5" calcext:value-type="float">
            <text:p>5</text:p>
          </table:table-cell>
          <table:table-cell table:style-name="ce15" table:formula="of:=SUM([.Q123];[.Q129];[.Q124];[.Q125];[.Q126];[.Q127];[.Q128])" office:value-type="float" office:value="5" calcext:value-type="float">
            <text:p>5</text:p>
          </table:table-cell>
          <table:table-cell table:style-name="ce15" table:formula="of:=SUM([.R123];[.R129];[.R124];[.R125];[.R126];[.R127];[.R128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30:.R130])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Luminosit<text:span text:style-name="T2">a</text:span></text:p>
          </table:table-cell>
          <table:table-cell office:value-type="string" calcext:value-type="string">
            <text:p>Attac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Limi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Fla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Flick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So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Link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31];[.C137];[.C132];[.C133];[.C134];[.C135];[.C136])" office:value-type="float" office:value="5" calcext:value-type="float">
            <text:p>5</text:p>
          </table:table-cell>
          <table:table-cell table:style-name="ce15" table:formula="of:=SUM([.D131];[.D137];[.D132];[.D133];[.D134];[.D135];[.D136])" office:value-type="float" office:value="0" calcext:value-type="float">
            <text:p>0</text:p>
          </table:table-cell>
          <table:table-cell table:style-name="ce15" table:formula="of:=SUM([.E131];[.E137];[.E132];[.E133];[.E134];[.E135];[.E136])" office:value-type="float" office:value="0" calcext:value-type="float">
            <text:p>0</text:p>
          </table:table-cell>
          <table:table-cell table:style-name="ce15" table:formula="of:=SUM([.F131];[.F137];[.F132];[.F133];[.F134];[.F135];[.F136])" office:value-type="float" office:value="0" calcext:value-type="float">
            <text:p>0</text:p>
          </table:table-cell>
          <table:table-cell table:style-name="ce15" table:formula="of:=SUM([.G131];[.G137];[.G132];[.G133];[.G134];[.G135];[.G136])" office:value-type="float" office:value="0" calcext:value-type="float">
            <text:p>0</text:p>
          </table:table-cell>
          <table:table-cell table:style-name="ce15" table:formula="of:=SUM([.H131];[.H137];[.H132];[.H133];[.H134];[.H135];[.H136])" office:value-type="float" office:value="8" calcext:value-type="float">
            <text:p>8</text:p>
          </table:table-cell>
          <table:table-cell table:style-name="ce15" table:formula="of:=SUM([.I131];[.I137];[.I132];[.I133];[.I134];[.I135];[.I136])" office:value-type="float" office:value="1" calcext:value-type="float">
            <text:p>1</text:p>
          </table:table-cell>
          <table:table-cell table:style-name="ce15" table:formula="of:=SUM([.J131];[.J137];[.J132];[.J133];[.J134];[.J135];[.J136])" office:value-type="float" office:value="0" calcext:value-type="float">
            <text:p>0</text:p>
          </table:table-cell>
          <table:table-cell table:style-name="ce15" table:formula="of:=SUM([.K131];[.K137];[.K132];[.K133];[.K134];[.K135];[.K136])" office:value-type="float" office:value="3" calcext:value-type="float">
            <text:p>3</text:p>
          </table:table-cell>
          <table:table-cell table:style-name="ce15" table:formula="of:=SUM([.L131];[.L137];[.L132];[.L133];[.L134];[.L135];[.L136])" office:value-type="float" office:value="7" calcext:value-type="float">
            <text:p>7</text:p>
          </table:table-cell>
          <table:table-cell table:style-name="ce15" table:formula="of:=SUM([.M131];[.M137];[.M132];[.M133];[.M134];[.M135];[.M136])" office:value-type="float" office:value="6" calcext:value-type="float">
            <text:p>6</text:p>
          </table:table-cell>
          <table:table-cell table:style-name="ce15" table:formula="of:=SUM([.N131];[.N137];[.N132];[.N133];[.N134];[.N135];[.N136])" office:value-type="float" office:value="7" calcext:value-type="float">
            <text:p>7</text:p>
          </table:table-cell>
          <table:table-cell table:style-name="ce15" table:formula="of:=SUM([.O131];[.O137];[.O132];[.O133];[.O134];[.O135];[.O136])" office:value-type="float" office:value="0" calcext:value-type="float">
            <text:p>0</text:p>
          </table:table-cell>
          <table:table-cell table:style-name="ce15" table:formula="of:=SUM([.P131];[.P137];[.P132];[.P133];[.P134];[.P135];[.P136])" office:value-type="float" office:value="6" calcext:value-type="float">
            <text:p>6</text:p>
          </table:table-cell>
          <table:table-cell table:style-name="ce15" table:formula="of:=SUM([.Q131];[.Q137];[.Q132];[.Q133];[.Q134];[.Q135];[.Q136])" office:value-type="float" office:value="2" calcext:value-type="float">
            <text:p>2</text:p>
          </table:table-cell>
          <table:table-cell table:style-name="ce15" table:formula="of:=SUM([.R131];[.R137];[.R132];[.R133];[.R134];[.R135];[.R136])" office:value-type="float" office:value="6" calcext:value-type="float">
            <text:p>6</text:p>
          </table:table-cell>
          <table:table-cell table:style-name="Default" table:number-matrix-columns-spanned="1" table:number-matrix-rows-spanned="1" table:formula="of:=SUM([.C138:.R138])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Vivido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Viv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1</text:p>
          </table:table-cell>
          <table:table-cell office:value-type="string" calcext:value-type="string">
            <text:p>Barr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2</text:p>
          </table:table-cell>
          <table:table-cell office:value-type="string" calcext:value-type="string">
            <text:p>Foc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3</text:p>
          </table:table-cell>
          <table:table-cell office:value-type="string" calcext:value-type="string">
            <text:p>Boos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ll <text:s/>4</text:p>
          </table:table-cell>
          <table:table-cell office:value-type="string" calcext:value-type="string">
            <text:p>Saturat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Bou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Total Score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style-name="ce15" table:formula="of:=SUM([.C139];[.C145];[.C140];[.C141];[.C142];[.C143];[.C144])" office:value-type="float" office:value="12" calcext:value-type="float">
            <text:p>12</text:p>
          </table:table-cell>
          <table:table-cell table:style-name="ce15" table:formula="of:=SUM([.D139];[.D145];[.D140];[.D141];[.D142];[.D143];[.D144])" office:value-type="float" office:value="2" calcext:value-type="float">
            <text:p>2</text:p>
          </table:table-cell>
          <table:table-cell table:style-name="ce15" table:formula="of:=SUM([.E139];[.E145];[.E140];[.E141];[.E142];[.E143];[.E144])" office:value-type="float" office:value="0" calcext:value-type="float">
            <text:p>0</text:p>
          </table:table-cell>
          <table:table-cell table:style-name="ce15" table:formula="of:=SUM([.F139];[.F145];[.F140];[.F141];[.F142];[.F143];[.F144])" office:value-type="float" office:value="0" calcext:value-type="float">
            <text:p>0</text:p>
          </table:table-cell>
          <table:table-cell table:style-name="ce15" table:formula="of:=SUM([.G139];[.G145];[.G140];[.G141];[.G142];[.G143];[.G144])" office:value-type="float" office:value="0" calcext:value-type="float">
            <text:p>0</text:p>
          </table:table-cell>
          <table:table-cell table:style-name="ce15" table:formula="of:=SUM([.H139];[.H145];[.H140];[.H141];[.H142];[.H143];[.H144])" office:value-type="float" office:value="7" calcext:value-type="float">
            <text:p>7</text:p>
          </table:table-cell>
          <table:table-cell table:style-name="ce15" table:formula="of:=SUM([.I139];[.I145];[.I140];[.I141];[.I142];[.I143];[.I144])" office:value-type="float" office:value="0" calcext:value-type="float">
            <text:p>0</text:p>
          </table:table-cell>
          <table:table-cell table:style-name="ce15" table:formula="of:=SUM([.J139];[.J145];[.J140];[.J141];[.J142];[.J143];[.J144])" office:value-type="float" office:value="0" calcext:value-type="float">
            <text:p>0</text:p>
          </table:table-cell>
          <table:table-cell table:style-name="ce15" table:formula="of:=SUM([.K139];[.K145];[.K140];[.K141];[.K142];[.K143];[.K144])" office:value-type="float" office:value="0" calcext:value-type="float">
            <text:p>0</text:p>
          </table:table-cell>
          <table:table-cell table:style-name="ce15" table:formula="of:=SUM([.L139];[.L145];[.L140];[.L141];[.L142];[.L143];[.L144])" office:value-type="float" office:value="4" calcext:value-type="float">
            <text:p>4</text:p>
          </table:table-cell>
          <table:table-cell table:style-name="ce15" table:formula="of:=SUM([.M139];[.M145];[.M140];[.M141];[.M142];[.M143];[.M144])" office:value-type="float" office:value="6" calcext:value-type="float">
            <text:p>6</text:p>
          </table:table-cell>
          <table:table-cell table:style-name="ce15" table:formula="of:=SUM([.N139];[.N145];[.N140];[.N141];[.N142];[.N143];[.N144])" office:value-type="float" office:value="7" calcext:value-type="float">
            <text:p>7</text:p>
          </table:table-cell>
          <table:table-cell table:style-name="ce15" table:formula="of:=SUM([.O139];[.O145];[.O140];[.O141];[.O142];[.O143];[.O144])" office:value-type="float" office:value="0" calcext:value-type="float">
            <text:p>0</text:p>
          </table:table-cell>
          <table:table-cell table:style-name="ce15" table:formula="of:=SUM([.P139];[.P145];[.P140];[.P141];[.P142];[.P143];[.P144])" office:value-type="float" office:value="7" calcext:value-type="float">
            <text:p>7</text:p>
          </table:table-cell>
          <table:table-cell table:style-name="ce15" table:formula="of:=SUM([.Q139];[.Q145];[.Q140];[.Q141];[.Q142];[.Q143];[.Q144])" office:value-type="float" office:value="3" calcext:value-type="float">
            <text:p>3</text:p>
          </table:table-cell>
          <table:table-cell table:style-name="ce15" table:formula="of:=SUM([.R139];[.R145];[.R140];[.R141];[.R142];[.R143];[.R144])" office:value-type="float" office:value="4" calcext:value-type="float">
            <text:p>4</text:p>
          </table:table-cell>
          <table:table-cell table:style-name="Default" table:number-matrix-columns-spanned="1" table:number-matrix-rows-spanned="1" table:formula="of:=SUM([.C146:.R146])" office:value-type="float" office:value="52" calcext:value-type="float">
            <text:p>52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-00-00</text:date>, <text:time style:data-style-name="N2" text:time-value="02:27:55.0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dan Dearing</meta:initial-creator>
    <meta:creation-date>2017-02-09T15:45:08.185000000</meta:creation-date>
    <dc:date>2017-02-11T20:40:37.124000000</dc:date>
    <dc:creator>Aidan Dearing</dc:creator>
    <meta:editing-duration>PT3H32M6S</meta:editing-duration>
    <meta:editing-cycles>4</meta:editing-cycles>
    <meta:generator>LibreOffice/5.2.3.3$Windows_x86 LibreOffice_project/d54a8868f08a7b39642414cf2c8ef2f228f780cf</meta:generator>
    <meta:document-statistic meta:table-count="22" meta:cell-count="6229" meta:object-count="0"/>
  </office:meta>
</office:document-meta>
</file>